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5.21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3.478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1.679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473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1.208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1.385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092cm"/>
    </style:style>
    <style:style style:name="co19" style:family="table-column">
      <style:table-column-properties fo:break-before="auto" style:column-width="2.03cm"/>
    </style:style>
    <style:style style:name="co20" style:family="table-column">
      <style:table-column-properties fo:break-before="auto" style:column-width="1.647cm"/>
    </style:style>
    <style:style style:name="co21" style:family="table-column">
      <style:table-column-properties fo:break-before="auto" style:column-width="1.565cm"/>
    </style:style>
    <style:style style:name="co22" style:family="table-column">
      <style:table-column-properties fo:break-before="auto" style:column-width="2.057cm"/>
    </style:style>
    <style:style style:name="co23" style:family="table-column">
      <style:table-column-properties fo:break-before="auto" style:column-width="0.6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00"/>
    <style:style style:name="ce7" style:family="table-cell" style:parent-style-name="Default" style:data-style-name="N10000">
      <style:text-properties fo:language="en" fo:country="US" style:language-asian="en" style:country-asian="US" style:font-size-complex="5.65000009536743pt" style:language-complex="en" style:country-complex="US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4"/>
        <table:table-column table:style-name="co9" table:number-columns-repeated="3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column table:style-name="co23" table:number-columns-repeated="2" table:default-cell-style-name="Default"/>
        <table:table-column table:style-name="co24" table:number-columns-repeated="971" table:default-cell-style-name="Default"/>
        <table:table-row table:style-name="ro1">
          <table:table-cell office:value-type="string">
            <text:p>geofix</text:p>
          </table:table-cell>
          <table:table-cell table:style-name="ce1" office:value-type="string">
            <text:p>DBMSNR</text:p>
          </table:table-cell>
          <table:table-cell table:style-name="ce1" office:value-type="string">
            <text:p>HZBN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ESSSTELLE</text:p>
          </table:table-cell>
          <table:table-cell table:style-name="ce1" office:value-type="string">
            <text:p>GEWASSER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bezirk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3" table:number-columns-repeated="3"/>
          <table:table-cell table:style-name="ce1" office:value-type="string">
            <text:p>MJNQ</text:p>
          </table:table-cell>
          <table:table-cell table:style-name="ce1" office:value-type="string">
            <text:p>MQ</text:p>
          </table:table-cell>
          <table:table-cell table:style-name="ce1" office:value-type="string">
            <text:p>HQ1</text:p>
          </table:table-cell>
          <table:table-cell table:style-name="ce1" office:value-type="string">
            <text:p>HQ2</text:p>
          </table:table-cell>
          <table:table-cell table:style-name="ce1" office:value-type="string">
            <text:p>HQ5</text:p>
          </table:table-cell>
          <table:table-cell table:style-name="ce1" office:value-type="string">
            <text:p>HQ10</text:p>
          </table:table-cell>
          <table:table-cell table:style-name="ce1" office:value-type="string">
            <text:p>HQ30</text:p>
          </table:table-cell>
          <table:table-cell table:style-name="ce1" office:value-type="string">
            <text:p>HQ100</text:p>
          </table:table-cell>
          <table:table-cell table:style-name="ce1" office:value-type="string">
            <text:p>RHHQ</text:p>
          </table:table-cell>
          <table:table-cell table:style-name="ce1" office:value-type="string">
            <text:p>INTERNET</text:p>
          </table:table-cell>
          <table:table-cell table:style-name="ce1" office:value-type="string">
            <text:p>X_COORD</text:p>
          </table:table-cell>
          <table:table-cell table:style-name="ce1" office:value-type="string">
            <text:p>Y_COORD</text:p>
          </table:table-cell>
          <table:table-cell table:style-name="ce1" office:value-type="string">
            <text:p>GGBR</text:p>
          </table:table-cell>
          <table:table-cell table:style-name="ce8" office:value-type="string">
            <text:p>GGLG</text:p>
          </table:table-cell>
          <table:table-cell table:style-name="ce1" office:value-type="string">
            <text:p>YHKKO</text:p>
          </table:table-cell>
          <table:table-cell table:style-name="ce1" office:value-type="string">
            <text:p>XRKKO</text:p>
          </table:table-cell>
          <table:table-cell table:style-name="ce1" office:value-type="string">
            <text:p>XHKO</text:p>
          </table:table-cell>
          <table:table-cell table:style-name="ce1" office:value-type="string">
            <text:p>YRKO</text:p>
          </table:table-cell>
          <table:table-cell table:style-name="ce1" office:value-type="string">
            <text:p>BMNR</text:p>
          </table:table-cell>
          <table:table-cell table:style-name="ce1" office:value-type="string">
            <text:p>BMNH</text:p>
          </table:table-cell>
          <table:table-cell table:style-name="ce1" office:value-type="string">
            <text:p>MERIDIA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418">
            <text:p>2002418</text:p>
          </table:table-cell>
          <table:table-cell table:style-name="ce2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office:value-type="float" office:value="46.907532">
            <text:p>46.907532</text:p>
          </table:table-cell>
          <table:table-cell office:value-type="float" office:value="13.541422">
            <text:p>13.541422</text:p>
          </table:table-cell>
          <table:table-cell table:number-columns-repeated="3"/>
          <table:table-cell table:style-name="ce2" office:value-type="string">
            <text:p>2.3</text:p>
          </table:table-cell>
          <table:table-cell table:style-name="ce2" office:value-type="string">
            <text:p>10.8</text:p>
          </table:table-cell>
          <table:table-cell table:style-name="ce2" office:value-type="string">
            <text:p>105.0</text:p>
          </table:table-cell>
          <table:table-cell/>
          <table:table-cell table:style-name="ce2" office:value-type="string">
            <text:p>200.0</text:p>
          </table:table-cell>
          <table:table-cell table:style-name="ce2" office:value-type="string">
            <text:p>250.0</text:p>
          </table:table-cell>
          <table:table-cell table:style-name="ce2" office:value-type="string">
            <text:p>330.0</text:p>
          </table:table-cell>
          <table:table-cell table:style-name="ce2" office:value-type="string">
            <text:p>430.0</text:p>
          </table:table-cell>
          <table:table-cell table:style-name="ce2" office:value-type="string">
            <text:p>860.0</text:p>
          </table:table-cell>
          <table:table-cell office:value-type="string">
            <text:p>http://info.ktn.gv.at/asp/hydro/daten/QP_GmuendLiesermitMalta.gif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91782">
            <text:p>46.591782</text:p>
          </table:table-cell>
          <table:table-cell office:value-type="float" office:value="13.857536">
            <text:p>13.857536</text:p>
          </table:table-cell>
          <table:table-cell table:number-columns-repeated="3"/>
          <table:table-cell table:style-name="ce2" office:value-type="string">
            <text:p>12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350</text:p>
          </table:table-cell>
          <table:table-cell/>
          <table:table-cell table:style-name="ce2" office:value-type="string">
            <text:p>555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800</text:p>
          </table:table-cell>
          <table:table-cell office:value-type="string">
            <text:p>http://info.ktn.gv.at/asp/hydro/daten/QP_Tschinowitsch.gif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1">
            <text:p>3003041</text:p>
          </table:table-cell>
          <table:table-cell table:style-name="ce2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office:value-type="float" office:value="48.382022">
            <text:p>48.382022</text:p>
          </table:table-cell>
          <table:table-cell office:value-type="float" office:value="16.496658">
            <text:p>16.496658</text:p>
          </table:table-cell>
          <table:table-cell table:number-columns-repeated="3"/>
          <table:table-cell table:style-name="ce2" office:value-type="string">
            <text:p>0.07</text:p>
          </table:table-cell>
          <table:table-cell table:style-name="ce2" office:value-type="string">
            <text:p>0.22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3003047">
            <text:p>3003047</text:p>
          </table:table-cell>
          <table:table-cell table:style-name="ce2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8.284135">
            <text:p>48.284135</text:p>
          </table:table-cell>
          <table:table-cell office:value-type="float" office:value="15.702724">
            <text:p>15.702724</text:p>
          </table:table-cell>
          <table:table-cell table:number-columns-repeated="3"/>
          <table:table-cell table:style-name="ce2" office:value-type="string">
            <text:p>1.2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8">
            <text:p>3003048</text:p>
          </table:table-cell>
          <table:table-cell table:style-name="ce2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office:value-type="float" office:value="48.002701">
            <text:p>48.002701</text:p>
          </table:table-cell>
          <table:table-cell office:value-type="float" office:value="15.80276">
            <text:p>15.80276</text:p>
          </table:table-cell>
          <table:table-cell table:number-columns-repeated="3"/>
          <table:table-cell table:style-name="ce2" office:value-type="string">
            <text:p>0.25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9">
            <text:p>3003049</text:p>
          </table:table-cell>
          <table:table-cell table:style-name="ce2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7.920455">
            <text:p>47.920455</text:p>
          </table:table-cell>
          <table:table-cell office:value-type="float" office:value="15.615606">
            <text:p>15.615606</text:p>
          </table:table-cell>
          <table:table-cell table:number-columns-repeated="3"/>
          <table:table-cell table:style-name="ce2" office:value-type="string">
            <text:p>0.80</text:p>
          </table:table-cell>
          <table:table-cell table:style-name="ce2" office:value-type="string">
            <text:p>2.6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1001001">
            <text:p>1001001</text:p>
          </table:table-cell>
          <table:table-cell table:style-name="ce2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office:value-type="float" office:value="47.949696">
            <text:p>47.949696</text:p>
          </table:table-cell>
          <table:table-cell table:style-name="ce5" office:value-type="string">
            <text:p>17.082539</text:p>
          </table:table-cell>
          <table:table-cell table:number-columns-repeated="13"/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1001009">
            <text:p>1001009</text:p>
          </table:table-cell>
          <table:table-cell table:style-name="ce2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office:value-type="float" office:value="47.845999">
            <text:p>47.845999</text:p>
          </table:table-cell>
          <table:table-cell office:value-type="float" office:value="16.625319">
            <text:p>16.625319</text:p>
          </table:table-cell>
          <table:table-cell table:number-columns-repeated="13"/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3">
            <text:p>1001003</text:p>
          </table:table-cell>
          <table:table-cell table:style-name="ce2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47536">
            <text:p>47.447536</text:p>
          </table:table-cell>
          <table:table-cell office:value-type="float" office:value="16.419411">
            <text:p>16.419411</text:p>
          </table:table-cell>
          <table:table-cell table:number-columns-repeated="13"/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5">
            <text:p>1001005</text:p>
          </table:table-cell>
          <table:table-cell table:style-name="ce2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34358">
            <text:p>47.434358</text:p>
          </table:table-cell>
          <table:table-cell office:value-type="float" office:value="16.528759">
            <text:p>16.528759</text:p>
          </table:table-cell>
          <table:table-cell table:number-columns-repeated="13"/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6">
            <text:p>1001006</text:p>
          </table:table-cell>
          <table:table-cell table:style-name="ce2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office:value-type="float" office:value="47.496444">
            <text:p>47.496444</text:p>
          </table:table-cell>
          <table:table-cell office:value-type="float" office:value="16.513996">
            <text:p>16.513996</text:p>
          </table:table-cell>
          <table:table-cell table:number-columns-repeated="13"/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7">
            <text:p>1001047</text:p>
          </table:table-cell>
          <table:table-cell table:style-name="ce2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64018">
            <text:p>47.464018</text:p>
          </table:table-cell>
          <table:table-cell office:value-type="float" office:value="16.631413">
            <text:p>16.631413</text:p>
          </table:table-cell>
          <table:table-cell table:number-columns-repeated="13"/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8">
            <text:p>1001028</text:p>
          </table:table-cell>
          <table:table-cell table:style-name="ce2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office:value-type="float" office:value="47.410578">
            <text:p>47.410578</text:p>
          </table:table-cell>
          <table:table-cell office:value-type="float" office:value="16.49786">
            <text:p>16.49786</text:p>
          </table:table-cell>
          <table:table-cell table:number-columns-repeated="13"/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8">
            <text:p>1001038</text:p>
          </table:table-cell>
          <table:table-cell table:style-name="ce2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371356">
            <text:p>47.371356</text:p>
          </table:table-cell>
          <table:table-cell office:value-type="float" office:value="16.118102">
            <text:p>16.118102</text:p>
          </table:table-cell>
          <table:table-cell table:number-columns-repeated="13"/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0">
            <text:p>1001020</text:p>
          </table:table-cell>
          <table:table-cell table:style-name="ce2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95531">
            <text:p>47.295531</text:p>
          </table:table-cell>
          <table:table-cell office:value-type="float" office:value="16.195822">
            <text:p>16.195822</text:p>
          </table:table-cell>
          <table:table-cell table:number-columns-repeated="13"/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8">
            <text:p>1001048</text:p>
          </table:table-cell>
          <table:table-cell table:style-name="ce2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office:value-type="float" office:value="47.265398">
            <text:p>47.265398</text:p>
          </table:table-cell>
          <table:table-cell office:value-type="float" office:value="16.277275">
            <text:p>16.277275</text:p>
          </table:table-cell>
          <table:table-cell table:number-columns-repeated="13"/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1">
            <text:p>1001021</text:p>
          </table:table-cell>
          <table:table-cell table:style-name="ce2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03826">
            <text:p>47.203826</text:p>
          </table:table-cell>
          <table:table-cell office:value-type="float" office:value="16.390271">
            <text:p>16.390271</text:p>
          </table:table-cell>
          <table:table-cell table:number-columns-repeated="13"/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5">
            <text:p>1001045</text:p>
          </table:table-cell>
          <table:table-cell table:style-name="ce2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128695">
            <text:p>47.128695</text:p>
          </table:table-cell>
          <table:table-cell office:value-type="float" office:value="16.223459">
            <text:p>16.223459</text:p>
          </table:table-cell>
          <table:table-cell table:number-columns-repeated="13"/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6">
            <text:p>1001026</text:p>
          </table:table-cell>
          <table:table-cell table:style-name="ce2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61586">
            <text:p>47.061586</text:p>
          </table:table-cell>
          <table:table-cell office:value-type="float" office:value="16.323023">
            <text:p>16.323023</text:p>
          </table:table-cell>
          <table:table-cell table:number-columns-repeated="13"/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7">
            <text:p>1001027</text:p>
          </table:table-cell>
          <table:table-cell table:style-name="ce2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32841">
            <text:p>47.032841</text:p>
          </table:table-cell>
          <table:table-cell office:value-type="float" office:value="16.421213">
            <text:p>16.421213</text:p>
          </table:table-cell>
          <table:table-cell table:number-columns-repeated="13"/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8">
            <text:p>1001018</text:p>
          </table:table-cell>
          <table:table-cell table:style-name="ce2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office:value-type="float" office:value="47.288152">
            <text:p>47.288152</text:p>
          </table:table-cell>
          <table:table-cell office:value-type="float" office:value="16.086044">
            <text:p>16.086044</text:p>
          </table:table-cell>
          <table:table-cell table:number-columns-repeated="13"/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1001019">
            <text:p>1001019</text:p>
          </table:table-cell>
          <table:table-cell table:style-name="ce2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7.021022">
            <text:p>47.021022</text:p>
          </table:table-cell>
          <table:table-cell office:value-type="float" office:value="16.136556">
            <text:p>16.136556</text:p>
          </table:table-cell>
          <table:table-cell table:number-columns-repeated="13"/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7">
            <text:p>1001037</text:p>
          </table:table-cell>
          <table:table-cell table:style-name="ce2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90909">
            <text:p>46.990909</text:p>
          </table:table-cell>
          <table:table-cell office:value-type="float" office:value="16.195564">
            <text:p>16.195564</text:p>
          </table:table-cell>
          <table:table-cell table:number-columns-repeated="13"/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2408">
            <text:p>1002408</text:p>
          </table:table-cell>
          <table:table-cell table:style-name="ce2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70297">
            <text:p>46.970297</text:p>
          </table:table-cell>
          <table:table-cell office:value-type="float" office:value="16.251869">
            <text:p>16.251869</text:p>
          </table:table-cell>
          <table:table-cell table:number-columns-repeated="13"/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string">
            <text:p>x</text:p>
          </table:table-cell>
          <table:table-cell office:value-type="float" office:value="1002372">
            <text:p>1002372</text:p>
          </table:table-cell>
          <table:table-cell table:style-name="ce2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059247">
            <text:p>47.059247</text:p>
          </table:table-cell>
          <table:table-cell office:value-type="float" office:value="16.461897">
            <text:p>16.461897</text:p>
          </table:table-cell>
          <table:table-cell table:number-columns-repeated="13"/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3">
            <text:p>1001043</text:p>
          </table:table-cell>
          <table:table-cell table:style-name="ce2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office:value-type="float" office:value="46.92899">
            <text:p>46.92899</text:p>
          </table:table-cell>
          <table:table-cell office:value-type="float" office:value="16.155782">
            <text:p>16.155782</text:p>
          </table:table-cell>
          <table:table-cell table:number-columns-repeated="13"/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4">
            <text:p>1001014</text:p>
          </table:table-cell>
          <table:table-cell table:style-name="ce2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920484">
            <text:p>47.920484</text:p>
          </table:table-cell>
          <table:table-cell office:value-type="float" office:value="16.847534">
            <text:p>16.847534</text:p>
          </table:table-cell>
          <table:table-cell table:number-columns-repeated="13"/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5">
            <text:p>1001015</text:p>
          </table:table-cell>
          <table:table-cell table:style-name="ce2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859131">
            <text:p>47.859131</text:p>
          </table:table-cell>
          <table:table-cell office:value-type="float" office:value="16.828394">
            <text:p>16.828394</text:p>
          </table:table-cell>
          <table:table-cell table:number-columns-repeated="13"/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2">
            <text:p>1001012</text:p>
          </table:table-cell>
          <table:table-cell table:style-name="ce2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751097">
            <text:p>47.751097</text:p>
          </table:table-cell>
          <table:table-cell office:value-type="float" office:value="16.690807">
            <text:p>16.690807</text:p>
          </table:table-cell>
          <table:table-cell table:number-columns-repeated="13"/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60">
            <text:p>8001060</text:p>
          </table:table-cell>
          <table:table-cell table:style-name="ce2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Z31];2)+(RIGHT(LEFT([.Z31];4);2)*60+RIGHT([.Z31];2))/3600" office:value-type="float" office:value="47.4725">
            <text:p>47.4725</text:p>
          </table:table-cell>
          <table:table-cell table:style-name="ce6" table:formula="of:=LEFT([.AA31];2)+(RIGHT(LEFT([.AA31];4);2)*60+RIGHT([.AA31];2))/3600" office:value-type="float" office:value="10.0225">
            <text:p>10.02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0.05</text:p>
          </table:table-cell>
          <table:table-cell table:style-name="ce2" office:value-type="string">
            <text:p>0.98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5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office:value-type="string">
            <text:p>http://www.vorarlberg.at/abfluss/QP_Kaelberweide.gif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8001028">
            <text:p>8001028</text:p>
          </table:table-cell>
          <table:table-cell table:style-name="ce2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Z32];2)+(RIGHT(LEFT([.Z32];4);2)*60+RIGHT([.Z32];2))/3600" office:value-type="float" office:value="47.3863888888889">
            <text:p>47.3863888889</text:p>
          </table:table-cell>
          <table:table-cell table:formula="of:=LEFT([.AA32];2)+(RIGHT(LEFT([.AA32];4);2)*60+RIGHT([.AA32];2))/3600" office:value-type="float" office:value="10.0411111111111">
            <text:p>10.0411111111</text:p>
          </table:table-cell>
          <table:table-cell table:style-name="ce7"/>
          <table:table-cell table:number-columns-repeated="2"/>
          <table:table-cell table:style-name="ce2" office:value-type="string">
            <text:p>0.38</text:p>
          </table:table-cell>
          <table:table-cell table:style-name="ce2" office:value-type="string">
            <text:p>2.0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61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oenenbach.gif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37">
            <text:p>8001037</text:p>
          </table:table-cell>
          <table:table-cell table:style-name="ce2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Z33];2)+(RIGHT(LEFT([.Z33];4);2)*60+RIGHT([.Z33];2))/3600" office:value-type="float" office:value="47.2083333333333">
            <text:p>47.2083333333</text:p>
          </table:table-cell>
          <table:table-cell table:formula="of:=LEFT([.AA33];2)+(RIGHT(LEFT([.AA33];4);2)*60+RIGHT([.AA33];2))/3600" office:value-type="float" office:value="10.1411111111111">
            <text:p>10.1411111111</text:p>
          </table:table-cell>
          <table:table-cell table:style-name="ce7"/>
          <table:table-cell table:number-columns-repeated="2"/>
          <table:table-cell table:style-name="ce2" office:value-type="string">
            <text:p>0.73</text:p>
          </table:table-cell>
          <table:table-cell table:style-name="ce2" office:value-type="string">
            <text:p>5.2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office:value-type="string">
            <text:p>http://www.vorarlberg.at/abfluss/QP_Lech_Lech.gif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1">
            <text:p>7001001</text:p>
          </table:table-cell>
          <table:table-cell table:style-name="ce2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4];2)+(RIGHT(LEFT([.Z34];4);2)*60+RIGHT([.Z34];2))/3600" office:value-type="float" office:value="47.2425">
            <text:p>47.2425</text:p>
          </table:table-cell>
          <table:table-cell table:formula="of:=LEFT([.AA34];2)+(RIGHT(LEFT([.AA34];4);2)*60+RIGHT([.AA34];2))/3600" office:value-type="float" office:value="10.2938888888889">
            <text:p>10.2938888889</text:p>
          </table:table-cell>
          <table:table-cell table:style-name="ce7"/>
          <table:table-cell table:number-columns-repeated="2"/>
          <table:table-cell table:style-name="ce2" office:value-type="string">
            <text:p>1.78</text:p>
          </table:table-cell>
          <table:table-cell table:style-name="ce2" office:value-type="string">
            <text:p>12.7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15">
            <text:p>7001015</text:p>
          </table:table-cell>
          <table:table-cell table:style-name="ce2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Z35];2)+(RIGHT(LEFT([.Z35];4);2)*60+RIGHT([.Z35];2))/3600" office:value-type="float" office:value="46.9525">
            <text:p>46.9525</text:p>
          </table:table-cell>
          <table:table-cell table:formula="of:=LEFT([.AA35];2)+(RIGHT(LEFT([.AA35];4);2)*60+RIGHT([.AA35];2))/3600" office:value-type="float" office:value="10.5119444444444">
            <text:p>10.5119444444</text:p>
          </table:table-cell>
          <table:table-cell table:style-name="ce7"/>
          <table:table-cell table:number-columns-repeated="2"/>
          <table:table-cell table:style-name="ce2" office:value-type="string">
            <text:p>7.04</text:p>
          </table:table-cell>
          <table:table-cell table:style-name="ce2" office:value-type="string">
            <text:p>58.50</text:p>
          </table:table-cell>
          <table:table-cell table:style-name="ce2" office:value-type="string">
            <text:p>30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25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95">
            <text:p>7001095</text:p>
          </table:table-cell>
          <table:table-cell table:style-name="ce2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6];2)+(RIGHT(LEFT([.Z36];4);2)*60+RIGHT([.Z36];2))/3600" office:value-type="float" office:value="47.1441666666667">
            <text:p>47.1441666667</text:p>
          </table:table-cell>
          <table:table-cell table:formula="of:=LEFT([.AA36];2)+(RIGHT(LEFT([.AA36];4);2)*60+RIGHT([.AA36];2))/3600" office:value-type="float" office:value="10.5636111111111">
            <text:p>10.5636111111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9.9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27">
            <text:p>7001027</text:p>
          </table:table-cell>
          <table:table-cell table:style-name="ce2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7];2)+(RIGHT(LEFT([.Z37];4);2)*60+RIGHT([.Z37];2))/3600" office:value-type="float" office:value="47.1475">
            <text:p>47.1475</text:p>
          </table:table-cell>
          <table:table-cell table:formula="of:=LEFT([.AA37];2)+(RIGHT(LEFT([.AA37];4);2)*60+RIGHT([.AA37];2))/3600" office:value-type="float" office:value="10.5719444444444">
            <text:p>10.5719444444</text:p>
          </table:table-cell>
          <table:table-cell table:style-name="ce7"/>
          <table:table-cell table:number-columns-repeated="2"/>
          <table:table-cell table:style-name="ce2" office:value-type="string">
            <text:p>7.36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610</text:p>
          </table:table-cell>
          <table:table-cell table:style-name="ce2" office:value-type="string">
            <text:p>710</text:p>
          </table:table-cell>
          <table:table-cell table:style-name="ce2" office:value-type="string">
            <text:p>870</text:p>
          </table:table-cell>
          <table:table-cell table:style-name="ce2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9">
            <text:p>7001009</text:p>
          </table:table-cell>
          <table:table-cell table:style-name="ce2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8];2)+(RIGHT(LEFT([.Z38];4);2)*60+RIGHT([.Z38];2))/3600" office:value-type="float" office:value="47.5522222222222">
            <text:p>47.5522222222</text:p>
          </table:table-cell>
          <table:table-cell table:formula="of:=LEFT([.AA38];2)+(RIGHT(LEFT([.AA38];4);2)*60+RIGHT([.AA38];2))/3600" office:value-type="float" office:value="10.6511111111111">
            <text:p>10.6511111111</text:p>
          </table:table-cell>
          <table:table-cell table:style-name="ce7"/>
          <table:table-cell table:number-columns-repeated="2"/>
          <table:table-cell table:style-name="ce2" office:value-type="string">
            <text:p>1.74</text:p>
          </table:table-cell>
          <table:table-cell table:style-name="ce2" office:value-type="string">
            <text:p>7.6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17">
            <text:p>7001017</text:p>
          </table:table-cell>
          <table:table-cell table:style-name="ce2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9];2)+(RIGHT(LEFT([.Z39];4);2)*60+RIGHT([.Z39];2))/3600" office:value-type="float" office:value="47.0772222222222">
            <text:p>47.0772222222</text:p>
          </table:table-cell>
          <table:table-cell table:formula="of:=LEFT([.AA39];2)+(RIGHT(LEFT([.AA39];4);2)*60+RIGHT([.AA39];2))/3600" office:value-type="float" office:value="10.6613888888889">
            <text:p>10.6613888889</text:p>
          </table:table-cell>
          <table:table-cell table:style-name="ce7"/>
          <table:table-cell table:number-columns-repeated="2"/>
          <table:table-cell table:style-name="ce2" office:value-type="string">
            <text:p>10.90</text:p>
          </table:table-cell>
          <table:table-cell table:style-name="ce2" office:value-type="string">
            <text:p>76.6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table:style-name="ce2" office:value-type="string">
            <text:p>660</text:p>
          </table:table-cell>
          <table:table-cell table:style-name="ce2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7">
            <text:p>7001007</text:p>
          </table:table-cell>
          <table:table-cell table:style-name="ce2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40];2)+(RIGHT(LEFT([.Z40];4);2)*60+RIGHT([.Z40];2))/3600" office:value-type="float" office:value="47.4975">
            <text:p>47.4975</text:p>
          </table:table-cell>
          <table:table-cell table:style-name="ce6" table:formula="of:=LEFT([.AA40];2)+(RIGHT(LEFT([.AA40];4);2)*60+RIGHT([.AA40];2))/3600" office:value-type="float" office:value="10.71">
            <text:p>10.71</text:p>
          </table:table-cell>
          <table:table-cell table:style-name="ce7"/>
          <table:table-cell table:style-name="ce6" table:number-columns-repeated="2"/>
          <table:table-cell table:style-name="ce2" office:value-type="string">
            <text:p>9.32</text:p>
          </table:table-cell>
          <table:table-cell table:style-name="ce2" office:value-type="string">
            <text:p>44.2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580</text:p>
          </table:table-cell>
          <table:table-cell table:style-name="ce2" office:value-type="string">
            <text:p>740</text:p>
          </table:table-cell>
          <table:table-cell table:style-name="ce2" office:value-type="string">
            <text:p>1030</text:p>
          </table:table-cell>
          <table:table-cell table:style-name="ce2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43">
            <text:p>7001043</text:p>
          </table:table-cell>
          <table:table-cell table:style-name="ce2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Z41];2)+(RIGHT(LEFT([.Z41];4);2)*60+RIGHT([.Z41];2))/3600" office:value-type="float" office:value="47.2594444444445">
            <text:p>47.2594444444</text:p>
          </table:table-cell>
          <table:table-cell table:formula="of:=LEFT([.AA41];2)+(RIGHT(LEFT([.AA41];4);2)*60+RIGHT([.AA41];2))/3600" office:value-type="float" office:value="10.875">
            <text:p>10.875</text:p>
          </table:table-cell>
          <table:table-cell table:style-name="ce7"/>
          <table:table-cell table:number-columns-repeated="2"/>
          <table:table-cell table:style-name="ce2" office:value-type="string">
            <text:p>29.20</text:p>
          </table:table-cell>
          <table:table-cell table:style-name="ce2" office:value-type="string">
            <text:p>146.00</text:p>
          </table:table-cell>
          <table:table-cell table:style-name="ce2" office:value-type="string">
            <text:p>600</text:p>
          </table:table-cell>
          <table:table-cell/>
          <table:table-cell table:style-name="ce2" office:value-type="string">
            <text:p>850</text:p>
          </table:table-cell>
          <table:table-cell table:style-name="ce2" office:value-type="string">
            <text:p>970</text:p>
          </table:table-cell>
          <table:table-cell table:style-name="ce2" office:value-type="string">
            <text:p>1150</text:p>
          </table:table-cell>
          <table:table-cell table:style-name="ce2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52">
            <text:p>7001152</text:p>
          </table:table-cell>
          <table:table-cell table:style-name="ce2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2];2)+(RIGHT(LEFT([.Z42];4);2)*60+RIGHT([.Z42];2))/3600" office:value-type="float" office:value="47.3022222222222">
            <text:p>47.3022222222</text:p>
          </table:table-cell>
          <table:table-cell table:formula="of:=LEFT([.AA42];2)+(RIGHT(LEFT([.AA42];4);2)*60+RIGHT([.AA42];2))/3600" office:value-type="float" office:value="11.0733333333333">
            <text:p>11.0733333333</text:p>
          </table:table-cell>
          <table:table-cell table:style-name="ce7"/>
          <table:table-cell table:number-columns-repeated="2"/>
          <table:table-cell table:style-name="ce2" office:value-type="string">
            <text:p>33.20</text:p>
          </table:table-cell>
          <table:table-cell table:style-name="ce2" office:value-type="string">
            <text:p>158.00</text:p>
          </table:table-cell>
          <table:table-cell table:style-name="ce2" office:value-type="string">
            <text:p>650</text:p>
          </table:table-cell>
          <table:table-cell/>
          <table:table-cell table:style-name="ce2" office:value-type="string">
            <text:p>945</text:p>
          </table:table-cell>
          <table:table-cell table:style-name="ce2" office:value-type="string">
            <text:p>1080</text:p>
          </table:table-cell>
          <table:table-cell table:style-name="ce2" office:value-type="string">
            <text:p>1290</text:p>
          </table:table-cell>
          <table:table-cell table:style-name="ce2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03">
            <text:p>7001103</text:p>
          </table:table-cell>
          <table:table-cell table:style-name="ce2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Z43];2)+(RIGHT(LEFT([.Z43];4);2)*60+RIGHT([.Z43];2))/3600" office:value-type="float" office:value="47.3638888888889">
            <text:p>47.3638888889</text:p>
          </table:table-cell>
          <table:table-cell table:formula="of:=LEFT([.AA43];2)+(RIGHT(LEFT([.AA43];4);2)*60+RIGHT([.AA43];2))/3600" office:value-type="float" office:value="11.1133333333333">
            <text:p>11.1133333333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1.41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63">
            <text:p>7001163</text:p>
          </table:table-cell>
          <table:table-cell table:style-name="ce2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Z44];2)+(RIGHT(LEFT([.Z44];4);2)*60+RIGHT([.Z44];2))/3600" office:value-type="float" office:value="47.2258333333333">
            <text:p>47.2258333333</text:p>
          </table:table-cell>
          <table:table-cell table:formula="of:=LEFT([.AA44];2)+(RIGHT(LEFT([.AA44];4);2)*60+RIGHT([.AA44];2))/3600" office:value-type="float" office:value="11.2330555555556">
            <text:p>11.2330555556</text:p>
          </table:table-cell>
          <table:table-cell table:style-name="ce7"/>
          <table:table-cell table:number-columns-repeated="2"/>
          <table:table-cell table:style-name="ce2" office:value-type="string">
            <text:p>1.47</text:p>
          </table:table-cell>
          <table:table-cell table:style-name="ce2" office:value-type="string">
            <text:p>4.12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08">
            <text:p>7001008</text:p>
          </table:table-cell>
          <table:table-cell table:style-name="ce2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5];2)+(RIGHT(LEFT([.Z45];4);2)*60+RIGHT([.Z45];2))/3600" office:value-type="float" office:value="47.3902777777778">
            <text:p>47.3902777778</text:p>
          </table:table-cell>
          <table:table-cell table:formula="of:=LEFT([.AA45];2)+(RIGHT(LEFT([.AA45];4);2)*60+RIGHT([.AA45];2))/3600" office:value-type="float" office:value="11.2644444444444">
            <text:p>11.2644444444</text:p>
          </table:table-cell>
          <table:table-cell table:style-name="ce7"/>
          <table:table-cell table:number-columns-repeated="2"/>
          <table:table-cell table:style-name="ce2" office:value-type="string">
            <text:p>2.35</text:p>
          </table:table-cell>
          <table:table-cell table:style-name="ce2" office:value-type="string">
            <text:p>7.58</text:p>
          </table:table-cell>
          <table:table-cell table:style-name="ce2" office:value-type="string">
            <text:p>24</text:p>
          </table:table-cell>
          <table:table-cell/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117">
            <text:p>7001117</text:p>
          </table:table-cell>
          <table:table-cell table:style-name="ce2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Z46];2)+(RIGHT(LEFT([.Z46];4);2)*60+RIGHT([.Z46];2))/3600" office:value-type="float" office:value="47.0805555555556">
            <text:p>47.0805555556</text:p>
          </table:table-cell>
          <table:table-cell table:formula="of:=LEFT([.AA46];2)+(RIGHT(LEFT([.AA46];4);2)*60+RIGHT([.AA46];2))/3600" office:value-type="float" office:value="11.2669444444444">
            <text:p>11.2669444444</text:p>
          </table:table-cell>
          <table:table-cell table:style-name="ce7"/>
          <table:table-cell table:number-columns-repeated="2"/>
          <table:table-cell table:style-name="ce2" office:value-type="string">
            <text:p>0.46</text:p>
          </table:table-cell>
          <table:table-cell table:style-name="ce2" office:value-type="string">
            <text:p>5.37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49">
            <text:p>7001049</text:p>
          </table:table-cell>
          <table:table-cell table:style-name="ce2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7];2)+(RIGHT(LEFT([.Z47];4);2)*60+RIGHT([.Z47];2))/3600" office:value-type="float" office:value="47.2627777777778">
            <text:p>47.2627777778</text:p>
          </table:table-cell>
          <table:table-cell table:formula="of:=LEFT([.AA47];2)+(RIGHT(LEFT([.AA47];4);2)*60+RIGHT([.AA47];2))/3600" office:value-type="float" office:value="11.3813888888889">
            <text:p>11.3813888889</text:p>
          </table:table-cell>
          <table:table-cell table:style-name="ce7"/>
          <table:table-cell table:number-columns-repeated="2"/>
          <table:table-cell table:style-name="ce2" office:value-type="string">
            <text:p>40.10</text:p>
          </table:table-cell>
          <table:table-cell table:style-name="ce2" office:value-type="string">
            <text:p>164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2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240</text:p>
          </table:table-cell>
          <table:table-cell table:style-name="ce2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57">
            <text:p>7001057</text:p>
          </table:table-cell>
          <table:table-cell table:style-name="ce2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8];2)+(RIGHT(LEFT([.Z48];4);2)*60+RIGHT([.Z48];2))/3600" office:value-type="float" office:value="47.2752777777778">
            <text:p>47.2752777778</text:p>
          </table:table-cell>
          <table:table-cell table:formula="of:=LEFT([.AA48];2)+(RIGHT(LEFT([.AA48];4);2)*60+RIGHT([.AA48];2))/3600" office:value-type="float" office:value="11.4141666666667">
            <text:p>11.4141666667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4.51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54">
            <text:p>7001054</text:p>
          </table:table-cell>
          <table:table-cell table:style-name="ce2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9];2)+(RIGHT(LEFT([.Z49];4);2)*60+RIGHT([.Z49];2))/3600" office:value-type="float" office:value="47.1136111111111">
            <text:p>47.1136111111</text:p>
          </table:table-cell>
          <table:table-cell table:formula="of:=LEFT([.AA49];2)+(RIGHT(LEFT([.AA49];4);2)*60+RIGHT([.AA49];2))/3600" office:value-type="float" office:value="11.4530555555556">
            <text:p>11.4530555556</text:p>
          </table:table-cell>
          <table:table-cell table:style-name="ce7"/>
          <table:table-cell table:number-columns-repeated="2"/>
          <table:table-cell table:style-name="ce2" office:value-type="string">
            <text:p>2.92</text:p>
          </table:table-cell>
          <table:table-cell table:style-name="ce2" office:value-type="string">
            <text:p>10.75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2">
            <text:p>7001062</text:p>
          </table:table-cell>
          <table:table-cell table:style-name="ce2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0];2)+(RIGHT(LEFT([.Z50];4);2)*60+RIGHT([.Z50];2))/3600" office:value-type="float" office:value="47.3894444444444">
            <text:p>47.3894444444</text:p>
          </table:table-cell>
          <table:table-cell table:formula="of:=LEFT([.AA50];2)+(RIGHT(LEFT([.AA50];4);2)*60+RIGHT([.AA50];2))/3600" office:value-type="float" office:value="11.7897222222222">
            <text:p>11.7897222222</text:p>
          </table:table-cell>
          <table:table-cell table:style-name="ce7"/>
          <table:table-cell table:number-columns-repeated="2"/>
          <table:table-cell table:style-name="ce2" office:value-type="string">
            <text:p>64.10</text:p>
          </table:table-cell>
          <table:table-cell table:style-name="ce2" office:value-type="string">
            <text:p>213.00</text:p>
          </table:table-cell>
          <table:table-cell table:style-name="ce2" office:value-type="string">
            <text:p>770</text:p>
          </table:table-cell>
          <table:table-cell/>
          <table:table-cell table:style-name="ce2" office:value-type="string">
            <text:p>1120</text:p>
          </table:table-cell>
          <table:table-cell table:style-name="ce2" office:value-type="string">
            <text:p>1280</text:p>
          </table:table-cell>
          <table:table-cell table:style-name="ce2" office:value-type="string">
            <text:p>1540</text:p>
          </table:table-cell>
          <table:table-cell table:style-name="ce2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7">
            <text:p>7001067</text:p>
          </table:table-cell>
          <table:table-cell table:style-name="ce2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1];2)+(RIGHT(LEFT([.Z51];4);2)*60+RIGHT([.Z51];2))/3600" office:value-type="float" office:value="47.1691666666667">
            <text:p>47.1691666667</text:p>
          </table:table-cell>
          <table:table-cell table:style-name="ce6" table:formula="of:=LEFT([.AA51];2)+(RIGHT(LEFT([.AA51];4);2)*60+RIGHT([.AA51];2))/3600" office:value-type="float" office:value="11.86">
            <text:p>11.86</text:p>
          </table:table-cell>
          <table:table-cell table:style-name="ce7"/>
          <table:table-cell table:style-name="ce6" table:number-columns-repeated="2"/>
          <table:table-cell table:style-name="ce2" office:value-type="string">
            <text:p>3.25</text:p>
          </table:table-cell>
          <table:table-cell table:style-name="ce2" office:value-type="string">
            <text:p>26.79</text:p>
          </table:table-cell>
          <table:table-cell table:style-name="ce2" office:value-type="string">
            <text:p>130</text:p>
          </table:table-cell>
          <table:table-cell/>
          <table:table-cell table:style-name="ce2" office:value-type="string">
            <text:p>210</text:p>
          </table:table-cell>
          <table:table-cell table:style-name="ce2" office:value-type="string">
            <text:p>24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1">
            <text:p>7001071</text:p>
          </table:table-cell>
          <table:table-cell table:style-name="ce2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2];2)+(RIGHT(LEFT([.Z52];4);2)*60+RIGHT([.Z52];2))/3600" office:value-type="float" office:value="47.3469444444445">
            <text:p>47.3469444444</text:p>
          </table:table-cell>
          <table:table-cell table:formula="of:=LEFT([.AA52];2)+(RIGHT(LEFT([.AA52];4);2)*60+RIGHT([.AA52];2))/3600" office:value-type="float" office:value="11.8630555555556">
            <text:p>11.8630555556</text:p>
          </table:table-cell>
          <table:table-cell table:style-name="ce7"/>
          <table:table-cell table:number-columns-repeated="2"/>
          <table:table-cell table:style-name="ce2" office:value-type="string">
            <text:p>8.95</text:p>
          </table:table-cell>
          <table:table-cell table:style-name="ce2" office:value-type="string">
            <text:p>44.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50</text:p>
          </table:table-cell>
          <table:table-cell table:style-name="ce2" office:value-type="string">
            <text:p>41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5">
            <text:p>7001075</text:p>
          </table:table-cell>
          <table:table-cell table:style-name="ce2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3];2)+(RIGHT(LEFT([.Z53];4);2)*60+RIGHT([.Z53];2))/3600" office:value-type="float" office:value="47.4552777777778">
            <text:p>47.4552777778</text:p>
          </table:table-cell>
          <table:table-cell table:formula="of:=LEFT([.AA53];2)+(RIGHT(LEFT([.AA53];4);2)*60+RIGHT([.AA53];2))/3600" office:value-type="float" office:value="11.8655555555556">
            <text:p>11.8655555556</text:p>
          </table:table-cell>
          <table:table-cell table:style-name="ce7"/>
          <table:table-cell table:number-columns-repeated="2"/>
          <table:table-cell table:style-name="ce2" office:value-type="string">
            <text:p>2.49</text:p>
          </table:table-cell>
          <table:table-cell table:style-name="ce2" office:value-type="string">
            <text:p>10.39</text:p>
          </table:table-cell>
          <table:table-cell table:style-name="ce2" office:value-type="string">
            <text:p>92</text:p>
          </table:table-cell>
          <table:table-cell/>
          <table:table-cell table:style-name="ce2" office:value-type="string">
            <text:p>20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4">
            <text:p>2001064</text:p>
          </table:table-cell>
          <table:table-cell table:style-name="ce2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Z54];2)+(RIGHT(LEFT([.Z54];4);2)*60+RIGHT([.Z54];2))/3600" office:value-type="float" office:value="46.8963888888889">
            <text:p>46.8963888889</text:p>
          </table:table-cell>
          <table:table-cell table:formula="of:=LEFT([.AA54];2)+(RIGHT(LEFT([.AA54];4);2)*60+RIGHT([.AA54];2))/3600" office:value-type="float" office:value="11.8691666666667">
            <text:p>11.8691666667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4</text:p>
          </table:table-cell>
          <table:table-cell/>
          <table:table-cell table:style-name="ce2" office:value-type="string">
            <text:p>67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360</text:p>
          </table:table-cell>
          <table:table-cell office:value-type="string">
            <text:p>http://info.ktn.gv.at/asp/hydro/daten/QP_StGertraud.gif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3">
            <text:p>7001073</text:p>
          </table:table-cell>
          <table:table-cell table:style-name="ce2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5];2)+(RIGHT(LEFT([.Z55];4);2)*60+RIGHT([.Z55];2))/3600" office:value-type="float" office:value="47.4330555555556">
            <text:p>47.4330555556</text:p>
          </table:table-cell>
          <table:table-cell table:formula="of:=LEFT([.AA55];2)+(RIGHT(LEFT([.AA55];4);2)*60+RIGHT([.AA55];2))/3600" office:value-type="float" office:value="11.8733333333333">
            <text:p>11.8733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68">
            <text:p>7001068</text:p>
          </table:table-cell>
          <table:table-cell table:style-name="ce2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6];2)+(RIGHT(LEFT([.Z56];4);2)*60+RIGHT([.Z56];2))/3600" office:value-type="float" office:value="47.2352777777778">
            <text:p>47.2352777778</text:p>
          </table:table-cell>
          <table:table-cell table:formula="of:=LEFT([.AA56];2)+(RIGHT(LEFT([.AA56];4);2)*60+RIGHT([.AA56];2))/3600" office:value-type="float" office:value="11.8805555555556">
            <text:p>11.8805555556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29.17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295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0">
            <text:p>7001070</text:p>
          </table:table-cell>
          <table:table-cell table:style-name="ce2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7];2)+(RIGHT(LEFT([.Z57];4);2)*60+RIGHT([.Z57];2))/3600" office:value-type="float" office:value="47.2375">
            <text:p>47.2375</text:p>
          </table:table-cell>
          <table:table-cell table:formula="of:=LEFT([.AA57];2)+(RIGHT(LEFT([.AA57];4);2)*60+RIGHT([.AA57];2))/3600" office:value-type="float" office:value="11.8977777777778">
            <text:p>11.8977777778</text:p>
          </table:table-cell>
          <table:table-cell table:style-name="ce7"/>
          <table:table-cell table:number-columns-repeated="2"/>
          <table:table-cell table:style-name="ce2" office:value-type="string">
            <text:p>0.56</text:p>
          </table:table-cell>
          <table:table-cell table:style-name="ce2" office:value-type="string">
            <text:p>8.15</text:p>
          </table:table-cell>
          <table:table-cell table:style-name="ce2" office:value-type="string">
            <text:p>2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1">
            <text:p>7001081</text:p>
          </table:table-cell>
          <table:table-cell table:style-name="ce2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8];2)+(RIGHT(LEFT([.Z58];4);2)*60+RIGHT([.Z58];2))/3600" office:value-type="float" office:value="47.5233333333333">
            <text:p>47.5233333333</text:p>
          </table:table-cell>
          <table:table-cell table:formula="of:=LEFT([.AA58];2)+(RIGHT(LEFT([.AA58];4);2)*60+RIGHT([.AA58];2))/3600" office:value-type="float" office:value="12.0938888888889">
            <text:p>12.0938888889</text:p>
          </table:table-cell>
          <table:table-cell table:style-name="ce7"/>
          <table:table-cell table:number-columns-repeated="2"/>
          <table:table-cell table:style-name="ce2" office:value-type="string">
            <text:p>99.30</text:p>
          </table:table-cell>
          <table:table-cell table:style-name="ce2" office:value-type="string">
            <text:p>300.00</text:p>
          </table:table-cell>
          <table:table-cell table:style-name="ce2" office:value-type="string">
            <text:p>1125</text:p>
          </table:table-cell>
          <table:table-cell/>
          <table:table-cell table:style-name="ce2" office:value-type="string">
            <text:p>1590</text:p>
          </table:table-cell>
          <table:table-cell table:style-name="ce2" office:value-type="string">
            <text:p>1800</text:p>
          </table:table-cell>
          <table:table-cell table:style-name="ce2" office:value-type="string">
            <text:p>2160</text:p>
          </table:table-cell>
          <table:table-cell table:style-name="ce2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9">
            <text:p>7001079</text:p>
          </table:table-cell>
          <table:table-cell table:style-name="ce2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Z59];2)+(RIGHT(LEFT([.Z59];4);2)*60+RIGHT([.Z59];2))/3600" office:value-type="float" office:value="47.4911111111111">
            <text:p>47.4911111111</text:p>
          </table:table-cell>
          <table:table-cell table:formula="of:=LEFT([.AA59];2)+(RIGHT(LEFT([.AA59];4);2)*60+RIGHT([.AA59];2))/3600" office:value-type="float" office:value="12.1044444444444">
            <text:p>12.1044444444</text:p>
          </table:table-cell>
          <table:table-cell table:style-name="ce7"/>
          <table:table-cell table:number-columns-repeated="2"/>
          <table:table-cell table:style-name="ce2" office:value-type="string">
            <text:p>2.84</text:p>
          </table:table-cell>
          <table:table-cell table:style-name="ce2" office:value-type="string">
            <text:p>10.86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25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7">
            <text:p>7001077</text:p>
          </table:table-cell>
          <table:table-cell table:style-name="ce2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0];2)+(RIGHT(LEFT([.Z60];4);2)*60+RIGHT([.Z60];2))/3600" office:value-type="float" office:value="47.4208333333333">
            <text:p>47.4208333333</text:p>
          </table:table-cell>
          <table:table-cell table:formula="of:=LEFT([.AA60];2)+(RIGHT(LEFT([.AA60];4);2)*60+RIGHT([.AA60];2))/3600" office:value-type="float" office:value="12.1402777777778">
            <text:p>12.1402777778</text:p>
          </table:table-cell>
          <table:table-cell table:style-name="ce7"/>
          <table:table-cell table:number-columns-repeated="2"/>
          <table:table-cell table:style-name="ce2" office:value-type="string">
            <text:p>1.28</text:p>
          </table:table-cell>
          <table:table-cell table:style-name="ce2" office:value-type="string">
            <text:p>5.4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2">
            <text:p>5001002</text:p>
          </table:table-cell>
          <table:table-cell table:style-name="ce2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1];2)+(RIGHT(LEFT([.Z61];4);2)*60+RIGHT([.Z61];2))/3600" office:value-type="float" office:value="47.2438888888889">
            <text:p>47.2438888889</text:p>
          </table:table-cell>
          <table:table-cell table:formula="of:=LEFT([.AA61];2)+(RIGHT(LEFT([.AA61];4);2)*60+RIGHT([.AA61];2))/3600" office:value-type="float" office:value="12.2330555555556">
            <text:p>12.2330555556</text:p>
          </table:table-cell>
          <table:table-cell table:style-name="ce7"/>
          <table:table-cell table:number-columns-repeated="2"/>
          <table:table-cell table:style-name="ce2" office:value-type="string">
            <text:p>0.6</text:p>
          </table:table-cell>
          <table:table-cell table:style-name="ce2" office:value-type="string">
            <text:p>7.3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3">
            <text:p>5001003</text:p>
          </table:table-cell>
          <table:table-cell table:style-name="ce2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2];2)+(RIGHT(LEFT([.Z62];4);2)*60+RIGHT([.Z62];2))/3600" office:value-type="float" office:value="47.2319444444444">
            <text:p>47.2319444444</text:p>
          </table:table-cell>
          <table:table-cell table:formula="of:=LEFT([.AA62];2)+(RIGHT(LEFT([.AA62];4);2)*60+RIGHT([.AA62];2))/3600" office:value-type="float" office:value="12.2469444444444">
            <text:p>12.2469444444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4.70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282">
            <text:p>7004282</text:p>
          </table:table-cell>
          <table:table-cell table:style-name="ce2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3];2)+(RIGHT(LEFT([.Z63];4);2)*60+RIGHT([.Z63];2))/3600" office:value-type="float" office:value="47.4472222222222">
            <text:p>47.4472222222</text:p>
          </table:table-cell>
          <table:table-cell table:formula="of:=LEFT([.AA63];2)+(RIGHT(LEFT([.AA63];4);2)*60+RIGHT([.AA63];2))/3600" office:value-type="float" office:value="12.3147222222222">
            <text:p>12.3147222222</text:p>
          </table:table-cell>
          <table:table-cell table:style-name="ce7"/>
          <table:table-cell table:number-columns-repeated="2"/>
          <table:table-cell table:style-name="ce2" office:value-type="string">
            <text:p>0.64</text:p>
          </table:table-cell>
          <table:table-cell table:style-name="ce2" office:value-type="string">
            <text:p>2.75</text:p>
          </table:table-cell>
          <table:table-cell table:style-name="ce2" office:value-type="string">
            <text:p>29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4281">
            <text:p>7004281</text:p>
          </table:table-cell>
          <table:table-cell table:style-name="ce2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4];2)+(RIGHT(LEFT([.Z64];4);2)*60+RIGHT([.Z64];2))/3600" office:value-type="float" office:value="47.515">
            <text:p>47.515</text:p>
          </table:table-cell>
          <table:table-cell table:formula="of:=LEFT([.AA64];2)+(RIGHT(LEFT([.AA64];4);2)*60+RIGHT([.AA64];2))/3600" office:value-type="float" office:value="12.3316666666667">
            <text:p>12.3316666667</text:p>
          </table:table-cell>
          <table:table-cell table:style-name="ce7"/>
          <table:table-cell table:number-columns-repeated="2"/>
          <table:table-cell table:style-name="ce2" office:value-type="string">
            <text:p>0.02</text:p>
          </table:table-cell>
          <table:table-cell table:style-name="ce2" office:value-type="string">
            <text:p>0.26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8">
            <text:p>7001128</text:p>
          </table:table-cell>
          <table:table-cell table:style-name="ce2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65];2)+(RIGHT(LEFT([.Z65];4);2)*60+RIGHT([.Z65];2))/3600" office:value-type="float" office:value="47.0158333333333">
            <text:p>47.0158333333</text:p>
          </table:table-cell>
          <table:table-cell table:formula="of:=LEFT([.AA65];2)+(RIGHT(LEFT([.AA65];4);2)*60+RIGHT([.AA65];2))/3600" office:value-type="float" office:value="12.3377777777778">
            <text:p>12.3377777778</text:p>
          </table:table-cell>
          <table:table-cell table:style-name="ce7"/>
          <table:table-cell table:number-columns-repeated="2"/>
          <table:table-cell table:style-name="ce2" office:value-type="string">
            <text:p>0.45</text:p>
          </table:table-cell>
          <table:table-cell table:style-name="ce2" office:value-type="string">
            <text:p>5.1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3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4">
            <text:p>7001084</text:p>
          </table:table-cell>
          <table:table-cell table:style-name="ce2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6];2)+(RIGHT(LEFT([.Z66];4);2)*60+RIGHT([.Z66];2))/3600" office:value-type="float" office:value="47.4552777777778">
            <text:p>47.4552777778</text:p>
          </table:table-cell>
          <table:table-cell table:style-name="ce6" table:formula="of:=LEFT([.AA66];2)+(RIGHT(LEFT([.AA66];4);2)*60+RIGHT([.AA66];2))/3600" office:value-type="float" office:value="12.39">
            <text:p>12.39</text:p>
          </table:table-cell>
          <table:table-cell table:style-name="ce7"/>
          <table:table-cell table:style-name="ce6" table:number-columns-repeated="2"/>
          <table:table-cell table:style-name="ce2" office:value-type="string">
            <text:p>1.07</text:p>
          </table:table-cell>
          <table:table-cell table:style-name="ce2" office:value-type="string">
            <text:p>5.36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333">
            <text:p>7004333</text:p>
          </table:table-cell>
          <table:table-cell table:style-name="ce2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Z67];2)+(RIGHT(LEFT([.Z67];4);2)*60+RIGHT([.Z67];2))/3600" office:value-type="float" office:value="47.6563888888889">
            <text:p>47.6563888889</text:p>
          </table:table-cell>
          <table:table-cell table:formula="of:=LEFT([.AA67];2)+(RIGHT(LEFT([.AA67];4);2)*60+RIGHT([.AA67];2))/3600" office:value-type="float" office:value="12.3911111111111">
            <text:p>12.3911111111</text:p>
          </table:table-cell>
          <table:table-cell table:style-name="ce7"/>
          <table:table-cell table:number-columns-repeated="2"/>
          <table:table-cell table:style-name="ce2" office:value-type="string">
            <text:p>2.03</text:p>
          </table:table-cell>
          <table:table-cell table:style-name="ce2" office:value-type="string">
            <text:p>5.4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5">
            <text:p>7001085</text:p>
          </table:table-cell>
          <table:table-cell table:style-name="ce2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Z68];2)+(RIGHT(LEFT([.Z68];4);2)*60+RIGHT([.Z68];2))/3600" office:value-type="float" office:value="47.52">
            <text:p>47.52</text:p>
          </table:table-cell>
          <table:table-cell table:formula="of:=LEFT([.AA68];2)+(RIGHT(LEFT([.AA68];4);2)*60+RIGHT([.AA68];2))/3600" office:value-type="float" office:value="12.4030555555556">
            <text:p>12.4030555556</text:p>
          </table:table-cell>
          <table:table-cell table:style-name="ce7"/>
          <table:table-cell table:number-columns-repeated="2"/>
          <table:table-cell table:style-name="ce2" office:value-type="string">
            <text:p>1.17</text:p>
          </table:table-cell>
          <table:table-cell table:style-name="ce2" office:value-type="string">
            <text:p>4.9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5">
            <text:p>7001125</text:p>
          </table:table-cell>
          <table:table-cell table:style-name="ce2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9];2)+(RIGHT(LEFT([.Z69];4);2)*60+RIGHT([.Z69];2))/3600" office:value-type="float" office:value="47.6630555555556">
            <text:p>47.6630555556</text:p>
          </table:table-cell>
          <table:table-cell table:formula="of:=LEFT([.AA69];2)+(RIGHT(LEFT([.AA69];4);2)*60+RIGHT([.AA69];2))/3600" office:value-type="float" office:value="12.4166666666667">
            <text:p>12.4166666667</text:p>
          </table:table-cell>
          <table:table-cell table:style-name="ce7"/>
          <table:table-cell table:number-columns-repeated="2"/>
          <table:table-cell table:style-name="ce2" office:value-type="string">
            <text:p>8.00</text:p>
          </table:table-cell>
          <table:table-cell table:style-name="ce2" office:value-type="string">
            <text:p>27.11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6">
            <text:p>7001086</text:p>
          </table:table-cell>
          <table:table-cell table:style-name="ce2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0];2)+(RIGHT(LEFT([.Z70];4);2)*60+RIGHT([.Z70];2))/3600" office:value-type="float" office:value="47.52">
            <text:p>47.52</text:p>
          </table:table-cell>
          <table:table-cell table:formula="of:=LEFT([.AA70];2)+(RIGHT(LEFT([.AA70];4);2)*60+RIGHT([.AA70];2))/3600" office:value-type="float" office:value="12.4191666666667">
            <text:p>12.4191666667</text:p>
          </table:table-cell>
          <table:table-cell table:style-name="ce7"/>
          <table:table-cell table:number-columns-repeated="2"/>
          <table:table-cell table:style-name="ce2" office:value-type="string">
            <text:p>2.65</text:p>
          </table:table-cell>
          <table:table-cell table:style-name="ce2" office:value-type="string">
            <text:p>11.41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40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87">
            <text:p>7001087</text:p>
          </table:table-cell>
          <table:table-cell table:style-name="ce2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1];2)+(RIGHT(LEFT([.Z71];4);2)*60+RIGHT([.Z71];2))/3600" office:value-type="float" office:value="47.5197222222222">
            <text:p>47.5197222222</text:p>
          </table:table-cell>
          <table:table-cell table:style-name="ce6" table:formula="of:=LEFT([.AA71];2)+(RIGHT(LEFT([.AA71];4);2)*60+RIGHT([.AA71];2))/3600" office:value-type="float" office:value="12.4425">
            <text:p>12.44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03</text:p>
          </table:table-cell>
          <table:table-cell table:style-name="ce2" office:value-type="string">
            <text:p>6.73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7">
            <text:p>7001127</text:p>
          </table:table-cell>
          <table:table-cell table:style-name="ce2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2];2)+(RIGHT(LEFT([.Z72];4);2)*60+RIGHT([.Z72];2))/3600" office:value-type="float" office:value="46.7469444444444">
            <text:p>46.7469444444</text:p>
          </table:table-cell>
          <table:table-cell table:formula="of:=LEFT([.AA72];2)+(RIGHT(LEFT([.AA72];4);2)*60+RIGHT([.AA72];2))/3600" office:value-type="float" office:value="12.4472222222222">
            <text:p>12.4472222222</text:p>
          </table:table-cell>
          <table:table-cell table:style-name="ce7"/>
          <table:table-cell table:number-columns-repeated="2"/>
          <table:table-cell table:style-name="ce2" office:value-type="string">
            <text:p>3.45</text:p>
          </table:table-cell>
          <table:table-cell table:style-name="ce2" office:value-type="string">
            <text:p>8.99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07">
            <text:p>5001007</text:p>
          </table:table-cell>
          <table:table-cell table:style-name="ce2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3];2)+(RIGHT(LEFT([.Z73];4);2)*60+RIGHT([.Z73];2))/3600" office:value-type="float" office:value="47.2836111111111">
            <text:p>47.2836111111</text:p>
          </table:table-cell>
          <table:table-cell table:formula="of:=LEFT([.AA73];2)+(RIGHT(LEFT([.AA73];4);2)*60+RIGHT([.AA73];2))/3600" office:value-type="float" office:value="12.4808333333333">
            <text:p>12.4808333333</text:p>
          </table:table-cell>
          <table:table-cell table:style-name="ce7"/>
          <table:table-cell table:number-columns-repeated="2"/>
          <table:table-cell table:style-name="ce2" office:value-type="string">
            <text:p>3.8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55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4">
            <text:p>7001134</text:p>
          </table:table-cell>
          <table:table-cell table:style-name="ce2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4];2)+(RIGHT(LEFT([.Z74];4);2)*60+RIGHT([.Z74];2))/3600" office:value-type="float" office:value="46.9180555555556">
            <text:p>46.9180555556</text:p>
          </table:table-cell>
          <table:table-cell table:formula="of:=LEFT([.AA74];2)+(RIGHT(LEFT([.AA74];4);2)*60+RIGHT([.AA74];2))/3600" office:value-type="float" office:value="12.5138888888889">
            <text:p>12.5138888889</text:p>
          </table:table-cell>
          <table:table-cell table:style-name="ce7"/>
          <table:table-cell table:number-columns-repeated="2"/>
          <table:table-cell table:style-name="ce2" office:value-type="string">
            <text:p>1.29</text:p>
          </table:table-cell>
          <table:table-cell table:style-name="ce2" office:value-type="string">
            <text:p>8.68</text:p>
          </table:table-cell>
          <table:table-cell table:style-name="ce2" office:value-type="string">
            <text:p>42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32">
            <text:p>7001132</text:p>
          </table:table-cell>
          <table:table-cell table:style-name="ce2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5];2)+(RIGHT(LEFT([.Z75];4);2)*60+RIGHT([.Z75];2))/3600" office:value-type="float" office:value="47.0152777777778">
            <text:p>47.0152777778</text:p>
          </table:table-cell>
          <table:table-cell table:formula="of:=LEFT([.AA75];2)+(RIGHT(LEFT([.AA75];4);2)*60+RIGHT([.AA75];2))/3600" office:value-type="float" office:value="12.5308333333333">
            <text:p>12.5308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27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3">
            <text:p>7001133</text:p>
          </table:table-cell>
          <table:table-cell table:style-name="ce2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6];2)+(RIGHT(LEFT([.Z76];4);2)*60+RIGHT([.Z76];2))/3600" office:value-type="float" office:value="46.9744444444445">
            <text:p>46.9744444444</text:p>
          </table:table-cell>
          <table:table-cell table:style-name="ce6" table:formula="of:=LEFT([.AA76];2)+(RIGHT(LEFT([.AA76];4);2)*60+RIGHT([.AA76];2))/3600" office:value-type="float" office:value="12.5525">
            <text:p>12.55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84</text:p>
          </table:table-cell>
          <table:table-cell table:style-name="ce2" office:value-type="string">
            <text:p>20.15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1">
            <text:p>5001041</text:p>
          </table:table-cell>
          <table:table-cell table:style-name="ce2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7];2)+(RIGHT(LEFT([.Z77];4);2)*60+RIGHT([.Z77];2))/3600" office:value-type="float" office:value="47.3661111111111">
            <text:p>47.3661111111</text:p>
          </table:table-cell>
          <table:table-cell table:formula="of:=LEFT([.AA77];2)+(RIGHT(LEFT([.AA77];4);2)*60+RIGHT([.AA77];2))/3600" office:value-type="float" office:value="12.7363888888889">
            <text:p>12.7363888889</text:p>
          </table:table-cell>
          <table:table-cell table:style-name="ce7"/>
          <table:table-cell table:number-columns-repeated="2"/>
          <table:table-cell table:style-name="ce2" office:value-type="string">
            <text:p>0.97</text:p>
          </table:table-cell>
          <table:table-cell table:style-name="ce2" office:value-type="string">
            <text:p>5.26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44">
            <text:p>5001044</text:p>
          </table:table-cell>
          <table:table-cell table:style-name="ce2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8];2)+(RIGHT(LEFT([.Z78];4);2)*60+RIGHT([.Z78];2))/3600" office:value-type="float" office:value="47.5227777777778">
            <text:p>47.5227777778</text:p>
          </table:table-cell>
          <table:table-cell table:style-name="ce6" table:formula="of:=LEFT([.AA78];2)+(RIGHT(LEFT([.AA78];4);2)*60+RIGHT([.AA78];2))/3600" office:value-type="float" office:value="12.75">
            <text:p>12.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4.5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5</text:p>
          </table:table-cell>
          <table:table-cell table:style-name="ce2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68">
            <text:p>7001168</text:p>
          </table:table-cell>
          <table:table-cell table:style-name="ce2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9];2)+(RIGHT(LEFT([.Z79];4);2)*60+RIGHT([.Z79];2))/3600" office:value-type="float" office:value="46.8183333333333">
            <text:p>46.8183333333</text:p>
          </table:table-cell>
          <table:table-cell table:formula="of:=LEFT([.AA79];2)+(RIGHT(LEFT([.AA79];4);2)*60+RIGHT([.AA79];2))/3600" office:value-type="float" office:value="12.7602777777778">
            <text:p>12.7602777778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3.54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0">
            <text:p>7001140</text:p>
          </table:table-cell>
          <table:table-cell table:style-name="ce2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0];2)+(RIGHT(LEFT([.Z80];4);2)*60+RIGHT([.Z80];2))/3600" office:value-type="float" office:value="46.8322222222222">
            <text:p>46.8322222222</text:p>
          </table:table-cell>
          <table:table-cell table:formula="of:=LEFT([.AA80];2)+(RIGHT(LEFT([.AA80];4);2)*60+RIGHT([.AA80];2))/3600" office:value-type="float" office:value="12.7669444444444">
            <text:p>12.7669444444</text:p>
          </table:table-cell>
          <table:table-cell table:style-name="ce7"/>
          <table:table-cell table:number-columns-repeated="2"/>
          <table:table-cell table:style-name="ce2" office:value-type="string">
            <text:p>6.08</text:p>
          </table:table-cell>
          <table:table-cell table:style-name="ce2" office:value-type="string">
            <text:p>38.8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9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7">
            <text:p>7001147</text:p>
          </table:table-cell>
          <table:table-cell table:style-name="ce2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1];2)+(RIGHT(LEFT([.Z81];4);2)*60+RIGHT([.Z81];2))/3600" office:value-type="float" office:value="46.825">
            <text:p>46.825</text:p>
          </table:table-cell>
          <table:table-cell table:formula="of:=LEFT([.AA81];2)+(RIGHT(LEFT([.AA81];4);2)*60+RIGHT([.AA81];2))/3600" office:value-type="float" office:value="12.7847222222222">
            <text:p>12.7847222222</text:p>
          </table:table-cell>
          <table:table-cell table:style-name="ce7"/>
          <table:table-cell table:number-columns-repeated="2"/>
          <table:table-cell table:style-name="ce2" office:value-type="string">
            <text:p>11.40</text:p>
          </table:table-cell>
          <table:table-cell table:style-name="ce2" office:value-type="string">
            <text:p>53.1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440</text:p>
          </table:table-cell>
          <table:table-cell table:style-name="ce2" office:value-type="string">
            <text:p>51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1">
            <text:p>5001011</text:p>
          </table:table-cell>
          <table:table-cell table:style-name="ce2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2];2)+(RIGHT(LEFT([.Z82];4);2)*60+RIGHT([.Z82];2))/3600" office:value-type="float" office:value="47.3233333333333">
            <text:p>47.3233333333</text:p>
          </table:table-cell>
          <table:table-cell table:formula="of:=LEFT([.AA82];2)+(RIGHT(LEFT([.AA82];4);2)*60+RIGHT([.AA82];2))/3600" office:value-type="float" office:value="12.8008333333333">
            <text:p>12.8008333333</text:p>
          </table:table-cell>
          <table:table-cell table:style-name="ce7"/>
          <table:table-cell table:number-columns-repeated="2"/>
          <table:table-cell table:style-name="ce2" office:value-type="string">
            <text:p>180.00</text:p>
          </table:table-cell>
          <table:table-cell table:style-name="ce2" office:value-type="string">
            <text:p>195.00</text:p>
          </table:table-cell>
          <table:table-cell table:style-name="ce2" office:value-type="string">
            <text:p>218</text:p>
          </table:table-cell>
          <table:table-cell/>
          <table:table-cell table:style-name="ce2" office:value-type="string">
            <text:p>235</text:p>
          </table:table-cell>
          <table:table-cell table:style-name="ce2" office:value-type="string">
            <text:p>241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28">
            <text:p>5002228</text:p>
          </table:table-cell>
          <table:table-cell table:style-name="ce2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3];2)+(RIGHT(LEFT([.Z83];4);2)*60+RIGHT([.Z83];2))/3600" office:value-type="float" office:value="47.2836111111111">
            <text:p>47.2836111111</text:p>
          </table:table-cell>
          <table:table-cell table:formula="of:=LEFT([.AA83];2)+(RIGHT(LEFT([.AA83];4);2)*60+RIGHT([.AA83];2))/3600" office:value-type="float" office:value="12.8413888888889">
            <text:p>12.8413888889</text:p>
          </table:table-cell>
          <table:table-cell table:style-name="ce7"/>
          <table:table-cell table:number-columns-repeated="2"/>
          <table:table-cell table:style-name="ce2" office:value-type="string">
            <text:p>13.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5">
            <text:p>2001005</text:p>
          </table:table-cell>
          <table:table-cell table:style-name="ce2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4];2)+(RIGHT(LEFT([.Z84];4);2)*60+RIGHT([.Z84];2))/3600" office:value-type="float" office:value="46.8833333333333">
            <text:p>46.8833333333</text:p>
          </table:table-cell>
          <table:table-cell table:formula="of:=LEFT([.AA84];2)+(RIGHT(LEFT([.AA84];4);2)*60+RIGHT([.AA84];2))/3600" office:value-type="float" office:value="12.8866666666667">
            <text:p>12.88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30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113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740</text:p>
          </table:table-cell>
          <table:table-cell office:value-type="string">
            <text:p>http://info.ktn.gv.at/asp/hydro/daten/QP_Winklern.gif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8">
            <text:p>5001048</text:p>
          </table:table-cell>
          <table:table-cell table:style-name="ce2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5];2)+(RIGHT(LEFT([.Z85];4);2)*60+RIGHT([.Z85];2))/3600" office:value-type="float" office:value="47.9402777777778">
            <text:p>47.9402777778</text:p>
          </table:table-cell>
          <table:table-cell table:style-name="ce6" table:formula="of:=LEFT([.AA85];2)+(RIGHT(LEFT([.AA85];4);2)*60+RIGHT([.AA85];2))/3600" office:value-type="float" office:value="12.9275">
            <text:p>12.92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83.30</text:p>
          </table:table-cell>
          <table:table-cell table:style-name="ce2" office:value-type="string">
            <text:p>240.00</text:p>
          </table:table-cell>
          <table:table-cell table:style-name="ce2" office:value-type="string">
            <text:p>1160</text:p>
          </table:table-cell>
          <table:table-cell/>
          <table:table-cell table:style-name="ce2" office:value-type="string">
            <text:p>1720</text:p>
          </table:table-cell>
          <table:table-cell table:style-name="ce2" office:value-type="string">
            <text:p>198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1">
            <text:p>2001001</text:p>
          </table:table-cell>
          <table:table-cell table:style-name="ce2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6];2)+(RIGHT(LEFT([.Z86];4);2)*60+RIGHT([.Z86];2))/3600" office:value-type="float" office:value="46.7480555555556">
            <text:p>46.7480555556</text:p>
          </table:table-cell>
          <table:table-cell table:formula="of:=LEFT([.AA86];2)+(RIGHT(LEFT([.AA86];4);2)*60+RIGHT([.AA86];2))/3600" office:value-type="float" office:value="12.9736111111111">
            <text:p>12.9736111111</text:p>
          </table:table-cell>
          <table:table-cell table:style-name="ce7"/>
          <table:table-cell table:number-columns-repeated="2"/>
          <table:table-cell table:style-name="ce2" office:value-type="string">
            <text:p>15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310</text:p>
          </table:table-cell>
          <table:table-cell/>
          <table:table-cell table:style-name="ce2" office:value-type="string">
            <text:p>475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70</text:p>
          </table:table-cell>
          <table:table-cell table:style-name="ce2" office:value-type="string">
            <text:p>1025</text:p>
          </table:table-cell>
          <table:table-cell table:style-name="ce2" office:value-type="string">
            <text:p>1940</text:p>
          </table:table-cell>
          <table:table-cell office:value-type="string">
            <text:p>http://info.ktn.gv.at/asp/hydro/daten/QP_Oberdrauburg.gif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2">
            <text:p>5001052</text:p>
          </table:table-cell>
          <table:table-cell table:style-name="ce2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7];2)+(RIGHT(LEFT([.Z87];4);2)*60+RIGHT([.Z87];2))/3600" office:value-type="float" office:value="47.8122222222222">
            <text:p>47.8122222222</text:p>
          </table:table-cell>
          <table:table-cell table:formula="of:=LEFT([.AA87];2)+(RIGHT(LEFT([.AA87];4);2)*60+RIGHT([.AA87];2))/3600" office:value-type="float" office:value="12.975">
            <text:p>12.975</text:p>
          </table:table-cell>
          <table:table-cell table:style-name="ce7"/>
          <table:table-cell table:number-columns-repeated="2"/>
          <table:table-cell table:style-name="ce2" office:value-type="string">
            <text:p>7.27</text:p>
          </table:table-cell>
          <table:table-cell table:style-name="ce2" office:value-type="string">
            <text:p>39.10</text:p>
          </table:table-cell>
          <table:table-cell table:style-name="ce2" office:value-type="string">
            <text:p>335</text:p>
          </table:table-cell>
          <table:table-cell/>
          <table:table-cell table:style-name="ce2" office:value-type="string">
            <text:p>550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0">
            <text:p>2001030</text:p>
          </table:table-cell>
          <table:table-cell table:style-name="ce2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88];2)+(RIGHT(LEFT([.Z88];4);2)*60+RIGHT([.Z88];2))/3600" office:value-type="float" office:value="46.6686111111111">
            <text:p>46.6686111111</text:p>
          </table:table-cell>
          <table:table-cell table:formula="of:=LEFT([.AA88];2)+(RIGHT(LEFT([.AA88];4);2)*60+RIGHT([.AA88];2))/3600" office:value-type="float" office:value="13.0002777777778">
            <text:p>13.0002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1260</text:p>
          </table:table-cell>
          <table:table-cell office:value-type="string">
            <text:p>http://info.ktn.gv.at/asp/hydro/daten/QP_Mauthen.gif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4">
            <text:p>5001034</text:p>
          </table:table-cell>
          <table:table-cell table:style-name="ce2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Z89];2)+(RIGHT(LEFT([.Z89];4);2)*60+RIGHT([.Z89];2))/3600" office:value-type="float" office:value="47.8169444444445">
            <text:p>47.8169444444</text:p>
          </table:table-cell>
          <table:table-cell table:formula="of:=LEFT([.AA89];2)+(RIGHT(LEFT([.AA89];4);2)*60+RIGHT([.AA89];2))/3600" office:value-type="float" office:value="13.0375">
            <text:p>13.0375</text:p>
          </table:table-cell>
          <table:table-cell table:style-name="ce7"/>
          <table:table-cell table:number-columns-repeated="2"/>
          <table:table-cell table:style-name="ce2" office:value-type="string">
            <text:p>55.30</text:p>
          </table:table-cell>
          <table:table-cell table:style-name="ce2" office:value-type="string">
            <text:p>177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365</text:p>
          </table:table-cell>
          <table:table-cell table:style-name="ce2" office:value-type="string">
            <text:p>1640</text:p>
          </table:table-cell>
          <table:table-cell table:style-name="ce2" office:value-type="string">
            <text:p>2130</text:p>
          </table:table-cell>
          <table:table-cell table:style-name="ce2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56">
            <text:p>5001056</text:p>
          </table:table-cell>
          <table:table-cell table:style-name="ce2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0];2)+(RIGHT(LEFT([.Z90];4);2)*60+RIGHT([.Z90];2))/3600" office:value-type="float" office:value="47.9430555555556">
            <text:p>47.9430555556</text:p>
          </table:table-cell>
          <table:table-cell table:formula="of:=LEFT([.AA90];2)+(RIGHT(LEFT([.AA90];4);2)*60+RIGHT([.AA90];2))/3600" office:value-type="float" office:value="13.0738888888889">
            <text:p>13.0738888889</text:p>
          </table:table-cell>
          <table:table-cell table:style-name="ce7"/>
          <table:table-cell table:number-columns-repeated="2"/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3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12">
            <text:p>5002212</text:p>
          </table:table-cell>
          <table:table-cell table:style-name="ce2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Z91];2)+(RIGHT(LEFT([.Z91];4);2)*60+RIGHT([.Z91];2))/3600" office:value-type="float" office:value="47.9972222222222">
            <text:p>47.9972222222</text:p>
          </table:table-cell>
          <table:table-cell table:formula="of:=LEFT([.AA91];2)+(RIGHT(LEFT([.AA91];4);2)*60+RIGHT([.AA91];2))/3600" office:value-type="float" office:value="13.0969444444444">
            <text:p>13.0969444444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5">
            <text:p>5001055</text:p>
          </table:table-cell>
          <table:table-cell table:style-name="ce2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2];2)+(RIGHT(LEFT([.Z92];4);2)*60+RIGHT([.Z92];2))/3600" office:value-type="float" office:value="47.9719444444445">
            <text:p>47.9719444444</text:p>
          </table:table-cell>
          <table:table-cell table:formula="of:=LEFT([.AA92];2)+(RIGHT(LEFT([.AA92];4);2)*60+RIGHT([.AA92];2))/3600" office:value-type="float" office:value="13.1080555555556">
            <text:p>13.1080555556</text:p>
          </table:table-cell>
          <table:table-cell table:style-name="ce7"/>
          <table:table-cell table:number-columns-repeated="2"/>
          <table:table-cell table:style-name="ce2" office:value-type="string">
            <text:p>110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9">
            <text:p>5001019</text:p>
          </table:table-cell>
          <table:table-cell table:style-name="ce2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3];2)+(RIGHT(LEFT([.Z93];4);2)*60+RIGHT([.Z93];2))/3600" office:value-type="float" office:value="47.1636111111111">
            <text:p>47.1636111111</text:p>
          </table:table-cell>
          <table:table-cell table:formula="of:=LEFT([.AA93];2)+(RIGHT(LEFT([.AA93];4);2)*60+RIGHT([.AA93];2))/3600" office:value-type="float" office:value="13.1094444444444">
            <text:p>13.1094444444</text:p>
          </table:table-cell>
          <table:table-cell table:style-name="ce7"/>
          <table:table-cell table:number-columns-repeated="2"/>
          <table:table-cell table:style-name="ce2" office:value-type="string">
            <text:p>1.67</text:p>
          </table:table-cell>
          <table:table-cell table:style-name="ce2" office:value-type="string">
            <text:p>10.2</text:p>
          </table:table-cell>
          <table:table-cell table:style-name="ce2" office:value-type="string">
            <text:p>75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85">
            <text:p>5001085</text:p>
          </table:table-cell>
          <table:table-cell table:style-name="ce2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4];2)+(RIGHT(LEFT([.Z94];4);2)*60+RIGHT([.Z94];2))/3600" office:value-type="float" office:value="47.3111111111111">
            <text:p>47.3111111111</text:p>
          </table:table-cell>
          <table:table-cell table:formula="of:=LEFT([.AA94];2)+(RIGHT(LEFT([.AA94];4);2)*60+RIGHT([.AA94];2))/3600" office:value-type="float" office:value="13.1255555555556">
            <text:p>13.1255555556</text:p>
          </table:table-cell>
          <table:table-cell table:style-name="ce7"/>
          <table:table-cell table:number-columns-repeated="2"/>
          <table:table-cell table:style-name="ce2" office:value-type="string">
            <text:p>23.30</text:p>
          </table:table-cell>
          <table:table-cell table:style-name="ce2" office:value-type="string">
            <text:p>87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590</text:p>
          </table:table-cell>
          <table:table-cell table:style-name="ce2" office:value-type="string">
            <text:p>680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0">
            <text:p>5001030</text:p>
          </table:table-cell>
          <table:table-cell table:style-name="ce2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5];2)+(RIGHT(LEFT([.Z95];4);2)*60+RIGHT([.Z95];2))/3600" office:value-type="float" office:value="47.7086111111111">
            <text:p>47.7086111111</text:p>
          </table:table-cell>
          <table:table-cell table:formula="of:=LEFT([.AA95];2)+(RIGHT(LEFT([.AA95];4);2)*60+RIGHT([.AA95];2))/3600" office:value-type="float" office:value="13.1319444444444">
            <text:p>13.1319444444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8.33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8">
            <text:p>2001068</text:p>
          </table:table-cell>
          <table:table-cell table:style-name="ce2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96];2)+(RIGHT(LEFT([.Z96];4);2)*60+RIGHT([.Z96];2))/3600" office:value-type="float" office:value="46.9338888888889">
            <text:p>46.9338888889</text:p>
          </table:table-cell>
          <table:table-cell table:formula="of:=LEFT([.AA96];2)+(RIGHT(LEFT([.AA96];4);2)*60+RIGHT([.AA96];2))/3600" office:value-type="float" office:value="13.1336111111111">
            <text:p>13.1336111111</text:p>
          </table:table-cell>
          <table:table-cell table:style-name="ce7"/>
          <table:table-cell table:number-columns-repeated="2"/>
          <table:table-cell table:style-name="ce2" office:value-type="string">
            <text:p>4.4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3">
            <text:p>5001053</text:p>
          </table:table-cell>
          <table:table-cell table:style-name="ce2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7];2)+(RIGHT(LEFT([.Z97];4);2)*60+RIGHT([.Z97];2))/3600" office:value-type="float" office:value="47.9163888888889">
            <text:p>47.9163888889</text:p>
          </table:table-cell>
          <table:table-cell table:formula="of:=LEFT([.AA97];2)+(RIGHT(LEFT([.AA97];4);2)*60+RIGHT([.AA97];2))/3600" office:value-type="float" office:value="13.1583333333333">
            <text:p>13.1583333333</text:p>
          </table:table-cell>
          <table:table-cell table:style-name="ce7"/>
          <table:table-cell table:number-columns-repeated="2"/>
          <table:table-cell table:style-name="ce2" office:value-type="string">
            <text:p>11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99</text:p>
          </table:table-cell>
          <table:table-cell/>
          <table:table-cell table:style-name="ce2" office:value-type="string">
            <text:p>254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8">
            <text:p>5001028</text:p>
          </table:table-cell>
          <table:table-cell table:style-name="ce2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8];2)+(RIGHT(LEFT([.Z98];4);2)*60+RIGHT([.Z98];2))/3600" office:value-type="float" office:value="47.5963888888889">
            <text:p>47.5963888889</text:p>
          </table:table-cell>
          <table:table-cell table:formula="of:=LEFT([.AA98];2)+(RIGHT(LEFT([.AA98];4);2)*60+RIGHT([.AA98];2))/3600" office:value-type="float" office:value="13.1641666666667">
            <text:p>13.1641666667</text:p>
          </table:table-cell>
          <table:table-cell table:style-name="ce7"/>
          <table:table-cell table:number-columns-repeated="2"/>
          <table:table-cell table:style-name="ce2" office:value-type="string">
            <text:p>42.40</text:p>
          </table:table-cell>
          <table:table-cell table:style-name="ce2" office:value-type="string">
            <text:p>141.00</text:p>
          </table:table-cell>
          <table:table-cell table:style-name="ce2" office:value-type="string">
            <text:p>630</text:p>
          </table:table-cell>
          <table:table-cell/>
          <table:table-cell table:style-name="ce2" office:value-type="string">
            <text:p>890</text:p>
          </table:table-cell>
          <table:table-cell table:style-name="ce2" office:value-type="string">
            <text:p>1015</text:p>
          </table:table-cell>
          <table:table-cell table:style-name="ce2" office:value-type="string">
            <text:p>1200</text:p>
          </table:table-cell>
          <table:table-cell table:style-name="ce2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6">
            <text:p>5001026</text:p>
          </table:table-cell>
          <table:table-cell table:style-name="ce2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9];2)+(RIGHT(LEFT([.Z99];4);2)*60+RIGHT([.Z99];2))/3600" office:value-type="float" office:value="47.5844444444445">
            <text:p>47.5844444444</text:p>
          </table:table-cell>
          <table:table-cell table:formula="of:=LEFT([.AA99];2)+(RIGHT(LEFT([.AA99];4);2)*60+RIGHT([.AA99];2))/3600" office:value-type="float" office:value="13.1827777777778">
            <text:p>13.1827777778</text:p>
          </table:table-cell>
          <table:table-cell table:style-name="ce7"/>
          <table:table-cell table:number-columns-repeated="2"/>
          <table:table-cell table:style-name="ce2" office:value-type="string">
            <text:p>3.2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2361">
            <text:p>2002361</text:p>
          </table:table-cell>
          <table:table-cell table:style-name="ce2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0];2)+(RIGHT(LEFT([.Z100];4);2)*60+RIGHT([.Z100];2))/3600" office:value-type="float" office:value="46.7388888888889">
            <text:p>46.7388888889</text:p>
          </table:table-cell>
          <table:table-cell table:formula="of:=LEFT([.AA100];2)+(RIGHT(LEFT([.AA100];4);2)*60+RIGHT([.AA100];2))/3600" office:value-type="float" office:value="13.1891666666667">
            <text:p>13.1891666667</text:p>
          </table:table-cell>
          <table:table-cell table:style-name="ce7"/>
          <table:table-cell table:number-columns-repeated="2"/>
          <table:table-cell table:style-name="ce2" office:value-type="string">
            <text:p>15.2</text:p>
          </table:table-cell>
          <table:table-cell table:style-name="ce2" office:value-type="string">
            <text:p>69.2</text:p>
          </table:table-cell>
          <table:table-cell table:style-name="ce2" office:value-type="string">
            <text:p>310.0</text:p>
          </table:table-cell>
          <table:table-cell/>
          <table:table-cell table:style-name="ce2" office:value-type="string">
            <text:p>475.0</text:p>
          </table:table-cell>
          <table:table-cell table:style-name="ce2" office:value-type="string">
            <text:p>570.0</text:p>
          </table:table-cell>
          <table:table-cell table:style-name="ce2" office:value-type="string">
            <text:p>770.0</text:p>
          </table:table-cell>
          <table:table-cell table:style-name="ce2" office:value-type="string">
            <text:p>1025.0</text:p>
          </table:table-cell>
          <table:table-cell table:style-name="ce2" office:value-type="string">
            <text:p>1940.0</text:p>
          </table:table-cell>
          <table:table-cell office:value-type="string">
            <text:p>http://info.ktn.gv.at/asp/hydro/daten/QP_Greifenburg.gif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98">
            <text:p>5001098</text:p>
          </table:table-cell>
          <table:table-cell table:style-name="ce2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01];2)+(RIGHT(LEFT([.Z101];4);2)*60+RIGHT([.Z101];2))/3600" office:value-type="float" office:value="47.4805555555556">
            <text:p>47.4805555556</text:p>
          </table:table-cell>
          <table:table-cell table:formula="of:=LEFT([.AA101];2)+(RIGHT(LEFT([.AA101];4);2)*60+RIGHT([.AA101];2))/3600" office:value-type="float" office:value="13.1919444444444">
            <text:p>13.1919444444</text:p>
          </table:table-cell>
          <table:table-cell table:style-name="ce7"/>
          <table:table-cell table:number-columns-repeated="2"/>
          <table:table-cell table:style-name="ce2" office:value-type="string">
            <text:p>35.50</text:p>
          </table:table-cell>
          <table:table-cell table:style-name="ce2" office:value-type="string">
            <text:p>114.00</text:p>
          </table:table-cell>
          <table:table-cell table:style-name="ce2" office:value-type="string">
            <text:p>515</text:p>
          </table:table-cell>
          <table:table-cell/>
          <table:table-cell table:style-name="ce2" office:value-type="string">
            <text:p>730</text:p>
          </table:table-cell>
          <table:table-cell table:style-name="ce2" office:value-type="string">
            <text:p>84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3">
            <text:p>2001033</text:p>
          </table:table-cell>
          <table:table-cell table:style-name="ce2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02];2)+(RIGHT(LEFT([.Z102];4);2)*60+RIGHT([.Z102];2))/3600" office:value-type="float" office:value="46.6238888888889">
            <text:p>46.6238888889</text:p>
          </table:table-cell>
          <table:table-cell table:formula="of:=LEFT([.AA102];2)+(RIGHT(LEFT([.AA102];4);2)*60+RIGHT([.AA102];2))/3600" office:value-type="float" office:value="13.2544444444444">
            <text:p>13.2544444444</text:p>
          </table:table-cell>
          <table:table-cell table:style-name="ce7"/>
          <table:table-cell table:number-columns-repeated="2"/>
          <table:table-cell table:style-name="ce2" office:value-type="string">
            <text:p>5.20</text:p>
          </table:table-cell>
          <table:table-cell table:style-name="ce2" office:value-type="string">
            <text:p>19.33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1600</text:p>
          </table:table-cell>
          <table:table-cell office:value-type="string">
            <text:p>http://info.ktn.gv.at/asp/hydro/daten/QP_Rattendorf.gif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22">
            <text:p>2001022</text:p>
          </table:table-cell>
          <table:table-cell table:style-name="ce2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3];2)+(RIGHT(LEFT([.Z103];4);2)*60+RIGHT([.Z103];2))/3600" office:value-type="float" office:value="46.7136111111111">
            <text:p>46.7136111111</text:p>
          </table:table-cell>
          <table:table-cell table:formula="of:=LEFT([.AA103];2)+(RIGHT(LEFT([.AA103];4);2)*60+RIGHT([.AA103];2))/3600" office:value-type="float" office:value="13.2955555555556">
            <text:p>13.2955555556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46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0">
            <text:p>5001060</text:p>
          </table:table-cell>
          <table:table-cell table:style-name="ce2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4];2)+(RIGHT(LEFT([.Z104];4);2)*60+RIGHT([.Z104];2))/3600" office:value-type="float" office:value="47.7986111111111">
            <text:p>47.7986111111</text:p>
          </table:table-cell>
          <table:table-cell table:formula="of:=LEFT([.AA104];2)+(RIGHT(LEFT([.AA104];4);2)*60+RIGHT([.AA104];2))/3600" office:value-type="float" office:value="13.2997222222222">
            <text:p>13.2997222222</text:p>
          </table:table-cell>
          <table:table-cell table:style-name="ce7"/>
          <table:table-cell table:number-columns-repeated="2"/>
          <table:table-cell table:style-name="ce2" office:value-type="string">
            <text:p>80.00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132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69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07">
            <text:p>2001007</text:p>
          </table:table-cell>
          <table:table-cell table:style-name="ce2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5];2)+(RIGHT(LEFT([.Z105];4);2)*60+RIGHT([.Z105];2))/3600" office:value-type="float" office:value="46.8755555555556">
            <text:p>46.8755555556</text:p>
          </table:table-cell>
          <table:table-cell table:formula="of:=LEFT([.AA105];2)+(RIGHT(LEFT([.AA105];4);2)*60+RIGHT([.AA105];2))/3600" office:value-type="float" office:value="13.3033333333333">
            <text:p>13.3033333333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33</text:p>
          </table:table-cell>
          <table:table-cell/>
          <table:table-cell table:style-name="ce2" office:value-type="string">
            <text:p>245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Kolbnitz.gif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03">
            <text:p>2001003</text:p>
          </table:table-cell>
          <table:table-cell table:style-name="ce2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6];2)+(RIGHT(LEFT([.Z106];4);2)*60+RIGHT([.Z106];2))/3600" office:value-type="float" office:value="46.8275">
            <text:p>46.8275</text:p>
          </table:table-cell>
          <table:table-cell table:formula="of:=LEFT([.AA106];2)+(RIGHT(LEFT([.AA106];4);2)*60+RIGHT([.AA106];2))/3600" office:value-type="float" office:value="13.35">
            <text:p>13.35</text:p>
          </table:table-cell>
          <table:table-cell table:style-name="ce7"/>
          <table:table-cell table:number-columns-repeated="2"/>
          <table:table-cell table:style-name="ce2" office:value-type="string">
            <text:p>19.00</text:p>
          </table:table-cell>
          <table:table-cell table:style-name="ce2" office:value-type="string">
            <text:p>74.00</text:p>
          </table:table-cell>
          <table:table-cell table:style-name="ce2" office:value-type="string">
            <text:p>320</text:p>
          </table:table-cell>
          <table:table-cell/>
          <table:table-cell table:style-name="ce2" office:value-type="string">
            <text:p>49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79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980</text:p>
          </table:table-cell>
          <table:table-cell office:value-type="string">
            <text:p>http://info.ktn.gv.at/asp/hydro/daten/QP_Sachsenburg.gif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5001059">
            <text:p>5001059</text:p>
          </table:table-cell>
          <table:table-cell table:style-name="ce2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7];2)+(RIGHT(LEFT([.Z107];4);2)*60+RIGHT([.Z107];2))/3600" office:value-type="float" office:value="47.7663888888889">
            <text:p>47.7663888889</text:p>
          </table:table-cell>
          <table:table-cell table:formula="of:=LEFT([.AA107];2)+(RIGHT(LEFT([.AA107];4);2)*60+RIGHT([.AA107];2))/3600" office:value-type="float" office:value="13.3694444444444">
            <text:p>13.3694444444</text:p>
          </table:table-cell>
          <table:table-cell table:style-name="ce7"/>
          <table:table-cell table:number-columns-repeated="2"/>
          <table:table-cell table:style-name="ce2" office:value-type="string">
            <text:p>75.00</text:p>
          </table:table-cell>
          <table:table-cell table:style-name="ce2" office:value-type="string">
            <text:p>92.00</text:p>
          </table:table-cell>
          <table:table-cell table:style-name="ce2" office:value-type="string">
            <text:p>118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66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8">
            <text:p>2001008</text:p>
          </table:table-cell>
          <table:table-cell table:style-name="ce2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8];2)+(RIGHT(LEFT([.Z108];4);2)*60+RIGHT([.Z108];2))/3600" office:value-type="float" office:value="46.8377777777778">
            <text:p>46.8377777778</text:p>
          </table:table-cell>
          <table:table-cell table:formula="of:=LEFT([.AA108];2)+(RIGHT(LEFT([.AA108];4);2)*60+RIGHT([.AA108];2))/3600" office:value-type="float" office:value="13.3711111111111">
            <text:p>13.3711111111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70</text:p>
          </table:table-cell>
          <table:table-cell/>
          <table:table-cell table:style-name="ce2" office:value-type="string">
            <text:p>32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25">
            <text:p>5001025</text:p>
          </table:table-cell>
          <table:table-cell table:style-name="ce2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109];2)+(RIGHT(LEFT([.Z109];4);2)*60+RIGHT([.Z109];2))/3600" office:value-type="float" office:value="47.5744444444444">
            <text:p>47.5744444444</text:p>
          </table:table-cell>
          <table:table-cell table:formula="of:=LEFT([.AA109];2)+(RIGHT(LEFT([.AA109];4);2)*60+RIGHT([.AA109];2))/3600" office:value-type="float" office:value="13.3855555555556">
            <text:p>13.3855555556</text:p>
          </table:table-cell>
          <table:table-cell table:style-name="ce7"/>
          <table:table-cell table:number-columns-repeated="2"/>
          <table:table-cell table:style-name="ce2" office:value-type="string">
            <text:p>1.80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75">
            <text:p>2001075</text:p>
          </table:table-cell>
          <table:table-cell table:style-name="ce2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10];2)+(RIGHT(LEFT([.Z110];4);2)*60+RIGHT([.Z110];2))/3600" office:value-type="float" office:value="46.8261111111111">
            <text:p>46.8261111111</text:p>
          </table:table-cell>
          <table:table-cell table:formula="of:=LEFT([.AA110];2)+(RIGHT(LEFT([.AA110];4);2)*60+RIGHT([.AA110];2))/3600" office:value-type="float" office:value="13.3886111111111">
            <text:p>13.3886111111</text:p>
          </table:table-cell>
          <table:table-cell table:style-name="ce7"/>
          <table:table-cell table:number-columns-repeated="2"/>
          <table:table-cell table:style-name="ce2" office:value-type="string">
            <text:p>27.00</text:p>
          </table:table-cell>
          <table:table-cell table:style-name="ce2" office:value-type="string">
            <text:p>107.00</text:p>
          </table:table-cell>
          <table:table-cell table:style-name="ce2" office:value-type="string">
            <text:p>450</text:p>
          </table:table-cell>
          <table:table-cell/>
          <table:table-cell table:style-name="ce2" office:value-type="string">
            <text:p>7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860</text:p>
          </table:table-cell>
          <table:table-cell table:style-name="ce2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2362">
            <text:p>2002362</text:p>
          </table:table-cell>
          <table:table-cell table:style-name="ce2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Z111];2)+(RIGHT(LEFT([.Z111];4);2)*60+RIGHT([.Z111];2))/3600" office:value-type="float" office:value="46.6061111111111">
            <text:p>46.6061111111</text:p>
          </table:table-cell>
          <table:table-cell table:formula="of:=LEFT([.AA111];2)+(RIGHT(LEFT([.AA111];4);2)*60+RIGHT([.AA111];2))/3600" office:value-type="float" office:value="13.4138888888889">
            <text:p>13.4138888889</text:p>
          </table:table-cell>
          <table:table-cell table:style-name="ce7"/>
          <table:table-cell table:number-columns-repeated="11"/>
          <table:table-cell office:value-type="string">
            <text:p>http://info.ktn.gv.at/asp/hydro/daten/Hermagor_dia1_Q.gif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6">
            <text:p>5001066</text:p>
          </table:table-cell>
          <table:table-cell table:style-name="ce2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12];2)+(RIGHT(LEFT([.Z112];4);2)*60+RIGHT([.Z112];2))/3600" office:value-type="float" office:value="47.3827777777778">
            <text:p>47.3827777778</text:p>
          </table:table-cell>
          <table:table-cell table:formula="of:=LEFT([.AA112];2)+(RIGHT(LEFT([.AA112];4);2)*60+RIGHT([.AA112];2))/3600" office:value-type="float" office:value="13.4258333333333">
            <text:p>13.4258333333</text:p>
          </table:table-cell>
          <table:table-cell table:style-name="ce7"/>
          <table:table-cell table:number-columns-repeated="2"/>
          <table:table-cell table:style-name="ce2" office:value-type="string">
            <text:p>0.77</text:p>
          </table:table-cell>
          <table:table-cell table:style-name="ce2" office:value-type="string">
            <text:p>3.9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42.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7">
            <text:p>2001037</text:p>
          </table:table-cell>
          <table:table-cell table:style-name="ce2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13];2)+(RIGHT(LEFT([.Z113];4);2)*60+RIGHT([.Z113];2))/3600" office:value-type="float" office:value="46.6288888888889">
            <text:p>46.6288888889</text:p>
          </table:table-cell>
          <table:table-cell table:formula="of:=LEFT([.AA113];2)+(RIGHT(LEFT([.AA113];4);2)*60+RIGHT([.AA113];2))/3600" office:value-type="float" office:value="13.4358333333333">
            <text:p>13.4358333333</text:p>
          </table:table-cell>
          <table:table-cell table:style-name="ce7"/>
          <table:table-cell table:number-columns-repeated="2"/>
          <table:table-cell table:style-name="ce2" office:value-type="string">
            <text:p>107.00</text:p>
          </table:table-cell>
          <table:table-cell table:style-name="ce2" office:value-type="string">
            <text:p>112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4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26">
            <text:p>4001026</text:p>
          </table:table-cell>
          <table:table-cell table:style-name="ce2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4];2)+(RIGHT(LEFT([.Z114];4);2)*60+RIGHT([.Z114];2))/3600" office:value-type="float" office:value="48.4361111111111">
            <text:p>48.4361111111</text:p>
          </table:table-cell>
          <table:table-cell table:formula="of:=LEFT([.AA114];2)+(RIGHT(LEFT([.AA114];4);2)*60+RIGHT([.AA114];2))/3600" office:value-type="float" office:value="13.4416666666667">
            <text:p>13.441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9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24">
            <text:p>4001024</text:p>
          </table:table-cell>
          <table:table-cell table:style-name="ce2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Z115];2)+(RIGHT(LEFT([.Z115];4);2)*60+RIGHT([.Z115];2))/3600" office:value-type="float" office:value="48.2736111111111">
            <text:p>48.2736111111</text:p>
          </table:table-cell>
          <table:table-cell table:formula="of:=LEFT([.AA115];2)+(RIGHT(LEFT([.AA115];4);2)*60+RIGHT([.AA115];2))/3600" office:value-type="float" office:value="13.4511111111111">
            <text:p>13.4511111111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6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35">
            <text:p>4001035</text:p>
          </table:table-cell>
          <table:table-cell table:style-name="ce2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6];2)+(RIGHT(LEFT([.Z116];4);2)*60+RIGHT([.Z116];2))/3600" office:value-type="float" office:value="48.4316666666667">
            <text:p>48.4316666667</text:p>
          </table:table-cell>
          <table:table-cell table:formula="of:=LEFT([.AA116];2)+(RIGHT(LEFT([.AA116];4);2)*60+RIGHT([.AA116];2))/3600" office:value-type="float" office:value="13.4633333333333">
            <text:p>13.4633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5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2001020">
            <text:p>2001020</text:p>
          </table:table-cell>
          <table:table-cell table:style-name="ce2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7];2)+(RIGHT(LEFT([.Z117];4);2)*60+RIGHT([.Z117];2))/3600" office:value-type="float" office:value="46.8077777777778">
            <text:p>46.8077777778</text:p>
          </table:table-cell>
          <table:table-cell table:formula="of:=LEFT([.AA117];2)+(RIGHT(LEFT([.AA117];4);2)*60+RIGHT([.AA117];2))/3600" office:value-type="float" office:value="13.4955555555556">
            <text:p>13.4955555556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7.50</text:p>
          </table:table-cell>
          <table:table-cell table:style-name="ce2" office:value-type="string">
            <text:p>125</text:p>
          </table:table-cell>
          <table:table-cell/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85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920</text:p>
          </table:table-cell>
          <table:table-cell office:value-type="string">
            <text:p>http://info.ktn.gv.at/asp/hydro/daten/Fasan_dia1_Q.gif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9">
            <text:p>10001019</text:p>
          </table:table-cell>
          <table:table-cell table:style-name="ce2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Z118];2)+(RIGHT(LEFT([.Z118];4);2)*60+RIGHT([.Z118];2))/3600" office:value-type="float" office:value="48.5825">
            <text:p>48.5825</text:p>
          </table:table-cell>
          <table:table-cell table:formula="of:=LEFT([.AA118];2)+(RIGHT(LEFT([.AA118];4);2)*60+RIGHT([.AA118];2))/3600" office:value-type="float" office:value="13.5041666666667">
            <text:p>13.50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2001077">
            <text:p>2001077</text:p>
          </table:table-cell>
          <table:table-cell table:style-name="ce2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9];2)+(RIGHT(LEFT([.Z119];4);2)*60+RIGHT([.Z119];2))/3600" office:value-type="float" office:value="46.7744444444444">
            <text:p>46.7744444444</text:p>
          </table:table-cell>
          <table:table-cell table:formula="of:=LEFT([.AA119];2)+(RIGHT(LEFT([.AA119];4);2)*60+RIGHT([.AA119];2))/3600" office:value-type="float" office:value="13.5238888888889">
            <text:p>13.5238888889</text:p>
          </table:table-cell>
          <table:table-cell table:style-name="ce7"/>
          <table:table-cell table:number-columns-repeated="2"/>
          <table:table-cell table:style-name="ce2" office:value-type="string">
            <text:p>35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585</text:p>
          </table:table-cell>
          <table:table-cell/>
          <table:table-cell table:style-name="ce2" office:value-type="string">
            <text:p>840</text:p>
          </table:table-cell>
          <table:table-cell table:style-name="ce2" office:value-type="string">
            <text:p>955</text:p>
          </table:table-cell>
          <table:table-cell table:style-name="ce2" office:value-type="string">
            <text:p>1140</text:p>
          </table:table-cell>
          <table:table-cell table:style-name="ce2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7">
            <text:p>2001017</text:p>
          </table:table-cell>
          <table:table-cell table:style-name="ce2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0];2)+(RIGHT(LEFT([.Z120];4);2)*60+RIGHT([.Z120];2))/3600" office:value-type="float" office:value="46.9125">
            <text:p>46.9125</text:p>
          </table:table-cell>
          <table:table-cell table:formula="of:=LEFT([.AA120];2)+(RIGHT(LEFT([.AA120];4);2)*60+RIGHT([.AA120];2))/3600" office:value-type="float" office:value="13.5333333333333">
            <text:p>13.5333333333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3.50</text:p>
          </table:table-cell>
          <table:table-cell table:style-name="ce2" office:value-type="string">
            <text:p>5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580</text:p>
          </table:table-cell>
          <table:table-cell office:value-type="string">
            <text:p>http://info.ktn.gv.at/asp/hydro/daten/Sandriesen_dia1_Q.gif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1">
            <text:p>2001011</text:p>
          </table:table-cell>
          <table:table-cell table:style-name="ce2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1];2)+(RIGHT(LEFT([.Z121];4);2)*60+RIGHT([.Z121];2))/3600" office:value-type="float" office:value="46.9058333333333">
            <text:p>46.9058333333</text:p>
          </table:table-cell>
          <table:table-cell table:formula="of:=LEFT([.AA121];2)+(RIGHT(LEFT([.AA121];4);2)*60+RIGHT([.AA121];2))/3600" office:value-type="float" office:value="13.5372222222222">
            <text:p>13.5372222222</text:p>
          </table:table-cell>
          <table:table-cell table:style-name="ce7"/>
          <table:table-cell table:number-columns-repeated="2"/>
          <table:table-cell table:style-name="ce2" office:value-type="string">
            <text:p>1.52</text:p>
          </table:table-cell>
          <table:table-cell table:style-name="ce2" office:value-type="string">
            <text:p>6.53</text:p>
          </table:table-cell>
          <table:table-cell table:style-name="ce2" office:value-type="string">
            <text:p>44</text:p>
          </table:table-cell>
          <table:table-cell/>
          <table:table-cell table:style-name="ce2" office:value-type="string">
            <text:p>97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560</text:p>
          </table:table-cell>
          <table:table-cell office:value-type="string">
            <text:p>http://info.ktn.gv.at/asp/hydro/daten/QP_GmuendLieser.gif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8">
            <text:p>2001018</text:p>
          </table:table-cell>
          <table:table-cell table:style-name="ce2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2];2)+(RIGHT(LEFT([.Z122];4);2)*60+RIGHT([.Z122];2))/3600" office:value-type="float" office:value="46.8008333333333">
            <text:p>46.8008333333</text:p>
          </table:table-cell>
          <table:table-cell table:formula="of:=LEFT([.AA122];2)+(RIGHT(LEFT([.AA122];4);2)*60+RIGHT([.AA122];2))/3600" office:value-type="float" office:value="13.5741666666667">
            <text:p>13.5741666667</text:p>
          </table:table-cell>
          <table:table-cell table:style-name="ce7"/>
          <table:table-cell table:number-columns-repeated="2"/>
          <table:table-cell table:style-name="ce2" office:value-type="string">
            <text:p>116.0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4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6</text:p>
          </table:table-cell>
          <table:table-cell table:style-name="ce2" office:value-type="string">
            <text:p>186</text:p>
          </table:table-cell>
          <table:table-cell table:style-name="ce2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8">
            <text:p>2001038</text:p>
          </table:table-cell>
          <table:table-cell table:style-name="ce2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3];2)+(RIGHT(LEFT([.Z123];4);2)*60+RIGHT([.Z123];2))/3600" office:value-type="float" office:value="46.5819444444445">
            <text:p>46.5819444444</text:p>
          </table:table-cell>
          <table:table-cell table:formula="of:=LEFT([.AA123];2)+(RIGHT(LEFT([.AA123];4);2)*60+RIGHT([.AA123];2))/3600" office:value-type="float" office:value="13.6158333333333">
            <text:p>13.6158333333</text:p>
          </table:table-cell>
          <table:table-cell table:style-name="ce7"/>
          <table:table-cell table:number-columns-repeated="2"/>
          <table:table-cell table:style-name="ce2" office:value-type="string">
            <text:p>1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230</text:p>
          </table:table-cell>
          <table:table-cell/>
          <table:table-cell table:style-name="ce2" office:value-type="string">
            <text:p>38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Noetsch.gif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9">
            <text:p>2001039</text:p>
          </table:table-cell>
          <table:table-cell table:style-name="ce2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4];2)+(RIGHT(LEFT([.Z124];4);2)*60+RIGHT([.Z124];2))/3600" office:value-type="float" office:value="46.5386111111111">
            <text:p>46.5386111111</text:p>
          </table:table-cell>
          <table:table-cell table:formula="of:=LEFT([.AA124];2)+(RIGHT(LEFT([.AA124];4);2)*60+RIGHT([.AA124];2))/3600" office:value-type="float" office:value="13.65">
            <text:p>13.65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7.81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850</text:p>
          </table:table-cell>
          <table:table-cell office:value-type="string">
            <text:p>http://info.ktn.gv.at/asp/hydro/daten/QP_Thoerl.gif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88">
            <text:p>4001088</text:p>
          </table:table-cell>
          <table:table-cell table:style-name="ce2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Z125];2)+(RIGHT(LEFT([.Z125];4);2)*60+RIGHT([.Z125];2))/3600" office:value-type="float" office:value="48.0097222222222">
            <text:p>48.0097222222</text:p>
          </table:table-cell>
          <table:table-cell table:formula="of:=LEFT([.AA125];2)+(RIGHT(LEFT([.AA125];4);2)*60+RIGHT([.AA125];2))/3600" office:value-type="float" office:value="13.6594444444444">
            <text:p>13.6594444444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0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15">
            <text:p>6001015</text:p>
          </table:table-cell>
          <table:table-cell table:style-name="ce2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26];2)+(RIGHT(LEFT([.Z126];4);2)*60+RIGHT([.Z126];2))/3600" office:value-type="float" office:value="47.3977777777778">
            <text:p>47.3977777778</text:p>
          </table:table-cell>
          <table:table-cell table:formula="of:=LEFT([.AA126];2)+(RIGHT(LEFT([.AA126];4);2)*60+RIGHT([.AA126];2))/3600" office:value-type="float" office:value="13.6969444444444">
            <text:p>13.6969444444</text:p>
          </table:table-cell>
          <table:table-cell table:style-name="ce7"/>
          <table:table-cell table:number-columns-repeated="2"/>
          <table:table-cell table:style-name="ce2" office:value-type="string">
            <text:p>7.33</text:p>
          </table:table-cell>
          <table:table-cell table:style-name="ce2" office:value-type="string">
            <text:p>21.3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74">
            <text:p>5001074</text:p>
          </table:table-cell>
          <table:table-cell table:style-name="ce2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7];2)+(RIGHT(LEFT([.Z127];4);2)*60+RIGHT([.Z127];2))/3600" office:value-type="float" office:value="47.1272222222222">
            <text:p>47.1272222222</text:p>
          </table:table-cell>
          <table:table-cell table:formula="of:=LEFT([.AA127];2)+(RIGHT(LEFT([.AA127];4);2)*60+RIGHT([.AA127];2))/3600" office:value-type="float" office:value="13.7888888888889">
            <text:p>13.7888888889</text:p>
          </table:table-cell>
          <table:table-cell table:style-name="ce7"/>
          <table:table-cell table:number-columns-repeated="2"/>
          <table:table-cell table:style-name="ce2" office:value-type="string">
            <text:p>2.22</text:p>
          </table:table-cell>
          <table:table-cell table:style-name="ce2" office:value-type="string">
            <text:p>9.14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154">
            <text:p>4001154</text:p>
          </table:table-cell>
          <table:table-cell table:style-name="ce2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Z128];2)+(RIGHT(LEFT([.Z128];4);2)*60+RIGHT([.Z128];2))/3600" office:value-type="float" office:value="47.9363888888889">
            <text:p>47.9363888889</text:p>
          </table:table-cell>
          <table:table-cell table:formula="of:=LEFT([.AA128];2)+(RIGHT(LEFT([.AA128];4);2)*60+RIGHT([.AA128];2))/3600" office:value-type="float" office:value="13.8011111111111">
            <text:p>13.8011111111</text:p>
          </table:table-cell>
          <table:table-cell table:style-name="ce7"/>
          <table:table-cell table:number-columns-repeated="2"/>
          <table:table-cell table:style-name="ce2" office:value-type="string">
            <text:p>90.00</text:p>
          </table:table-cell>
          <table:table-cell table:style-name="ce2" office:value-type="string">
            <text:p>180.00</text:p>
          </table:table-cell>
          <table:table-cell table:style-name="ce2" office:value-type="string">
            <text:p>395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49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5001073">
            <text:p>5001073</text:p>
          </table:table-cell>
          <table:table-cell table:style-name="ce2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9];2)+(RIGHT(LEFT([.Z129];4);2)*60+RIGHT([.Z129];2))/3600" office:value-type="float" office:value="47.1352777777778">
            <text:p>47.1352777778</text:p>
          </table:table-cell>
          <table:table-cell table:formula="of:=LEFT([.AA129];2)+(RIGHT(LEFT([.AA129];4);2)*60+RIGHT([.AA129];2))/3600" office:value-type="float" office:value="13.8036111111111">
            <text:p>13.8036111111</text:p>
          </table:table-cell>
          <table:table-cell table:style-name="ce7"/>
          <table:table-cell table:number-columns-repeated="2"/>
          <table:table-cell table:style-name="ce2" office:value-type="string">
            <text:p>2.5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1">
            <text:p>2001041</text:p>
          </table:table-cell>
          <table:table-cell table:style-name="ce2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0];2)+(RIGHT(LEFT([.Z130];4);2)*60+RIGHT([.Z130];2))/3600" office:value-type="float" office:value="46.5697222222222">
            <text:p>46.5697222222</text:p>
          </table:table-cell>
          <table:table-cell table:formula="of:=LEFT([.AA130];2)+(RIGHT(LEFT([.AA130];4);2)*60+RIGHT([.AA130];2))/3600" office:value-type="float" office:value="13.8155555555556">
            <text:p>13.8155555556</text:p>
          </table:table-cell>
          <table:table-cell table:style-name="ce7"/>
          <table:table-cell table:number-columns-repeated="2"/>
          <table:table-cell table:style-name="ce2" office:value-type="string">
            <text:p>12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325</text:p>
          </table:table-cell>
          <table:table-cell/>
          <table:table-cell table:style-name="ce2" office:value-type="string">
            <text:p>52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950</text:p>
          </table:table-cell>
          <table:table-cell table:style-name="ce2" office:value-type="string">
            <text:p>1750</text:p>
          </table:table-cell>
          <table:table-cell office:value-type="string">
            <text:p>http://info.ktn.gv.at/asp/hydro/daten/QP_Federaun.gif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2">
            <text:p>4001092</text:p>
          </table:table-cell>
          <table:table-cell table:style-name="ce2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1];2)+(RIGHT(LEFT([.Z131];4);2)*60+RIGHT([.Z131];2))/3600" office:value-type="float" office:value="48.0855555555556">
            <text:p>48.0855555556</text:p>
          </table:table-cell>
          <table:table-cell table:formula="of:=LEFT([.AA131];2)+(RIGHT(LEFT([.AA131];4);2)*60+RIGHT([.AA131];2))/3600" office:value-type="float" office:value="13.8391666666667">
            <text:p>13.8391666667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55.00</text:p>
          </table:table-cell>
          <table:table-cell table:style-name="ce2" office:value-type="string">
            <text:p>26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92">
            <text:p>5001092</text:p>
          </table:table-cell>
          <table:table-cell table:style-name="ce2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Z132];2)+(RIGHT(LEFT([.Z132];4);2)*60+RIGHT([.Z132];2))/3600" office:value-type="float" office:value="47.07">
            <text:p>47.07</text:p>
          </table:table-cell>
          <table:table-cell table:formula="of:=LEFT([.AA132];2)+(RIGHT(LEFT([.AA132];4);2)*60+RIGHT([.AA132];2))/3600" office:value-type="float" office:value="13.8825">
            <text:p>13.8825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3.7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82">
            <text:p>2001082</text:p>
          </table:table-cell>
          <table:table-cell table:style-name="ce2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3];2)+(RIGHT(LEFT([.Z133];4);2)*60+RIGHT([.Z133];2))/3600" office:value-type="float" office:value="46.6511111111111">
            <text:p>46.6511111111</text:p>
          </table:table-cell>
          <table:table-cell table:formula="of:=LEFT([.AA133];2)+(RIGHT(LEFT([.AA133];4);2)*60+RIGHT([.AA133];2))/3600" office:value-type="float" office:value="13.8983333333333">
            <text:p>13.8983333333</text:p>
          </table:table-cell>
          <table:table-cell table:style-name="ce7"/>
          <table:table-cell table:number-columns-repeated="2"/>
          <table:table-cell table:style-name="ce2" office:value-type="string">
            <text:p>105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6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2">
            <text:p>2001042</text:p>
          </table:table-cell>
          <table:table-cell table:style-name="ce2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4];2)+(RIGHT(LEFT([.Z134];4);2)*60+RIGHT([.Z134];2))/3600" office:value-type="float" office:value="46.5777777777778">
            <text:p>46.5777777778</text:p>
          </table:table-cell>
          <table:table-cell table:formula="of:=LEFT([.AA134];2)+(RIGHT(LEFT([.AA134];4);2)*60+RIGHT([.AA134];2))/3600" office:value-type="float" office:value="13.9161111111111">
            <text:p>13.9161111111</text:p>
          </table:table-cell>
          <table:table-cell table:style-name="ce7"/>
          <table:table-cell table:number-columns-repeated="2"/>
          <table:table-cell table:style-name="ce2" office:value-type="string">
            <text:p>21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7">
            <text:p>4001097</text:p>
          </table:table-cell>
          <table:table-cell table:style-name="ce2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5];2)+(RIGHT(LEFT([.Z135];4);2)*60+RIGHT([.Z135];2))/3600" office:value-type="float" office:value="48.0522222222222">
            <text:p>48.0522222222</text:p>
          </table:table-cell>
          <table:table-cell table:formula="of:=LEFT([.AA135];2)+(RIGHT(LEFT([.AA135];4);2)*60+RIGHT([.AA135];2))/3600" office:value-type="float" office:value="13.9241666666667">
            <text:p>13.92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9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8">
            <text:p>2001048</text:p>
          </table:table-cell>
          <table:table-cell table:style-name="ce2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Z136];2)+(RIGHT(LEFT([.Z136];4);2)*60+RIGHT([.Z136];2))/3600" office:value-type="float" office:value="46.7863888888889">
            <text:p>46.7863888889</text:p>
          </table:table-cell>
          <table:table-cell table:formula="of:=LEFT([.AA136];2)+(RIGHT(LEFT([.AA136];4);2)*60+RIGHT([.AA136];2))/3600" office:value-type="float" office:value="13.9333333333333">
            <text:p>13.9333333333</text:p>
          </table:table-cell>
          <table:table-cell table:style-name="ce7"/>
          <table:table-cell table:number-columns-repeated="2"/>
          <table:table-cell table:style-name="ce2" office:value-type="string">
            <text:p>0.8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7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210</text:p>
          </table:table-cell>
          <table:table-cell office:value-type="string">
            <text:p>http://info.ktn.gv.at/asp/hydro/daten/QP_Maitratten.gif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81">
            <text:p>4001181</text:p>
          </table:table-cell>
          <table:table-cell table:style-name="ce2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Z137];2)+(RIGHT(LEFT([.Z137];4);2)*60+RIGHT([.Z137];2))/3600" office:value-type="float" office:value="48.14">
            <text:p>48.14</text:p>
          </table:table-cell>
          <table:table-cell table:formula="of:=LEFT([.AA137];2)+(RIGHT(LEFT([.AA137];4);2)*60+RIGHT([.AA137];2))/3600" office:value-type="float" office:value="13.9972222222222">
            <text:p>13.9972222222</text:p>
          </table:table-cell>
          <table:table-cell table:style-name="ce7"/>
          <table:table-cell table:number-columns-repeated="2"/>
          <table:table-cell table:style-name="ce2" office:value-type="string">
            <text:p>41.2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55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380</text:p>
          </table:table-cell>
          <table:table-cell table:style-name="ce2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25">
            <text:p>6001025</text:p>
          </table:table-cell>
          <table:table-cell table:style-name="ce2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38];2)+(RIGHT(LEFT([.Z138];4);2)*60+RIGHT([.Z138];2))/3600" office:value-type="float" office:value="47.515">
            <text:p>47.515</text:p>
          </table:table-cell>
          <table:table-cell table:formula="of:=LEFT([.AA138];2)+(RIGHT(LEFT([.AA138];4);2)*60+RIGHT([.AA138];2))/3600" office:value-type="float" office:value="14.0863888888889">
            <text:p>14.0863888889</text:p>
          </table:table-cell>
          <table:table-cell table:style-name="ce7"/>
          <table:table-cell table:number-columns-repeated="2"/>
          <table:table-cell table:style-name="ce2" office:value-type="string">
            <text:p>13.82</text:p>
          </table:table-cell>
          <table:table-cell table:style-name="ce2" office:value-type="string">
            <text:p>45.90</text:p>
          </table:table-cell>
          <table:table-cell table:style-name="ce2" office:value-type="string">
            <text:p>208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56">
            <text:p>2001056</text:p>
          </table:table-cell>
          <table:table-cell table:style-name="ce2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39];2)+(RIGHT(LEFT([.Z139];4);2)*60+RIGHT([.Z139];2))/3600" office:value-type="float" office:value="46.6347222222222">
            <text:p>46.6347222222</text:p>
          </table:table-cell>
          <table:table-cell table:formula="of:=LEFT([.AA139];2)+(RIGHT(LEFT([.AA139];4);2)*60+RIGHT([.AA139];2))/3600" office:value-type="float" office:value="14.1397222222222">
            <text:p>14.1397222222</text:p>
          </table:table-cell>
          <table:table-cell table:style-name="ce7"/>
          <table:table-cell table:number-columns-repeated="2"/>
          <table:table-cell table:style-name="ce2" office:value-type="string">
            <text:p>108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29">
            <text:p>4001129</text:p>
          </table:table-cell>
          <table:table-cell table:style-name="ce2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Z140];2)+(RIGHT(LEFT([.Z140];4);2)*60+RIGHT([.Z140];2))/3600" office:value-type="float" office:value="47.8283333333333">
            <text:p>47.8283333333</text:p>
          </table:table-cell>
          <table:table-cell table:formula="of:=LEFT([.AA140];2)+(RIGHT(LEFT([.AA140];4);2)*60+RIGHT([.AA140];2))/3600" office:value-type="float" office:value="14.1608333333333">
            <text:p>14.1608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2001050">
            <text:p>2001050</text:p>
          </table:table-cell>
          <table:table-cell table:style-name="ce2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41];2)+(RIGHT(LEFT([.Z141];4);2)*60+RIGHT([.Z141];2))/3600" office:value-type="float" office:value="46.85">
            <text:p>46.85</text:p>
          </table:table-cell>
          <table:table-cell table:formula="of:=LEFT([.AA141];2)+(RIGHT(LEFT([.AA141];4);2)*60+RIGHT([.AA141];2))/3600" office:value-type="float" office:value="14.2005555555556">
            <text:p>14.2005555556</text:p>
          </table:table-cell>
          <table:table-cell table:style-name="ce7"/>
          <table:table-cell table:number-columns-repeated="2"/>
          <table:table-cell table:style-name="ce2" office:value-type="string">
            <text:p>1.15</text:p>
          </table:table-cell>
          <table:table-cell table:style-name="ce2" office:value-type="string">
            <text:p>6.4</text:p>
          </table:table-cell>
          <table:table-cell table:style-name="ce2" office:value-type="string">
            <text:p>27</text:p>
          </table:table-cell>
          <table:table-cell/>
          <table:table-cell table:style-name="ce2" office:value-type="string">
            <text:p>57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340</text:p>
          </table:table-cell>
          <table:table-cell office:value-type="string">
            <text:p>http://info.ktn.gv.at/asp/hydro/daten/QP_Weitensfeld.gif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9">
            <text:p>6001059</text:p>
          </table:table-cell>
          <table:table-cell table:style-name="ce2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Z142];2)+(RIGHT(LEFT([.Z142];4);2)*60+RIGHT([.Z142];2))/3600" office:value-type="float" office:value="47.1111111111111">
            <text:p>47.1111111111</text:p>
          </table:table-cell>
          <table:table-cell table:formula="of:=LEFT([.AA142];2)+(RIGHT(LEFT([.AA142];4);2)*60+RIGHT([.AA142];2))/3600" office:value-type="float" office:value="14.2102777777778">
            <text:p>14.2102777778</text:p>
          </table:table-cell>
          <table:table-cell table:style-name="ce7"/>
          <table:table-cell table:number-columns-repeated="2"/>
          <table:table-cell table:style-name="ce2" office:value-type="string">
            <text:p>9.3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8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office:value-type="float" office:value="47.373128">
            <text:p>47.373128</text:p>
          </table:table-cell>
          <table:table-cell office:value-type="float" office:value="15.093842">
            <text:p>15.093842</text:p>
          </table:table-cell>
          <table:table-cell table:style-name="ce7"/>
          <table:table-cell table:number-columns-repeated="11"/>
          <table:table-cell office:value-type="string">
            <text:p>http://info.ktn.gv.at/asp/hydro/daten/Leoben_dia1_Q.gif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0">
            <text:p>6001030</text:p>
          </table:table-cell>
          <table:table-cell table:style-name="ce2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Z144];2)+(RIGHT(LEFT([.Z144];4);2)*60+RIGHT([.Z144];2))/3600" office:value-type="float" office:value="47.5522222222222">
            <text:p>47.5522222222</text:p>
          </table:table-cell>
          <table:table-cell table:formula="of:=LEFT([.AA144];2)+(RIGHT(LEFT([.AA144];4);2)*60+RIGHT([.AA144];2))/3600" office:value-type="float" office:value="14.2519444444444">
            <text:p>14.2519444444</text:p>
          </table:table-cell>
          <table:table-cell table:style-name="ce7"/>
          <table:table-cell table:number-columns-repeated="2"/>
          <table:table-cell table:style-name="ce2" office:value-type="string">
            <text:p>17.81</text:p>
          </table:table-cell>
          <table:table-cell table:style-name="ce2" office:value-type="string">
            <text:p>63.60</text:p>
          </table:table-cell>
          <table:table-cell table:style-name="ce2" office:value-type="string">
            <text:p>290</text:p>
          </table:table-cell>
          <table:table-cell/>
          <table:table-cell table:style-name="ce2" office:value-type="string">
            <text:p>39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2">
            <text:p>4001132</text:p>
          </table:table-cell>
          <table:table-cell table:style-name="ce2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/>
          <table:table-cell office:value-type="string">
            <text:p>Oberösterreich</text:p>
          </table:table-cell>
          <table:table-cell/>
          <table:table-cell table:formula="of:=LEFT([.Z145];2)+(RIGHT(LEFT([.Z145];4);2)*60+RIGHT([.Z145];2))/3600" office:value-type="float" office:value="47.8905555555556">
            <text:p>47.8905555556</text:p>
          </table:table-cell>
          <table:table-cell table:formula="of:=LEFT([.AA145];2)+(RIGHT(LEFT([.AA145];4);2)*60+RIGHT([.AA145];2))/3600" office:value-type="float" office:value="14.2813888888889">
            <text:p>14.2813888889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2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10001023">
            <text:p>10001023</text:p>
          </table:table-cell>
          <table:table-cell table:style-name="ce2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Z146];2)+(RIGHT(LEFT([.Z146];4);2)*60+RIGHT([.Z146];2))/3600" office:value-type="float" office:value="48.3075">
            <text:p>48.3075</text:p>
          </table:table-cell>
          <table:table-cell table:formula="of:=LEFT([.AA146];2)+(RIGHT(LEFT([.AA146];4);2)*60+RIGHT([.AA146];2))/3600" office:value-type="float" office:value="14.2855555555556">
            <text:p>14.2855555556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4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50538">
            <text:p>46.550538</text:p>
          </table:table-cell>
          <table:table-cell office:value-type="float" office:value="13.692183">
            <text:p>13.692183</text:p>
          </table:table-cell>
          <table:table-cell table:style-name="ce7"/>
          <table:table-cell table:number-columns-repeated="11"/>
          <table:table-cell office:value-type="string">
            <text:p>http://info.ktn.gv.at/asp/hydro/daten/ArnoldsteinGail_dia1_Q.gif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54">
            <text:p>2001054</text:p>
          </table:table-cell>
          <table:table-cell table:style-name="ce2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Z148];2)+(RIGHT(LEFT([.Z148];4);2)*60+RIGHT([.Z148];2))/3600" office:value-type="float" office:value="46.7016666666667">
            <text:p>46.7016666667</text:p>
          </table:table-cell>
          <table:table-cell table:formula="of:=LEFT([.AA148];2)+(RIGHT(LEFT([.AA148];4);2)*60+RIGHT([.AA148];2))/3600" office:value-type="float" office:value="14.3513888888889">
            <text:p>14.3513888889</text:p>
          </table:table-cell>
          <table:table-cell table:style-name="ce7"/>
          <table:table-cell table:number-columns-repeated="2"/>
          <table:table-cell table:style-name="ce2" office:value-type="string">
            <text:p>1.55</text:p>
          </table:table-cell>
          <table:table-cell table:style-name="ce2" office:value-type="string">
            <text:p>4.2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7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80</text:p>
          </table:table-cell>
          <table:table-cell office:value-type="string">
            <text:p>http://info.ktn.gv.at/asp/hydro/daten/QP_Zollfeld.gif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4">
            <text:p>4001134</text:p>
          </table:table-cell>
          <table:table-cell table:style-name="ce2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Z149];2)+(RIGHT(LEFT([.Z149];4);2)*60+RIGHT([.Z149];2))/3600" office:value-type="float" office:value="48.0394444444444">
            <text:p>48.0394444444</text:p>
          </table:table-cell>
          <table:table-cell table:formula="of:=LEFT([.AA149];2)+(RIGHT(LEFT([.AA149];4);2)*60+RIGHT([.AA149];2))/3600" office:value-type="float" office:value="14.4266666666667">
            <text:p>14.4266666667</text:p>
          </table:table-cell>
          <table:table-cell table:style-name="ce7"/>
          <table:table-cell table:number-columns-repeated="2"/>
          <table:table-cell table:style-name="ce2" office:value-type="string">
            <text:p>45.00</text:p>
          </table:table-cell>
          <table:table-cell table:style-name="ce2" office:value-type="string">
            <text:p>133.0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15</text:p>
          </table:table-cell>
          <table:table-cell table:style-name="ce2" office:value-type="string">
            <text:p>61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93">
            <text:p>2001093</text:p>
          </table:table-cell>
          <table:table-cell table:style-name="ce2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0];2)+(RIGHT(LEFT([.Z150];4);2)*60+RIGHT([.Z150];2))/3600" office:value-type="float" office:value="46.8605555555556">
            <text:p>46.8605555556</text:p>
          </table:table-cell>
          <table:table-cell table:formula="of:=LEFT([.AA150];2)+(RIGHT(LEFT([.AA150];4);2)*60+RIGHT([.AA150];2))/3600" office:value-type="float" office:value="14.4508333333333">
            <text:p>14.4508333333</text:p>
          </table:table-cell>
          <table:table-cell table:style-name="ce7"/>
          <table:table-cell table:number-columns-repeated="2"/>
          <table:table-cell table:style-name="ce2" office:value-type="string">
            <text:p>4.19</text:p>
          </table:table-cell>
          <table:table-cell table:style-name="ce2" office:value-type="string">
            <text:p>12.30</text:p>
          </table:table-cell>
          <table:table-cell table:style-name="ce2" office:value-type="string">
            <text:p>63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17">
            <text:p>4001117</text:p>
          </table:table-cell>
          <table:table-cell table:style-name="ce2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Z151];2)+(RIGHT(LEFT([.Z151];4);2)*60+RIGHT([.Z151];2))/3600" office:value-type="float" office:value="47.8822222222222">
            <text:p>47.8822222222</text:p>
          </table:table-cell>
          <table:table-cell table:formula="of:=LEFT([.AA151];2)+(RIGHT(LEFT([.AA151];4);2)*60+RIGHT([.AA151];2))/3600" office:value-type="float" office:value="14.4566666666667">
            <text:p>14.456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1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3">
            <text:p>6001033</text:p>
          </table:table-cell>
          <table:table-cell table:style-name="ce2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52];2)+(RIGHT(LEFT([.Z152];4);2)*60+RIGHT([.Z152];2))/3600" office:value-type="float" office:value="47.5816666666667">
            <text:p>47.5816666667</text:p>
          </table:table-cell>
          <table:table-cell table:formula="of:=LEFT([.AA152];2)+(RIGHT(LEFT([.AA152];4);2)*60+RIGHT([.AA152];2))/3600" office:value-type="float" office:value="14.4627777777778">
            <text:p>14.4627777778</text:p>
          </table:table-cell>
          <table:table-cell table:style-name="ce7"/>
          <table:table-cell table:number-columns-repeated="2"/>
          <table:table-cell table:style-name="ce2" office:value-type="string">
            <text:p>24.63</text:p>
          </table:table-cell>
          <table:table-cell table:style-name="ce2" office:value-type="string">
            <text:p>80.30</text:p>
          </table:table-cell>
          <table:table-cell table:style-name="ce2" office:value-type="string">
            <text:p>338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3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71">
            <text:p>2001071</text:p>
          </table:table-cell>
          <table:table-cell table:style-name="ce2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3];2)+(RIGHT(LEFT([.Z153];4);2)*60+RIGHT([.Z153];2))/3600" office:value-type="float" office:value="46.7608333333333">
            <text:p>46.7608333333</text:p>
          </table:table-cell>
          <table:table-cell table:formula="of:=LEFT([.AA153];2)+(RIGHT(LEFT([.AA153];4);2)*60+RIGHT([.AA153];2))/3600" office:value-type="float" office:value="14.4777777777778">
            <text:p>14.4777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09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430</text:p>
          </table:table-cell>
          <table:table-cell office:value-type="string">
            <text:p>http://info.ktn.gv.at/asp/hydro/daten/QP_Launsdorf.gif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2">
            <text:p>2001062</text:p>
          </table:table-cell>
          <table:table-cell table:style-name="ce2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54];2)+(RIGHT(LEFT([.Z154];4);2)*60+RIGHT([.Z154];2))/3600" office:value-type="float" office:value="46.6066666666667">
            <text:p>46.6066666667</text:p>
          </table:table-cell>
          <table:table-cell table:formula="of:=LEFT([.AA154];2)+(RIGHT(LEFT([.AA154];4);2)*60+RIGHT([.AA154];2))/3600" office:value-type="float" office:value="14.4788888888889">
            <text:p>14.4788888889</text:p>
          </table:table-cell>
          <table:table-cell table:style-name="ce7"/>
          <table:table-cell table:number-columns-repeated="2"/>
          <table:table-cell table:style-name="ce2" office:value-type="string">
            <text:p>1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Gumisch.gif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001025">
            <text:p>10001025</text:p>
          </table:table-cell>
          <table:table-cell table:style-name="ce2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Z155];2)+(RIGHT(LEFT([.Z155];4);2)*60+RIGHT([.Z155];2))/3600" office:value-type="float" office:value="48.2397222222222">
            <text:p>48.2397222222</text:p>
          </table:table-cell>
          <table:table-cell table:formula="of:=LEFT([.AA155];2)+(RIGHT(LEFT([.AA155];4);2)*60+RIGHT([.AA155];2))/3600" office:value-type="float" office:value="14.5336111111111">
            <text:p>14.5336111111</text:p>
          </table:table-cell>
          <table:table-cell table:style-name="ce7"/>
          <table:table-cell table:number-columns-repeated="3"/>
          <table:table-cell table:style-name="ce2" office:value-type="string">
            <text:p>1750.00</text:p>
          </table:table-cell>
          <table:table-cell table:style-name="ce2" office:value-type="string">
            <text:p>5100</text:p>
          </table:table-cell>
          <table:table-cell table:style-name="ce2" office:value-type="string">
            <text:p>5750</text:p>
          </table:table-cell>
          <table:table-cell table:style-name="ce2" office:value-type="string">
            <text:p>6620</text:p>
          </table:table-cell>
          <table:table-cell table:style-name="ce2" office:value-type="string">
            <text:p>7380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0">
            <text:p>6001060</text:p>
          </table:table-cell>
          <table:table-cell table:style-name="ce2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Z156];2)+(RIGHT(LEFT([.Z156];4);2)*60+RIGHT([.Z156];2))/3600" office:value-type="float" office:value="47.21">
            <text:p>47.21</text:p>
          </table:table-cell>
          <table:table-cell table:formula="of:=LEFT([.AA156];2)+(RIGHT(LEFT([.AA156];4);2)*60+RIGHT([.AA156];2))/3600" office:value-type="float" office:value="14.5394444444444">
            <text:p>14.5394444444</text:p>
          </table:table-cell>
          <table:table-cell table:style-name="ce7"/>
          <table:table-cell table:number-columns-repeated="2"/>
          <table:table-cell table:style-name="ce2" office:value-type="string">
            <text:p>12.81</text:p>
          </table:table-cell>
          <table:table-cell table:style-name="ce2" office:value-type="string">
            <text:p>46.00</text:p>
          </table:table-cell>
          <table:table-cell table:style-name="ce2" office:value-type="string">
            <text:p>225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7">
            <text:p>2001047</text:p>
          </table:table-cell>
          <table:table-cell table:style-name="ce2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Z157];2)+(RIGHT(LEFT([.Z157];4);2)*60+RIGHT([.Z157];2))/3600" office:value-type="float" office:value="46.5375">
            <text:p>46.5375</text:p>
          </table:table-cell>
          <table:table-cell table:formula="of:=LEFT([.AA157];2)+(RIGHT(LEFT([.AA157];4);2)*60+RIGHT([.AA157];2))/3600" office:value-type="float" office:value="14.5944444444444">
            <text:p>14.5944444444</text:p>
          </table:table-cell>
          <table:table-cell table:style-name="ce7"/>
          <table:table-cell table:number-columns-repeated="2"/>
          <table:table-cell table:style-name="ce2" office:value-type="string">
            <text:p>2.08</text:p>
          </table:table-cell>
          <table:table-cell table:style-name="ce2" office:value-type="string">
            <text:p>6.57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590</text:p>
          </table:table-cell>
          <table:table-cell office:value-type="string">
            <text:p>http://info.ktn.gv.at/asp/hydro/daten/QP_Miklauzhof.gif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9">
            <text:p>3001009</text:p>
          </table:table-cell>
          <table:table-cell table:style-name="ce2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58];2)+(RIGHT(LEFT([.Z158];4);2)*60+RIGHT([.Z158];2))/3600" office:value-type="float" office:value="48.0586111111111">
            <text:p>48.0586111111</text:p>
          </table:table-cell>
          <table:table-cell table:formula="of:=LEFT([.AA158];2)+(RIGHT(LEFT([.AA158];4);2)*60+RIGHT([.AA158];2))/3600" office:value-type="float" office:value="14.7025">
            <text:p>14.7025</text:p>
          </table:table-cell>
          <table:table-cell table:style-name="ce7"/>
          <table:table-cell table:number-columns-repeated="2"/>
          <table:table-cell table:style-name="ce2" office:value-type="string">
            <text:p>0.37</text:p>
          </table:table-cell>
          <table:table-cell table:style-name="ce2" office:value-type="string">
            <text:p>2.11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3">
            <text:p>6001063</text:p>
          </table:table-cell>
          <table:table-cell table:style-name="ce2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Z159];2)+(RIGHT(LEFT([.Z159];4);2)*60+RIGHT([.Z159];2))/3600" office:value-type="float" office:value="47.1855555555556">
            <text:p>47.1855555556</text:p>
          </table:table-cell>
          <table:table-cell table:formula="of:=LEFT([.AA159];2)+(RIGHT(LEFT([.AA159];4);2)*60+RIGHT([.AA159];2))/3600" office:value-type="float" office:value="14.7536111111111">
            <text:p>14.7536111111</text:p>
          </table:table-cell>
          <table:table-cell table:style-name="ce7"/>
          <table:table-cell table:number-columns-repeated="2"/>
          <table:table-cell table:style-name="ce2" office:value-type="string">
            <text:p>16.76</text:p>
          </table:table-cell>
          <table:table-cell table:style-name="ce2" office:value-type="string">
            <text:p>57.30</text:p>
          </table:table-cell>
          <table:table-cell table:style-name="ce2" office:value-type="string">
            <text:p>250</text:p>
          </table:table-cell>
          <table:table-cell/>
          <table:table-cell table:style-name="ce2" office:value-type="string">
            <text:p>40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5">
            <text:p>3001005</text:p>
          </table:table-cell>
          <table:table-cell table:style-name="ce2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0];2)+(RIGHT(LEFT([.Z160];4);2)*60+RIGHT([.Z160];2))/3600" office:value-type="float" office:value="47.89">
            <text:p>47.89</text:p>
          </table:table-cell>
          <table:table-cell table:formula="of:=LEFT([.AA160];2)+(RIGHT(LEFT([.AA160];4);2)*60+RIGHT([.AA160];2))/3600" office:value-type="float" office:value="14.8288888888889">
            <text:p>14.8288888889</text:p>
          </table:table-cell>
          <table:table-cell table:style-name="ce7"/>
          <table:table-cell table:number-columns-repeated="2"/>
          <table:table-cell table:style-name="ce2" office:value-type="string">
            <text:p>5.16</text:p>
          </table:table-cell>
          <table:table-cell table:style-name="ce2" office:value-type="string">
            <text:p>19.70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91">
            <text:p>2001091</text:p>
          </table:table-cell>
          <table:table-cell table:style-name="ce2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1];2)+(RIGHT(LEFT([.Z161];4);2)*60+RIGHT([.Z161];2))/3600" office:value-type="float" office:value="46.7844444444444">
            <text:p>46.7844444444</text:p>
          </table:table-cell>
          <table:table-cell table:formula="of:=LEFT([.AA161];2)+(RIGHT(LEFT([.AA161];4);2)*60+RIGHT([.AA161];2))/3600" office:value-type="float" office:value="14.8352777777778">
            <text:p>14.8352777778</text:p>
          </table:table-cell>
          <table:table-cell table:style-name="ce7"/>
          <table:table-cell table:number-columns-repeated="2"/>
          <table:table-cell table:style-name="ce2" office:value-type="string">
            <text:p>2.40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57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Fischering.gif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26">
            <text:p>10001026</text:p>
          </table:table-cell>
          <table:table-cell table:style-name="ce2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Z162];2)+(RIGHT(LEFT([.Z162];4);2)*60+RIGHT([.Z162];2))/3600" office:value-type="float" office:value="48.2277777777778">
            <text:p>48.2277777778</text:p>
          </table:table-cell>
          <table:table-cell table:formula="of:=LEFT([.AA162];2)+(RIGHT(LEFT([.AA162];4);2)*60+RIGHT([.AA162];2))/3600" office:value-type="float" office:value="14.8577777777778">
            <text:p>14.8577777778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7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59">
            <text:p>3003059</text:p>
          </table:table-cell>
          <table:table-cell table:style-name="ce2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3];2)+(RIGHT(LEFT([.Z163];4);2)*60+RIGHT([.Z163];2))/3600" office:value-type="float" office:value="47.9455555555556">
            <text:p>47.9455555556</text:p>
          </table:table-cell>
          <table:table-cell table:formula="of:=LEFT([.AA163];2)+(RIGHT(LEFT([.AA163];4);2)*60+RIGHT([.AA163];2))/3600" office:value-type="float" office:value="14.8811111111111">
            <text:p>14.8811111111</text:p>
          </table:table-cell>
          <table:table-cell table:style-name="ce7"/>
          <table:table-cell table:number-columns-repeated="2"/>
          <table:table-cell table:style-name="ce2" office:value-type="string">
            <text:p>0.80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08">
            <text:p>3001008</text:p>
          </table:table-cell>
          <table:table-cell table:style-name="ce2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Z164];2)+(RIGHT(LEFT([.Z164];4);2)*60+RIGHT([.Z164];2))/3600" office:value-type="float" office:value="48.1113888888889">
            <text:p>48.1113888889</text:p>
          </table:table-cell>
          <table:table-cell table:formula="of:=LEFT([.AA164];2)+(RIGHT(LEFT([.AA164];4);2)*60+RIGHT([.AA164];2))/3600" office:value-type="float" office:value="14.8919444444444">
            <text:p>14.8919444444</text:p>
          </table:table-cell>
          <table:table-cell table:style-name="ce7"/>
          <table:table-cell table:number-columns-repeated="2"/>
          <table:table-cell table:style-name="ce2" office:value-type="string">
            <text:p>8.71</text:p>
          </table:table-cell>
          <table:table-cell table:style-name="ce2" office:value-type="string">
            <text:p>30.3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30</text:p>
          </table:table-cell>
          <table:table-cell table:style-name="ce2" office:value-type="string">
            <text:p>900</text:p>
          </table:table-cell>
          <table:table-cell table:style-name="ce2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114">
            <text:p>3003114</text:p>
          </table:table-cell>
          <table:table-cell table:style-name="ce2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65];2)+(RIGHT(LEFT([.Z165];4);2)*60+RIGHT([.Z165];2))/3600" office:value-type="float" office:value="47.8127777777778">
            <text:p>47.8127777778</text:p>
          </table:table-cell>
          <table:table-cell table:formula="of:=LEFT([.AA165];2)+(RIGHT(LEFT([.AA165];4);2)*60+RIGHT([.AA165];2))/3600" office:value-type="float" office:value="14.9294444444444">
            <text:p>14.9294444444</text:p>
          </table:table-cell>
          <table:table-cell table:style-name="ce7"/>
          <table:table-cell table:number-columns-repeated="2"/>
          <table:table-cell table:style-name="ce2" office:value-type="string">
            <text:p>4.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72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73">
            <text:p>2001073</text:p>
          </table:table-cell>
          <table:table-cell table:style-name="ce2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Z166];2)+(RIGHT(LEFT([.Z166];4);2)*60+RIGHT([.Z166];2))/3600" office:value-type="float" office:value="46.6411111111111">
            <text:p>46.6411111111</text:p>
          </table:table-cell>
          <table:table-cell table:formula="of:=LEFT([.AA166];2)+(RIGHT(LEFT([.AA166];4);2)*60+RIGHT([.AA166];2))/3600" office:value-type="float" office:value="14.9436111111111">
            <text:p>14.9436111111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280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240</text:p>
          </table:table-cell>
          <table:table-cell table:style-name="ce2" office:value-type="string">
            <text:p>1470</text:p>
          </table:table-cell>
          <table:table-cell table:style-name="ce2" office:value-type="string">
            <text:p>190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3500</text:p>
          </table:table-cell>
          <table:table-cell office:value-type="string">
            <text:p>http://info.ktn.gv.at/asp/hydro/daten/QP_Lavamuend.gif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5">
            <text:p>2001065</text:p>
          </table:table-cell>
          <table:table-cell table:style-name="ce2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7];2)+(RIGHT(LEFT([.Z167];4);2)*60+RIGHT([.Z167];2))/3600" office:value-type="float" office:value="46.6636111111111">
            <text:p>46.6636111111</text:p>
          </table:table-cell>
          <table:table-cell table:formula="of:=LEFT([.AA167];2)+(RIGHT(LEFT([.AA167];4);2)*60+RIGHT([.AA167];2))/3600" office:value-type="float" office:value="14.9455555555556">
            <text:p>14.9455555556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77</text:p>
          </table:table-cell>
          <table:table-cell/>
          <table:table-cell table:style-name="ce2" office:value-type="string">
            <text:p>138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70</text:p>
          </table:table-cell>
          <table:table-cell office:value-type="string">
            <text:p>http://info.ktn.gv.at/asp/hydro/daten/QP_Krottendorf.gif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82">
            <text:p>3001082</text:p>
          </table:table-cell>
          <table:table-cell table:style-name="ce2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8];2)+(RIGHT(LEFT([.Z168];4);2)*60+RIGHT([.Z168];2))/3600" office:value-type="float" office:value="48.7577777777778">
            <text:p>48.7577777778</text:p>
          </table:table-cell>
          <table:table-cell table:formula="of:=LEFT([.AA168];2)+(RIGHT(LEFT([.AA168];4);2)*60+RIGHT([.AA168];2))/3600" office:value-type="float" office:value="14.9583333333333">
            <text:p>14.9583333333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2.2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5">
            <text:p>3001085</text:p>
          </table:table-cell>
          <table:table-cell table:style-name="ce2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9];2)+(RIGHT(LEFT([.Z169];4);2)*60+RIGHT([.Z169];2))/3600" office:value-type="float" office:value="48.7719444444444">
            <text:p>48.7719444444</text:p>
          </table:table-cell>
          <table:table-cell table:formula="of:=LEFT([.AA169];2)+(RIGHT(LEFT([.AA169];4);2)*60+RIGHT([.AA169];2))/3600" office:value-type="float" office:value="15.0088888888889">
            <text:p>15.0088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2.1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71">
            <text:p>3001171</text:p>
          </table:table-cell>
          <table:table-cell table:style-name="ce2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0];2)+(RIGHT(LEFT([.Z170];4);2)*60+RIGHT([.Z170];2))/3600" office:value-type="float" office:value="47.8611111111111">
            <text:p>47.8611111111</text:p>
          </table:table-cell>
          <table:table-cell table:formula="of:=LEFT([.AA170];2)+(RIGHT(LEFT([.AA170];4);2)*60+RIGHT([.AA170];2))/3600" office:value-type="float" office:value="15.0327777777778">
            <text:p>15.0327777778</text:p>
          </table:table-cell>
          <table:table-cell table:style-name="ce7"/>
          <table:table-cell table:number-columns-repeated="2"/>
          <table:table-cell table:style-name="ce2" office:value-type="string">
            <text:p>1.00</text:p>
          </table:table-cell>
          <table:table-cell table:style-name="ce2" office:value-type="string">
            <text:p>4.50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02">
            <text:p>10001002</text:p>
          </table:table-cell>
          <table:table-cell table:style-name="ce2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Z171];2)+(RIGHT(LEFT([.Z171];4);2)*60+RIGHT([.Z171];2))/3600" office:value-type="float" office:value="48.18">
            <text:p>48.18</text:p>
          </table:table-cell>
          <table:table-cell table:formula="of:=LEFT([.AA171];2)+(RIGHT(LEFT([.AA171];4);2)*60+RIGHT([.AA171];2))/3600" office:value-type="float" office:value="15.0852777777778">
            <text:p>15.0852777778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00.00</text:p>
          </table:table-cell>
          <table:table-cell table:style-name="ce2" office:value-type="string">
            <text:p>5120</text:p>
          </table:table-cell>
          <table:table-cell table:style-name="ce2" office:value-type="string">
            <text:p>5770</text:p>
          </table:table-cell>
          <table:table-cell table:style-name="ce2" office:value-type="string">
            <text:p>660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900</text:p>
          </table:table-cell>
          <table:table-cell table:style-name="ce2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3">
            <text:p>6001083</text:p>
          </table:table-cell>
          <table:table-cell table:style-name="ce2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Z172];2)+(RIGHT(LEFT([.Z172];4);2)*60+RIGHT([.Z172];2))/3600" office:value-type="float" office:value="47.0486111111111">
            <text:p>47.0486111111</text:p>
          </table:table-cell>
          <table:table-cell table:formula="of:=LEFT([.AA172];2)+(RIGHT(LEFT([.AA172];4);2)*60+RIGHT([.AA172];2))/3600" office:value-type="float" office:value="15.1488888888889">
            <text:p>15.1488888889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93">
            <text:p>3003093</text:p>
          </table:table-cell>
          <table:table-cell table:style-name="ce2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3];2)+(RIGHT(LEFT([.Z173];4);2)*60+RIGHT([.Z173];2))/3600" office:value-type="float" office:value="48.0036111111111">
            <text:p>48.0036111111</text:p>
          </table:table-cell>
          <table:table-cell table:formula="of:=LEFT([.AA173];2)+(RIGHT(LEFT([.AA173];4);2)*60+RIGHT([.AA173];2))/3600" office:value-type="float" office:value="15.1672222222222">
            <text:p>15.1672222222</text:p>
          </table:table-cell>
          <table:table-cell table:style-name="ce7"/>
          <table:table-cell table:number-columns-repeated="2"/>
          <table:table-cell table:style-name="ce2" office:value-type="string">
            <text:p>3.5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6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61</text:p>
          </table:table-cell>
          <table:table-cell table:style-name="ce2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4">
            <text:p>3001034</text:p>
          </table:table-cell>
          <table:table-cell table:style-name="ce2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4];2)+(RIGHT(LEFT([.Z174];4);2)*60+RIGHT([.Z174];2))/3600" office:value-type="float" office:value="48.6108333333333">
            <text:p>48.6108333333</text:p>
          </table:table-cell>
          <table:table-cell table:formula="of:=LEFT([.AA174];2)+(RIGHT(LEFT([.AA174];4);2)*60+RIGHT([.AA174];2))/3600" office:value-type="float" office:value="15.1733333333333">
            <text:p>15.1733333333</text:p>
          </table:table-cell>
          <table:table-cell table:style-name="ce7"/>
          <table:table-cell table:number-columns-repeated="2"/>
          <table:table-cell table:style-name="ce2" office:value-type="string">
            <text:p>1.26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17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20">
            <text:p>3001020</text:p>
          </table:table-cell>
          <table:table-cell table:style-name="ce2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Z175];2)+(RIGHT(LEFT([.Z175];4);2)*60+RIGHT([.Z175];2))/3600" office:value-type="float" office:value="48.1705555555556">
            <text:p>48.1705555556</text:p>
          </table:table-cell>
          <table:table-cell table:formula="of:=LEFT([.AA175];2)+(RIGHT(LEFT([.AA175];4);2)*60+RIGHT([.AA175];2))/3600" office:value-type="float" office:value="15.1747222222222">
            <text:p>15.1747222222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4.3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8">
            <text:p>6001088</text:p>
          </table:table-cell>
          <table:table-cell table:style-name="ce2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6];2)+(RIGHT(LEFT([.Z176];4);2)*60+RIGHT([.Z176];2))/3600" office:value-type="float" office:value="46.7561111111111">
            <text:p>46.7561111111</text:p>
          </table:table-cell>
          <table:table-cell table:formula="of:=LEFT([.AA176];2)+(RIGHT(LEFT([.AA176];4);2)*60+RIGHT([.AA176];2))/3600" office:value-type="float" office:value="15.2052777777778">
            <text:p>15.2052777778</text:p>
          </table:table-cell>
          <table:table-cell table:style-name="ce7"/>
          <table:table-cell table:number-columns-repeated="2"/>
          <table:table-cell table:style-name="ce2" office:value-type="string">
            <text:p>0.74</text:p>
          </table:table-cell>
          <table:table-cell table:style-name="ce2" office:value-type="string">
            <text:p>1.70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8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8">
            <text:p>3001088</text:p>
          </table:table-cell>
          <table:table-cell table:style-name="ce2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7];2)+(RIGHT(LEFT([.Z177];4);2)*60+RIGHT([.Z177];2))/3600" office:value-type="float" office:value="48.7419444444444">
            <text:p>48.7419444444</text:p>
          </table:table-cell>
          <table:table-cell table:formula="of:=LEFT([.AA177];2)+(RIGHT(LEFT([.AA177];4);2)*60+RIGHT([.AA177];2))/3600" office:value-type="float" office:value="15.2591666666667">
            <text:p>15.2591666667</text:p>
          </table:table-cell>
          <table:table-cell table:style-name="ce7"/>
          <table:table-cell table:number-columns-repeated="2"/>
          <table:table-cell table:style-name="ce2" office:value-type="string">
            <text:p>0.12</text:p>
          </table:table-cell>
          <table:table-cell table:style-name="ce2" office:value-type="string">
            <text:p>1.0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5">
            <text:p>6001115</text:p>
          </table:table-cell>
          <table:table-cell table:style-name="ce2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8];2)+(RIGHT(LEFT([.Z178];4);2)*60+RIGHT([.Z178];2))/3600" office:value-type="float" office:value="46.8275">
            <text:p>46.8275</text:p>
          </table:table-cell>
          <table:table-cell table:formula="of:=LEFT([.AA178];2)+(RIGHT(LEFT([.AA178];4);2)*60+RIGHT([.AA178];2))/3600" office:value-type="float" office:value="15.2630555555556">
            <text:p>15.2630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47</text:p>
          </table:table-cell>
          <table:table-cell table:style-name="ce2" office:value-type="string">
            <text:p>19</text:p>
          </table:table-cell>
          <table:table-cell/>
          <table:table-cell table:style-name="ce2" office:value-type="string">
            <text:p>42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9">
            <text:p>3001109</text:p>
          </table:table-cell>
          <table:table-cell table:style-name="ce2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9];2)+(RIGHT(LEFT([.Z179];4);2)*60+RIGHT([.Z179];2))/3600" office:value-type="float" office:value="47.8816666666667">
            <text:p>47.8816666667</text:p>
          </table:table-cell>
          <table:table-cell table:formula="of:=LEFT([.AA179];2)+(RIGHT(LEFT([.AA179];4);2)*60+RIGHT([.AA179];2))/3600" office:value-type="float" office:value="15.265">
            <text:p>15.265</text:p>
          </table:table-cell>
          <table:table-cell table:style-name="ce7"/>
          <table:table-cell table:number-columns-repeated="2"/>
          <table:table-cell table:style-name="ce2" office:value-type="string">
            <text:p>1.35</text:p>
          </table:table-cell>
          <table:table-cell table:style-name="ce2" office:value-type="string">
            <text:p>4.6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41">
            <text:p>6001141</text:p>
          </table:table-cell>
          <table:table-cell table:style-name="ce2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80];2)+(RIGHT(LEFT([.Z180];4);2)*60+RIGHT([.Z180];2))/3600" office:value-type="float" office:value="46.6966666666667">
            <text:p>46.6966666667</text:p>
          </table:table-cell>
          <table:table-cell table:formula="of:=LEFT([.AA180];2)+(RIGHT(LEFT([.AA180];4);2)*60+RIGHT([.AA180];2))/3600" office:value-type="float" office:value="15.2655555555556">
            <text:p>15.2655555556</text:p>
          </table:table-cell>
          <table:table-cell table:style-name="ce7"/>
          <table:table-cell table:number-columns-repeated="2"/>
          <table:table-cell table:style-name="ce2" office:value-type="string">
            <text:p>0.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1</text:p>
          </table:table-cell>
          <table:table-cell table:style-name="ce2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9">
            <text:p>6001079</text:p>
          </table:table-cell>
          <table:table-cell table:style-name="ce2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Z181];2)+(RIGHT(LEFT([.Z181];4);2)*60+RIGHT([.Z181];2))/3600" office:value-type="float" office:value="47.4105555555556">
            <text:p>47.4105555556</text:p>
          </table:table-cell>
          <table:table-cell table:formula="of:=LEFT([.AA181];2)+(RIGHT(LEFT([.AA181];4);2)*60+RIGHT([.AA181];2))/3600" office:value-type="float" office:value="15.2825">
            <text:p>15.2825</text:p>
          </table:table-cell>
          <table:table-cell table:style-name="ce7"/>
          <table:table-cell table:number-columns-repeated="2"/>
          <table:table-cell table:style-name="ce2" office:value-type="string">
            <text:p>36.00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430</text:p>
          </table:table-cell>
          <table:table-cell/>
          <table:table-cell table:style-name="ce2" office:value-type="string">
            <text:p>700</text:p>
          </table:table-cell>
          <table:table-cell table:style-name="ce2" office:value-type="string">
            <text:p>760</text:p>
          </table:table-cell>
          <table:table-cell table:style-name="ce2" office:value-type="string">
            <text:p>975</text:p>
          </table:table-cell>
          <table:table-cell table:style-name="ce2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4">
            <text:p>6001084</text:p>
          </table:table-cell>
          <table:table-cell table:style-name="ce2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Z182];2)+(RIGHT(LEFT([.Z182];4);2)*60+RIGHT([.Z182];2))/3600" office:value-type="float" office:value="46.9558333333333">
            <text:p>46.9558333333</text:p>
          </table:table-cell>
          <table:table-cell table:formula="of:=LEFT([.AA182];2)+(RIGHT(LEFT([.AA182];4);2)*60+RIGHT([.AA182];2))/3600" office:value-type="float" office:value="15.3466666666667">
            <text:p>15.34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6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8">
            <text:p>6001138</text:p>
          </table:table-cell>
          <table:table-cell table:style-name="ce2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3];2)+(RIGHT(LEFT([.Z183];4);2)*60+RIGHT([.Z183];2))/3600" office:value-type="float" office:value="46.7533333333333">
            <text:p>46.7533333333</text:p>
          </table:table-cell>
          <table:table-cell table:formula="of:=LEFT([.AA183];2)+(RIGHT(LEFT([.AA183];4);2)*60+RIGHT([.AA183];2))/3600" office:value-type="float" office:value="15.3725">
            <text:p>15.3725</text:p>
          </table:table-cell>
          <table:table-cell table:style-name="ce7"/>
          <table:table-cell table:number-columns-repeated="2"/>
          <table:table-cell table:style-name="ce2" office:value-type="string">
            <text:p>1.53</text:p>
          </table:table-cell>
          <table:table-cell table:style-name="ce2" office:value-type="string">
            <text:p>4.38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92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4">
            <text:p>6001114</text:p>
          </table:table-cell>
          <table:table-cell table:style-name="ce2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4];2)+(RIGHT(LEFT([.Z184];4);2)*60+RIGHT([.Z184];2))/3600" office:value-type="float" office:value="46.7202777777778">
            <text:p>46.7202777778</text:p>
          </table:table-cell>
          <table:table-cell table:formula="of:=LEFT([.AA184];2)+(RIGHT(LEFT([.AA184];4);2)*60+RIGHT([.AA184];2))/3600" office:value-type="float" office:value="15.4080555555556">
            <text:p>15.4080555556</text:p>
          </table:table-cell>
          <table:table-cell table:style-name="ce7"/>
          <table:table-cell table:number-columns-repeated="2"/>
          <table:table-cell table:style-name="ce2" office:value-type="string">
            <text:p>0.35</text:p>
          </table:table-cell>
          <table:table-cell table:style-name="ce2" office:value-type="string">
            <text:p>2.63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4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82">
            <text:p>6001082</text:p>
          </table:table-cell>
          <table:table-cell table:style-name="ce2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Z185];2)+(RIGHT(LEFT([.Z185];4);2)*60+RIGHT([.Z185];2))/3600" office:value-type="float" office:value="47.0327777777778">
            <text:p>47.0327777778</text:p>
          </table:table-cell>
          <table:table-cell table:formula="of:=LEFT([.AA185];2)+(RIGHT(LEFT([.AA185];4);2)*60+RIGHT([.AA185];2))/3600" office:value-type="float" office:value="15.4516666666667">
            <text:p>15.4516666667</text:p>
          </table:table-cell>
          <table:table-cell table:style-name="ce7"/>
          <table:table-cell table:number-columns-repeated="2"/>
          <table:table-cell table:style-name="ce2" office:value-type="string">
            <text:p>28.09</text:p>
          </table:table-cell>
          <table:table-cell table:style-name="ce2" office:value-type="string">
            <text:p>107.80</text:p>
          </table:table-cell>
          <table:table-cell table:style-name="ce2" office:value-type="string">
            <text:p>435</text:p>
          </table:table-cell>
          <table:table-cell/>
          <table:table-cell table:style-name="ce2" office:value-type="string">
            <text:p>705</text:p>
          </table:table-cell>
          <table:table-cell table:style-name="ce2" office:value-type="string">
            <text:p>765</text:p>
          </table:table-cell>
          <table:table-cell table:style-name="ce2" office:value-type="string">
            <text:p>985</text:p>
          </table:table-cell>
          <table:table-cell table:style-name="ce2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6">
            <text:p>10001016</text:p>
          </table:table-cell>
          <table:table-cell table:style-name="ce2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Z186];2)+(RIGHT(LEFT([.Z186];4);2)*60+RIGHT([.Z186];2))/3600" office:value-type="float" office:value="48.3827777777778">
            <text:p>48.3827777778</text:p>
          </table:table-cell>
          <table:table-cell table:formula="of:=LEFT([.AA186];2)+(RIGHT(LEFT([.AA186];4);2)*60+RIGHT([.AA186];2))/3600" office:value-type="float" office:value="15.4636111111111">
            <text:p>15.4636111111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80.00</text:p>
          </table:table-cell>
          <table:table-cell table:style-name="ce2" office:value-type="string">
            <text:p>5150</text:p>
          </table:table-cell>
          <table:table-cell table:style-name="ce2" office:value-type="string">
            <text:p>580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101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74">
            <text:p>6001074</text:p>
          </table:table-cell>
          <table:table-cell table:style-name="ce2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87];2)+(RIGHT(LEFT([.Z187];4);2)*60+RIGHT([.Z187];2))/3600" office:value-type="float" office:value="47.5261111111111">
            <text:p>47.5261111111</text:p>
          </table:table-cell>
          <table:table-cell table:formula="of:=LEFT([.AA187];2)+(RIGHT(LEFT([.AA187];4);2)*60+RIGHT([.AA187];2))/3600" office:value-type="float" office:value="15.4730555555556">
            <text:p>15.4730555556</text:p>
          </table:table-cell>
          <table:table-cell table:style-name="ce7"/>
          <table:table-cell table:number-columns-repeated="2"/>
          <table:table-cell table:style-name="ce2" office:value-type="string">
            <text:p>4.75</text:p>
          </table:table-cell>
          <table:table-cell table:style-name="ce2" office:value-type="string">
            <text:p>13.80</text:p>
          </table:table-cell>
          <table:table-cell table:style-name="ce2" office:value-type="string">
            <text:p>80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2">
            <text:p>3001152</text:p>
          </table:table-cell>
          <table:table-cell table:style-name="ce2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88];2)+(RIGHT(LEFT([.Z188];4);2)*60+RIGHT([.Z188];2))/3600" office:value-type="float" office:value="47.9283333333333">
            <text:p>47.9283333333</text:p>
          </table:table-cell>
          <table:table-cell table:formula="of:=LEFT([.AA188];2)+(RIGHT(LEFT([.AA188];4);2)*60+RIGHT([.AA188];2))/3600" office:value-type="float" office:value="15.4888888888889">
            <text:p>15.4888888889</text:p>
          </table:table-cell>
          <table:table-cell table:style-name="ce7"/>
          <table:table-cell table:number-columns-repeated="2"/>
          <table:table-cell table:style-name="ce2" office:value-type="string">
            <text:p>1.07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2">
            <text:p>6001132</text:p>
          </table:table-cell>
          <table:table-cell table:style-name="ce2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9];2)+(RIGHT(LEFT([.Z189];4);2)*60+RIGHT([.Z189];2))/3600" office:value-type="float" office:value="46.9025">
            <text:p>46.9025</text:p>
          </table:table-cell>
          <table:table-cell table:formula="of:=LEFT([.AA189];2)+(RIGHT(LEFT([.AA189];4);2)*60+RIGHT([.AA189];2))/3600" office:value-type="float" office:value="15.4938888888889">
            <text:p>15.4938888889</text:p>
          </table:table-cell>
          <table:table-cell table:style-name="ce7"/>
          <table:table-cell table:number-columns-repeated="2"/>
          <table:table-cell table:style-name="ce2" office:value-type="string">
            <text:p>32.29</text:p>
          </table:table-cell>
          <table:table-cell table:style-name="ce2" office:value-type="string">
            <text:p>110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735</text:p>
          </table:table-cell>
          <table:table-cell table:style-name="ce2" office:value-type="string">
            <text:p>80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9">
            <text:p>3001089</text:p>
          </table:table-cell>
          <table:table-cell table:style-name="ce2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Z190];2)+(RIGHT(LEFT([.Z190];4);2)*60+RIGHT([.Z190];2))/3600" office:value-type="float" office:value="48.8455555555556">
            <text:p>48.8455555556</text:p>
          </table:table-cell>
          <table:table-cell table:formula="of:=LEFT([.AA190];2)+(RIGHT(LEFT([.AA190];4);2)*60+RIGHT([.AA190];2))/3600" office:value-type="float" office:value="15.5002777777778">
            <text:p>15.5002777778</text:p>
          </table:table-cell>
          <table:table-cell table:style-name="ce7"/>
          <table:table-cell table:number-columns-repeated="2"/>
          <table:table-cell table:style-name="ce2" office:value-type="string">
            <text:p>1.11</text:p>
          </table:table-cell>
          <table:table-cell table:style-name="ce2" office:value-type="string">
            <text:p>7.1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274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25">
            <text:p>3001025</text:p>
          </table:table-cell>
          <table:table-cell table:style-name="ce2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Z191];2)+(RIGHT(LEFT([.Z191];4);2)*60+RIGHT([.Z191];2))/3600" office:value-type="float" office:value="48.0963888888889">
            <text:p>48.0963888889</text:p>
          </table:table-cell>
          <table:table-cell table:formula="of:=LEFT([.AA191];2)+(RIGHT(LEFT([.AA191];4);2)*60+RIGHT([.AA191];2))/3600" office:value-type="float" office:value="15.5136111111111">
            <text:p>15.5136111111</text:p>
          </table:table-cell>
          <table:table-cell table:style-name="ce7"/>
          <table:table-cell table:number-columns-repeated="2"/>
          <table:table-cell table:style-name="ce2" office:value-type="string">
            <text:p>1.79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95">
            <text:p>6001095</text:p>
          </table:table-cell>
          <table:table-cell table:style-name="ce2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92];2)+(RIGHT(LEFT([.Z192];4);2)*60+RIGHT([.Z192];2))/3600" office:value-type="float" office:value="46.78">
            <text:p>46.78</text:p>
          </table:table-cell>
          <table:table-cell table:formula="of:=LEFT([.AA192];2)+(RIGHT(LEFT([.AA192];4);2)*60+RIGHT([.AA192];2))/3600" office:value-type="float" office:value="15.5283333333333">
            <text:p>15.5283333333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5.60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27">
            <text:p>3001027</text:p>
          </table:table-cell>
          <table:table-cell table:style-name="ce2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193];2)+(RIGHT(LEFT([.Z193];4);2)*60+RIGHT([.Z193];2))/3600" office:value-type="float" office:value="48.4458333333333">
            <text:p>48.4458333333</text:p>
          </table:table-cell>
          <table:table-cell table:formula="of:=LEFT([.AA193];2)+(RIGHT(LEFT([.AA193];4);2)*60+RIGHT([.AA193];2))/3600" office:value-type="float" office:value="15.5680555555556">
            <text:p>15.5680555556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60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2">
            <text:p>6001072</text:p>
          </table:table-cell>
          <table:table-cell table:style-name="ce2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94];2)+(RIGHT(LEFT([.Z194];4);2)*60+RIGHT([.Z194];2))/3600" office:value-type="float" office:value="47.6572222222222">
            <text:p>47.6572222222</text:p>
          </table:table-cell>
          <table:table-cell table:formula="of:=LEFT([.AA194];2)+(RIGHT(LEFT([.AA194];4);2)*60+RIGHT([.AA194];2))/3600" office:value-type="float" office:value="15.5938888888889">
            <text:p>15.5938888889</text:p>
          </table:table-cell>
          <table:table-cell table:style-name="ce7"/>
          <table:table-cell table:number-columns-repeated="2"/>
          <table:table-cell table:style-name="ce2" office:value-type="string">
            <text:p>1.95</text:p>
          </table:table-cell>
          <table:table-cell table:style-name="ce2" office:value-type="string">
            <text:p>6.8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29">
            <text:p>3001029</text:p>
          </table:table-cell>
          <table:table-cell table:style-name="ce2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95];2)+(RIGHT(LEFT([.Z195];4);2)*60+RIGHT([.Z195];2))/3600" office:value-type="float" office:value="48.0266666666667">
            <text:p>48.0266666667</text:p>
          </table:table-cell>
          <table:table-cell table:formula="of:=LEFT([.AA195];2)+(RIGHT(LEFT([.AA195];4);2)*60+RIGHT([.AA195];2))/3600" office:value-type="float" office:value="15.6052777777778">
            <text:p>15.6052777778</text:p>
          </table:table-cell>
          <table:table-cell table:style-name="ce7"/>
          <table:table-cell table:number-columns-repeated="2"/>
          <table:table-cell table:style-name="ce2" office:value-type="string">
            <text:p>4.12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0">
            <text:p>3001150</text:p>
          </table:table-cell>
          <table:table-cell table:style-name="ce2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Z196];2)+(RIGHT(LEFT([.Z196];4);2)*60+RIGHT([.Z196];2))/3600" office:value-type="float" office:value="48.6775">
            <text:p>48.6775</text:p>
          </table:table-cell>
          <table:table-cell table:formula="of:=LEFT([.AA196];2)+(RIGHT(LEFT([.AA196];4);2)*60+RIGHT([.AA196];2))/3600" office:value-type="float" office:value="15.6369444444444">
            <text:p>15.6369444444</text:p>
          </table:table-cell>
          <table:table-cell table:style-name="ce7"/>
          <table:table-cell table:number-columns-repeated="2"/>
          <table:table-cell table:style-name="ce2" office:value-type="string">
            <text:p>0.08</text:p>
          </table:table-cell>
          <table:table-cell table:style-name="ce2" office:value-type="string">
            <text:p>0.3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1">
            <text:p>3001031</text:p>
          </table:table-cell>
          <table:table-cell table:style-name="ce2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Z197];2)+(RIGHT(LEFT([.Z197];4);2)*60+RIGHT([.Z197];2))/3600" office:value-type="float" office:value="48.1455555555556">
            <text:p>48.1455555556</text:p>
          </table:table-cell>
          <table:table-cell table:formula="of:=LEFT([.AA197];2)+(RIGHT(LEFT([.AA197];4);2)*60+RIGHT([.AA197];2))/3600" office:value-type="float" office:value="15.6411111111111">
            <text:p>15.6411111111</text:p>
          </table:table-cell>
          <table:table-cell table:style-name="ce7"/>
          <table:table-cell table:number-columns-repeated="2"/>
          <table:table-cell table:style-name="ce2" office:value-type="string">
            <text:p>5.79</text:p>
          </table:table-cell>
          <table:table-cell table:style-name="ce2" office:value-type="string">
            <text:p>13.5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8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9">
            <text:p>6001119</text:p>
          </table:table-cell>
          <table:table-cell table:style-name="ce2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8];2)+(RIGHT(LEFT([.Z198];4);2)*60+RIGHT([.Z198];2))/3600" office:value-type="float" office:value="47.1488888888889">
            <text:p>47.1488888889</text:p>
          </table:table-cell>
          <table:table-cell table:formula="of:=LEFT([.AA198];2)+(RIGHT(LEFT([.AA198];4);2)*60+RIGHT([.AA198];2))/3600" office:value-type="float" office:value="15.6677777777778">
            <text:p>15.6677777778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2.65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3">
            <text:p>6001053</text:p>
          </table:table-cell>
          <table:table-cell table:style-name="ce2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9];2)+(RIGHT(LEFT([.Z199];4);2)*60+RIGHT([.Z199];2))/3600" office:value-type="float" office:value="47.2786111111111">
            <text:p>47.2786111111</text:p>
          </table:table-cell>
          <table:table-cell table:formula="of:=LEFT([.AA199];2)+(RIGHT(LEFT([.AA199];4);2)*60+RIGHT([.AA199];2))/3600" office:value-type="float" office:value="15.6908333333333">
            <text:p>15.6908333333</text:p>
          </table:table-cell>
          <table:table-cell table:style-name="ce7"/>
          <table:table-cell table:number-columns-repeated="2"/>
          <table:table-cell table:style-name="ce2" office:value-type="string">
            <text:p>2.05</text:p>
          </table:table-cell>
          <table:table-cell table:style-name="ce2" office:value-type="string">
            <text:p>5.31</text:p>
          </table:table-cell>
          <table:table-cell table:style-name="ce2" office:value-type="string">
            <text:p>53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9">
            <text:p>3001039</text:p>
          </table:table-cell>
          <table:table-cell table:style-name="ce2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200];2)+(RIGHT(LEFT([.Z200];4);2)*60+RIGHT([.Z200];2))/3600" office:value-type="float" office:value="48.5352777777778">
            <text:p>48.5352777778</text:p>
          </table:table-cell>
          <table:table-cell table:formula="of:=LEFT([.AA200];2)+(RIGHT(LEFT([.AA200];4);2)*60+RIGHT([.AA200];2))/3600" office:value-type="float" office:value="15.6911111111111">
            <text:p>15.6911111111</text:p>
          </table:table-cell>
          <table:table-cell table:style-name="ce7"/>
          <table:table-cell table:number-columns-repeated="2"/>
          <table:table-cell table:style-name="ce2" office:value-type="string">
            <text:p>3.19</text:p>
          </table:table-cell>
          <table:table-cell table:style-name="ce2" office:value-type="string">
            <text:p>8.6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11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0">
            <text:p>3001030</text:p>
          </table:table-cell>
          <table:table-cell table:style-name="ce2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201];2)+(RIGHT(LEFT([.Z201];4);2)*60+RIGHT([.Z201];2))/3600" office:value-type="float" office:value="48.0455555555556">
            <text:p>48.0455555556</text:p>
          </table:table-cell>
          <table:table-cell table:formula="of:=LEFT([.AA201];2)+(RIGHT(LEFT([.AA201];4);2)*60+RIGHT([.AA201];2))/3600" office:value-type="float" office:value="15.6933333333333">
            <text:p>15.6933333333</text:p>
          </table:table-cell>
          <table:table-cell table:style-name="ce7"/>
          <table:table-cell table:number-columns-repeated="2"/>
          <table:table-cell table:style-name="ce2" office:value-type="string">
            <text:p>1.12</text:p>
          </table:table-cell>
          <table:table-cell table:style-name="ce2" office:value-type="string">
            <text:p>3.3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6001099">
            <text:p>6001099</text:p>
          </table:table-cell>
          <table:table-cell table:style-name="ce2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Z202];2)+(RIGHT(LEFT([.Z202];4);2)*60+RIGHT([.Z202];2))/3600" office:value-type="float" office:value="46.7116666666667">
            <text:p>46.7116666667</text:p>
          </table:table-cell>
          <table:table-cell table:formula="of:=LEFT([.AA202];2)+(RIGHT(LEFT([.AA202];4);2)*60+RIGHT([.AA202];2))/3600" office:value-type="float" office:value="15.7933333333333">
            <text:p>15.7933333333</text:p>
          </table:table-cell>
          <table:table-cell table:style-name="ce7"/>
          <table:table-cell table:number-columns-repeated="2"/>
          <table:table-cell table:style-name="ce2" office:value-type="string">
            <text:p>56.41</text:p>
          </table:table-cell>
          <table:table-cell table:style-name="ce2" office:value-type="string">
            <text:p>146.50</text:p>
          </table:table-cell>
          <table:table-cell table:style-name="ce2" office:value-type="string">
            <text:p>730</text:p>
          </table:table-cell>
          <table:table-cell/>
          <table:table-cell table:style-name="ce2" office:value-type="string">
            <text:p>1000</text:p>
          </table:table-cell>
          <table:table-cell table:style-name="ce2" office:value-type="string">
            <text:p>1250</text:p>
          </table:table-cell>
          <table:table-cell table:style-name="ce2" office:value-type="string">
            <text:p>1490</text:p>
          </table:table-cell>
          <table:table-cell table:style-name="ce2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64">
            <text:p>3001064</text:p>
          </table:table-cell>
          <table:table-cell table:style-name="ce2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03];2)+(RIGHT(LEFT([.Z203];4);2)*60+RIGHT([.Z203];2))/3600" office:value-type="float" office:value="47.8758333333333">
            <text:p>47.8758333333</text:p>
          </table:table-cell>
          <table:table-cell table:formula="of:=LEFT([.AA203];2)+(RIGHT(LEFT([.AA203];4);2)*60+RIGHT([.AA203];2))/3600" office:value-type="float" office:value="15.8869444444444">
            <text:p>15.8869444444</text:p>
          </table:table-cell>
          <table:table-cell table:style-name="ce7"/>
          <table:table-cell table:number-columns-repeated="2"/>
          <table:table-cell table:style-name="ce2" office:value-type="string">
            <text:p>0.47</text:p>
          </table:table-cell>
          <table:table-cell table:style-name="ce2" office:value-type="string">
            <text:p>0.9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49">
            <text:p>6001049</text:p>
          </table:table-cell>
          <table:table-cell table:style-name="ce2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Z204];2)+(RIGHT(LEFT([.Z204];4);2)*60+RIGHT([.Z204];2))/3600" office:value-type="float" office:value="46.9575">
            <text:p>46.9575</text:p>
          </table:table-cell>
          <table:table-cell table:formula="of:=LEFT([.AA204];2)+(RIGHT(LEFT([.AA204];4);2)*60+RIGHT([.AA204];2))/3600" office:value-type="float" office:value="15.8886111111111">
            <text:p>15.8886111111</text:p>
          </table:table-cell>
          <table:table-cell table:style-name="ce7"/>
          <table:table-cell table:number-columns-repeated="2"/>
          <table:table-cell table:style-name="ce2" office:value-type="string">
            <text:p>1.58</text:p>
          </table:table-cell>
          <table:table-cell table:style-name="ce2" office:value-type="string">
            <text:p>5.34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12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0">
            <text:p>3001040</text:p>
          </table:table-cell>
          <table:table-cell table:style-name="ce2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Z205];2)+(RIGHT(LEFT([.Z205];4);2)*60+RIGHT([.Z205];2))/3600" office:value-type="float" office:value="48.2897222222222">
            <text:p>48.2897222222</text:p>
          </table:table-cell>
          <table:table-cell table:formula="of:=LEFT([.AA205];2)+(RIGHT(LEFT([.AA205];4);2)*60+RIGHT([.AA205];2))/3600" office:value-type="float" office:value="15.9108333333333">
            <text:p>15.9108333333</text:p>
          </table:table-cell>
          <table:table-cell table:style-name="ce7"/>
          <table:table-cell table:number-columns-repeated="2"/>
          <table:table-cell table:style-name="ce2" office:value-type="string">
            <text:p>0.21</text:p>
          </table:table-cell>
          <table:table-cell table:style-name="ce2" office:value-type="string">
            <text:p>1.59</text:p>
          </table:table-cell>
          <table:table-cell table:style-name="ce2" office:value-type="string">
            <text:p>3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4">
            <text:p>3001044</text:p>
          </table:table-cell>
          <table:table-cell table:style-name="ce2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Z206];2)+(RIGHT(LEFT([.Z206];4);2)*60+RIGHT([.Z206];2))/3600" office:value-type="float" office:value="48.5555555555556">
            <text:p>48.5555555556</text:p>
          </table:table-cell>
          <table:table-cell table:formula="of:=LEFT([.AA206];2)+(RIGHT(LEFT([.AA206];4);2)*60+RIGHT([.AA206];2))/3600" office:value-type="float" office:value="15.9294444444444">
            <text:p>15.9294444444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1">
            <text:p>3001041</text:p>
          </table:table-cell>
          <table:table-cell table:style-name="ce2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Z207];2)+(RIGHT(LEFT([.Z207];4);2)*60+RIGHT([.Z207];2))/3600" office:value-type="float" office:value="48.2558333333333">
            <text:p>48.2558333333</text:p>
          </table:table-cell>
          <table:table-cell table:formula="of:=LEFT([.AA207];2)+(RIGHT(LEFT([.AA207];4);2)*60+RIGHT([.AA207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1.2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9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8">
            <text:p>3001098</text:p>
          </table:table-cell>
          <table:table-cell table:style-name="ce2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08];2)+(RIGHT(LEFT([.Z208];4);2)*60+RIGHT([.Z208];2))/3600" office:value-type="float" office:value="47.6772222222222">
            <text:p>47.6772222222</text:p>
          </table:table-cell>
          <table:table-cell table:formula="of:=LEFT([.AA208];2)+(RIGHT(LEFT([.AA208];4);2)*60+RIGHT([.AA208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2.95</text:p>
          </table:table-cell>
          <table:table-cell table:style-name="ce2" office:value-type="string">
            <text:p>8.8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50">
            <text:p>6001050</text:p>
          </table:table-cell>
          <table:table-cell table:style-name="ce2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09];2)+(RIGHT(LEFT([.Z209];4);2)*60+RIGHT([.Z209];2))/3600" office:value-type="float" office:value="47.3844444444445">
            <text:p>47.3844444444</text:p>
          </table:table-cell>
          <table:table-cell table:formula="of:=LEFT([.AA209];2)+(RIGHT(LEFT([.AA209];4);2)*60+RIGHT([.AA209];2))/3600" office:value-type="float" office:value="16.0041666666667">
            <text:p>16.0041666667</text:p>
          </table:table-cell>
          <table:table-cell table:style-name="ce7"/>
          <table:table-cell table:number-columns-repeated="2"/>
          <table:table-cell table:style-name="ce2" office:value-type="string">
            <text:p>1.06</text:p>
          </table:table-cell>
          <table:table-cell table:style-name="ce2" office:value-type="string">
            <text:p>2.6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6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5">
            <text:p>6001055</text:p>
          </table:table-cell>
          <table:table-cell table:style-name="ce2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Z210];2)+(RIGHT(LEFT([.Z210];4);2)*60+RIGHT([.Z210];2))/3600" office:value-type="float" office:value="47.0627777777778">
            <text:p>47.0627777778</text:p>
          </table:table-cell>
          <table:table-cell table:formula="of:=LEFT([.AA210];2)+(RIGHT(LEFT([.AA210];4);2)*60+RIGHT([.AA210];2))/3600" office:value-type="float" office:value="16.0091666666667">
            <text:p>16.0091666667</text:p>
          </table:table-cell>
          <table:table-cell table:style-name="ce7"/>
          <table:table-cell table:number-columns-repeated="2"/>
          <table:table-cell table:style-name="ce2" office:value-type="string">
            <text:p>2.64</text:p>
          </table:table-cell>
          <table:table-cell table:style-name="ce2" office:value-type="string">
            <text:p>7.78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2">
            <text:p>6001052</text:p>
          </table:table-cell>
          <table:table-cell table:style-name="ce2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11];2)+(RIGHT(LEFT([.Z211];4);2)*60+RIGHT([.Z211];2))/3600" office:value-type="float" office:value="47.1702777777778">
            <text:p>47.1702777778</text:p>
          </table:table-cell>
          <table:table-cell table:formula="of:=LEFT([.AA211];2)+(RIGHT(LEFT([.AA211];4);2)*60+RIGHT([.AA211];2))/3600" office:value-type="float" office:value="16.0105555555556">
            <text:p>16.0105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9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12</text:p>
          </table:table-cell>
          <table:table-cell table:style-name="ce2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63">
            <text:p>3001163</text:p>
          </table:table-cell>
          <table:table-cell table:style-name="ce2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2];2)+(RIGHT(LEFT([.Z212];4);2)*60+RIGHT([.Z212];2))/3600" office:value-type="float" office:value="48.0880555555556">
            <text:p>48.0880555556</text:p>
          </table:table-cell>
          <table:table-cell table:formula="of:=LEFT([.AA212];2)+(RIGHT(LEFT([.AA212];4);2)*60+RIGHT([.AA212];2))/3600" office:value-type="float" office:value="16.0177777777778">
            <text:p>16.0177777778</text:p>
          </table:table-cell>
          <table:table-cell table:style-name="ce7"/>
          <table:table-cell table:number-columns-repeated="2"/>
          <table:table-cell table:style-name="ce2" office:value-type="string">
            <text:p>0.03</text:p>
          </table:table-cell>
          <table:table-cell table:style-name="ce2" office:value-type="string">
            <text:p>0.87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17">
            <text:p>3003017</text:p>
          </table:table-cell>
          <table:table-cell table:style-name="ce2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13];2)+(RIGHT(LEFT([.Z213];4);2)*60+RIGHT([.Z213];2))/3600" office:value-type="float" office:value="47.8791666666667">
            <text:p>47.8791666667</text:p>
          </table:table-cell>
          <table:table-cell table:formula="of:=LEFT([.AA213];2)+(RIGHT(LEFT([.AA213];4);2)*60+RIGHT([.AA213];2))/3600" office:value-type="float" office:value="16.0236111111111">
            <text:p>16.0236111111</text:p>
          </table:table-cell>
          <table:table-cell table:style-name="ce7"/>
          <table:table-cell table:number-columns-repeated="2"/>
          <table:table-cell table:style-name="ce2" office:value-type="string">
            <text:p>0.76</text:p>
          </table:table-cell>
          <table:table-cell table:style-name="ce2" office:value-type="string">
            <text:p>1.8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50">
            <text:p>3001050</text:p>
          </table:table-cell>
          <table:table-cell table:style-name="ce2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4];2)+(RIGHT(LEFT([.Z214];4);2)*60+RIGHT([.Z214];2))/3600" office:value-type="float" office:value="47.9797222222222">
            <text:p>47.9797222222</text:p>
          </table:table-cell>
          <table:table-cell table:formula="of:=LEFT([.AA214];2)+(RIGHT(LEFT([.AA214];4);2)*60+RIGHT([.AA214];2))/3600" office:value-type="float" office:value="16.0683333333333">
            <text:p>16.0683333333</text:p>
          </table:table-cell>
          <table:table-cell table:style-name="ce7"/>
          <table:table-cell table:number-columns-repeated="2"/>
          <table:table-cell table:style-name="ce2" office:value-type="string">
            <text:p>0.60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03">
            <text:p>3001103</text:p>
          </table:table-cell>
          <table:table-cell table:style-name="ce2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5];2)+(RIGHT(LEFT([.Z215];4);2)*60+RIGHT([.Z215];2))/3600" office:value-type="float" office:value="47.7208333333333">
            <text:p>47.7208333333</text:p>
          </table:table-cell>
          <table:table-cell table:formula="of:=LEFT([.AA215];2)+(RIGHT(LEFT([.AA215];4);2)*60+RIGHT([.AA215];2))/3600" office:value-type="float" office:value="16.1230555555556">
            <text:p>16.1230555556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62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7">
            <text:p>3001107</text:p>
          </table:table-cell>
          <table:table-cell table:style-name="ce2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6];2)+(RIGHT(LEFT([.Z216];4);2)*60+RIGHT([.Z216];2))/3600" office:value-type="float" office:value="47.6547222222222">
            <text:p>47.6547222222</text:p>
          </table:table-cell>
          <table:table-cell table:formula="of:=LEFT([.AA216];2)+(RIGHT(LEFT([.AA216];4);2)*60+RIGHT([.AA216];2))/3600" office:value-type="float" office:value="16.1313888888889">
            <text:p>16.1313888889</text:p>
          </table:table-cell>
          <table:table-cell table:style-name="ce7"/>
          <table:table-cell table:number-columns-repeated="2"/>
          <table:table-cell table:style-name="ce2" office:value-type="string">
            <text:p>1.21</text:p>
          </table:table-cell>
          <table:table-cell table:style-name="ce2" office:value-type="string">
            <text:p>3.20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5">
            <text:p>3001045</text:p>
          </table:table-cell>
          <table:table-cell table:style-name="ce2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Z217];2)+(RIGHT(LEFT([.Z217];4);2)*60+RIGHT([.Z217];2))/3600" office:value-type="float" office:value="48.4652777777778">
            <text:p>48.4652777778</text:p>
          </table:table-cell>
          <table:table-cell table:formula="of:=LEFT([.AA217];2)+(RIGHT(LEFT([.AA217];4);2)*60+RIGHT([.AA217];2))/3600" office:value-type="float" office:value="16.1588888888889">
            <text:p>16.1588888889</text:p>
          </table:table-cell>
          <table:table-cell table:style-name="ce7"/>
          <table:table-cell table:number-columns-repeated="2"/>
          <table:table-cell table:style-name="ce2" office:value-type="string">
            <text:p>0.17</text:p>
          </table:table-cell>
          <table:table-cell table:style-name="ce2" office:value-type="string">
            <text:p>0.3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8">
            <text:p>3001048</text:p>
          </table:table-cell>
          <table:table-cell table:style-name="ce2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Z218];2)+(RIGHT(LEFT([.Z218];4);2)*60+RIGHT([.Z218];2))/3600" office:value-type="float" office:value="48.0141666666667">
            <text:p>48.0141666667</text:p>
          </table:table-cell>
          <table:table-cell table:formula="of:=LEFT([.AA218];2)+(RIGHT(LEFT([.AA218];4);2)*60+RIGHT([.AA218];2))/3600" office:value-type="float" office:value="16.1725">
            <text:p>16.1725</text:p>
          </table:table-cell>
          <table:table-cell table:style-name="ce7"/>
          <table:table-cell table:number-columns-repeated="2"/>
          <table:table-cell table:style-name="ce2" office:value-type="string">
            <text:p>0.25</text:p>
          </table:table-cell>
          <table:table-cell table:style-name="ce2" office:value-type="string">
            <text:p>1.54</text:p>
          </table:table-cell>
          <table:table-cell table:style-name="ce2" office:value-type="string">
            <text:p>33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51">
            <text:p>3001051</text:p>
          </table:table-cell>
          <table:table-cell table:style-name="ce2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9];2)+(RIGHT(LEFT([.Z219];4);2)*60+RIGHT([.Z219];2))/3600" office:value-type="float" office:value="47.93">
            <text:p>47.93</text:p>
          </table:table-cell>
          <table:table-cell table:formula="of:=LEFT([.AA219];2)+(RIGHT(LEFT([.AA219];4);2)*60+RIGHT([.AA219];2))/3600" office:value-type="float" office:value="16.1777777777778">
            <text:p>16.1777777778</text:p>
          </table:table-cell>
          <table:table-cell table:style-name="ce7"/>
          <table:table-cell table:number-columns-repeated="2"/>
          <table:table-cell table:style-name="ce2" office:value-type="string">
            <text:p>0.87</text:p>
          </table:table-cell>
          <table:table-cell table:style-name="ce2" office:value-type="string">
            <text:p>2.8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65">
            <text:p>3001065</text:p>
          </table:table-cell>
          <table:table-cell table:style-name="ce2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0];2)+(RIGHT(LEFT([.Z220];4);2)*60+RIGHT([.Z220];2))/3600" office:value-type="float" office:value="47.8647222222222">
            <text:p>47.8647222222</text:p>
          </table:table-cell>
          <table:table-cell table:formula="of:=LEFT([.AA220];2)+(RIGHT(LEFT([.AA220];4);2)*60+RIGHT([.AA220];2))/3600" office:value-type="float" office:value="16.1805555555556">
            <text:p>16.1805555556</text:p>
          </table:table-cell>
          <table:table-cell table:style-name="ce7"/>
          <table:table-cell table:number-columns-repeated="2"/>
          <table:table-cell table:style-name="ce2" office:value-type="string">
            <text:p>1.41</text:p>
          </table:table-cell>
          <table:table-cell table:style-name="ce2" office:value-type="string">
            <text:p>3.27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8">
            <text:p>3001108</text:p>
          </table:table-cell>
          <table:table-cell table:style-name="ce2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1];2)+(RIGHT(LEFT([.Z221];4);2)*60+RIGHT([.Z221];2))/3600" office:value-type="float" office:value="47.7272222222222">
            <text:p>47.7272222222</text:p>
          </table:table-cell>
          <table:table-cell table:formula="of:=LEFT([.AA221];2)+(RIGHT(LEFT([.AA221];4);2)*60+RIGHT([.AA221];2))/3600" office:value-type="float" office:value="16.2144444444444">
            <text:p>16.2144444444</text:p>
          </table:table-cell>
          <table:table-cell table:style-name="ce7"/>
          <table:table-cell table:number-columns-repeated="2"/>
          <table:table-cell table:style-name="ce2" office:value-type="string">
            <text:p>1.23</text:p>
          </table:table-cell>
          <table:table-cell table:style-name="ce2" office:value-type="string">
            <text:p>3.2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39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0">
            <text:p>3001090</text:p>
          </table:table-cell>
          <table:table-cell table:style-name="ce2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2];2)+(RIGHT(LEFT([.Z222];4);2)*60+RIGHT([.Z222];2))/3600" office:value-type="float" office:value="48.7202777777778">
            <text:p>48.7202777778</text:p>
          </table:table-cell>
          <table:table-cell table:formula="of:=LEFT([.AA222];2)+(RIGHT(LEFT([.AA222];4);2)*60+RIGHT([.AA222];2))/3600" office:value-type="float" office:value="16.2436111111111">
            <text:p>16.2436111111</text:p>
          </table:table-cell>
          <table:table-cell table:style-name="ce7"/>
          <table:table-cell table:number-columns-repeated="2"/>
          <table:table-cell table:style-name="ce2" office:value-type="string">
            <text:p>0.06</text:p>
          </table:table-cell>
          <table:table-cell table:style-name="ce2" office:value-type="string">
            <text:p>0.3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45">
            <text:p>3001145</text:p>
          </table:table-cell>
          <table:table-cell table:style-name="ce2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3];2)+(RIGHT(LEFT([.Z223];4);2)*60+RIGHT([.Z223];2))/3600" office:value-type="float" office:value="47.8572222222222">
            <text:p>47.8572222222</text:p>
          </table:table-cell>
          <table:table-cell table:formula="of:=LEFT([.AA223];2)+(RIGHT(LEFT([.AA223];4);2)*60+RIGHT([.AA223];2))/3600" office:value-type="float" office:value="16.3258333333333">
            <text:p>16.3258333333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35">
            <text:p>10001035</text:p>
          </table:table-cell>
          <table:table-cell table:style-name="ce2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Z224];2)+(RIGHT(LEFT([.Z224];4);2)*60+RIGHT([.Z224];2))/3600" office:value-type="float" office:value="48.3277777777778">
            <text:p>48.3277777778</text:p>
          </table:table-cell>
          <table:table-cell table:formula="of:=LEFT([.AA224];2)+(RIGHT(LEFT([.AA224];4);2)*60+RIGHT([.AA224];2))/3600" office:value-type="float" office:value="16.3355555555556">
            <text:p>16.3355555556</text:p>
          </table:table-cell>
          <table:table-cell table:style-name="ce7"/>
          <table:table-cell table:number-columns-repeated="2"/>
          <table:table-cell table:style-name="ce2" office:value-type="string">
            <text:p>872.00</text:p>
          </table:table-cell>
          <table:table-cell table:style-name="ce2" office:value-type="string">
            <text:p>191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21">
            <text:p>3001121</text:p>
          </table:table-cell>
          <table:table-cell table:style-name="ce2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Z225];2)+(RIGHT(LEFT([.Z225];4);2)*60+RIGHT([.Z225];2))/3600" office:value-type="float" office:value="47.9383333333333">
            <text:p>47.9383333333</text:p>
          </table:table-cell>
          <table:table-cell table:formula="of:=LEFT([.AA225];2)+(RIGHT(LEFT([.AA225];4);2)*60+RIGHT([.AA225];2))/3600" office:value-type="float" office:value="16.4786111111111">
            <text:p>16.4786111111</text:p>
          </table:table-cell>
          <table:table-cell table:style-name="ce7"/>
          <table:table-cell table:number-columns-repeated="2"/>
          <table:table-cell table:style-name="ce2" office:value-type="string">
            <text:p>3.14</text:p>
          </table:table-cell>
          <table:table-cell table:style-name="ce2" office:value-type="string">
            <text:p>9.8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61">
            <text:p>3001161</text:p>
          </table:table-cell>
          <table:table-cell table:style-name="ce2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Z226];2)+(RIGHT(LEFT([.Z226];4);2)*60+RIGHT([.Z226];2))/3600" office:value-type="float" office:value="48.5897222222222">
            <text:p>48.5897222222</text:p>
          </table:table-cell>
          <table:table-cell table:formula="of:=LEFT([.AA226];2)+(RIGHT(LEFT([.AA226];4);2)*60+RIGHT([.AA226];2))/3600" office:value-type="float" office:value="16.4952777777778">
            <text:p>16.4952777778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11</text:p>
          </table:table-cell>
          <table:table-cell table:style-name="ce2" office:value-type="string">
            <text:p>0.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4.5</text:p>
          </table:table-cell>
          <table:table-cell table:style-name="ce2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88">
            <text:p>3003088</text:p>
          </table:table-cell>
          <table:table-cell table:style-name="ce2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7];2)+(RIGHT(LEFT([.Z227];4);2)*60+RIGHT([.Z227];2))/3600" office:value-type="float" office:value="48.7102777777778">
            <text:p>48.7102777778</text:p>
          </table:table-cell>
          <table:table-cell table:formula="of:=LEFT([.AA227];2)+(RIGHT(LEFT([.AA227];4);2)*60+RIGHT([.AA227];2))/3600" office:value-type="float" office:value="16.6072222222222">
            <text:p>16.6072222222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.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36">
            <text:p>10001036</text:p>
          </table:table-cell>
          <table:table-cell table:style-name="ce2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Z228];2)+(RIGHT(LEFT([.Z228];4);2)*60+RIGHT([.Z228];2))/3600" office:value-type="float" office:value="48.1158333333333">
            <text:p>48.1158333333</text:p>
          </table:table-cell>
          <table:table-cell table:formula="of:=LEFT([.AA228];2)+(RIGHT(LEFT([.AA228];4);2)*60+RIGHT([.AA228];2))/3600" office:value-type="float" office:value="16.8069444444444">
            <text:p>16.8069444444</text:p>
          </table:table-cell>
          <table:table-cell table:style-name="ce7"/>
          <table:table-cell table:number-columns-repeated="2"/>
          <table:table-cell table:style-name="ce2" office:value-type="string">
            <text:p>883.00</text:p>
          </table:table-cell>
          <table:table-cell table:style-name="ce2" office:value-type="string">
            <text:p>193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4">
            <text:p>10001014</text:p>
          </table:table-cell>
          <table:table-cell table:style-name="ce2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Z229];2)+(RIGHT(LEFT([.Z229];4);2)*60+RIGHT([.Z229];2))/3600" office:value-type="float" office:value="48.3836111111111">
            <text:p>48.3836111111</text:p>
          </table:table-cell>
          <table:table-cell table:formula="of:=LEFT([.AA229];2)+(RIGHT(LEFT([.AA229];4);2)*60+RIGHT([.AA229];2))/3600" office:value-type="float" office:value="16.8352777777778">
            <text:p>16.8352777778</text:p>
          </table:table-cell>
          <table:table-cell table:style-name="ce7"/>
          <table:table-cell table:number-columns-repeated="2"/>
          <table:table-cell table:style-name="ce2" office:value-type="string">
            <text:p>31.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35">
            <text:p>3001135</text:p>
          </table:table-cell>
          <table:table-cell table:style-name="ce2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Z230];2)+(RIGHT(LEFT([.Z230];4);2)*60+RIGHT([.Z230];2))/3600" office:value-type="float" office:value="48.575">
            <text:p>48.575</text:p>
          </table:table-cell>
          <table:table-cell table:formula="of:=LEFT([.AA230];2)+(RIGHT(LEFT([.AA230];4);2)*60+RIGHT([.AA230];2))/3600" office:value-type="float" office:value="16.8675">
            <text:p>16.8675</text:p>
          </table:table-cell>
          <table:table-cell table:style-name="ce7"/>
          <table:table-cell table:number-columns-repeated="2"/>
          <table:table-cell table:style-name="ce2" office:value-type="string">
            <text:p>0.30</text:p>
          </table:table-cell>
          <table:table-cell table:style-name="ce2" office:value-type="string">
            <text:p>0.68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1">
            <text:p>10001011</text:p>
          </table:table-cell>
          <table:table-cell table:style-name="ce2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Z231];2)+(RIGHT(LEFT([.Z231];4);2)*60+RIGHT([.Z231];2))/3600" office:value-type="float" office:value="48.7166666666667">
            <text:p>48.7166666667</text:p>
          </table:table-cell>
          <table:table-cell table:formula="of:=LEFT([.AA231];2)+(RIGHT(LEFT([.AA231];4);2)*60+RIGHT([.AA231];2))/3600" office:value-type="float" office:value="16.89">
            <text:p>16.89</text:p>
          </table:table-cell>
          <table:table-cell table:style-name="ce7"/>
          <table:table-cell table:number-columns-repeated="11"/>
          <table:table-cell office:value-type="string">
            <text:p>http://www.noel.gv.at/Externeseiten/wasserstand/wiskiwebpublic/stat_104001.htm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2">
            <text:p>10001012</text:p>
          </table:table-cell>
          <table:table-cell table:style-name="ce2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Z232];2)+(RIGHT(LEFT([.Z232];4);2)*60+RIGHT([.Z232];2))/3600" office:value-type="float" office:value="48.6016666666667">
            <text:p>48.6016666667</text:p>
          </table:table-cell>
          <table:table-cell table:formula="of:=LEFT([.AA232];2)+(RIGHT(LEFT([.AA232];4);2)*60+RIGHT([.AA232];2))/3600" office:value-type="float" office:value="16.9344444444444">
            <text:p>16.9344444444</text:p>
          </table:table-cell>
          <table:table-cell table:style-name="ce7"/>
          <table:table-cell table:number-columns-repeated="2"/>
          <table:table-cell table:style-name="ce2" office:value-type="string">
            <text:p>3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22">
            <text:p>3001122</text:p>
          </table:table-cell>
          <table:table-cell table:style-name="ce2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Z233];2)+(RIGHT(LEFT([.Z233];4);2)*60+RIGHT([.Z233];2))/3600" office:value-type="float" office:value="48.0466666666667">
            <text:p>48.0466666667</text:p>
          </table:table-cell>
          <table:table-cell table:formula="of:=LEFT([.AA233];2)+(RIGHT(LEFT([.AA233];4);2)*60+RIGHT([.AA233];2))/3600" office:value-type="float" office:value="16.9447222222222">
            <text:p>16.9447222222</text:p>
          </table:table-cell>
          <table:table-cell table:style-name="ce7"/>
          <table:table-cell table:number-columns-repeated="2"/>
          <table:table-cell table:style-name="ce2" office:value-type="string">
            <text:p>3.08</text:p>
          </table:table-cell>
          <table:table-cell table:style-name="ce2" office:value-type="string">
            <text:p>10.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6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01">
            <text:p>8001001</text:p>
          </table:table-cell>
          <table:table-cell table:style-name="ce2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34];2)+(RIGHT(LEFT([.Z234];4);2)*60+RIGHT([.Z234];2))/3600" office:value-type="float" office:value="47.2744444444444">
            <text:p>47.2744444444</text:p>
          </table:table-cell>
          <table:table-cell table:formula="of:=LEFT([.AA234];2)+(RIGHT(LEFT([.AA234];4);2)*60+RIGHT([.AA234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34.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870</text:p>
          </table:table-cell>
          <table:table-cell/>
          <table:table-cell table:style-name="ce2" office:value-type="string">
            <text:p>1295</text:p>
          </table:table-cell>
          <table:table-cell table:style-name="ce2" office:value-type="string">
            <text:p>1500</text:p>
          </table:table-cell>
          <table:table-cell table:style-name="ce2" office:value-type="string">
            <text:p>1825</text:p>
          </table:table-cell>
          <table:table-cell table:style-name="ce2" office:value-type="string">
            <text:p>2180</text:p>
          </table:table-cell>
          <table:table-cell table:style-name="ce2" office:value-type="string">
            <text:p>3000</text:p>
          </table:table-cell>
          <table:table-cell office:value-type="string">
            <text:p>http://www.vorarlberg.at/abfluss/QP_Bangs.gif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string">
            <text:p>0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4">
            <text:p>8001014</text:p>
          </table:table-cell>
          <table:table-cell table:style-name="ce2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Z235];2)+(RIGHT(LEFT([.Z235];4);2)*60+RIGHT([.Z235];2))/3600" office:value-type="float" office:value="47.2608333333333">
            <text:p>47.2608333333</text:p>
          </table:table-cell>
          <table:table-cell table:formula="of:=LEFT([.AA235];2)+(RIGHT(LEFT([.AA235];4);2)*60+RIGHT([.AA235];2))/3600" office:value-type="float" office:value="9.57916666666667">
            <text:p>9.5791666667</text:p>
          </table:table-cell>
          <table:table-cell table:style-name="ce7"/>
          <table:table-cell table:number-columns-repeated="2"/>
          <table:table-cell table:style-name="ce2" office:value-type="string">
            <text:p>15.20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40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950</text:p>
          </table:table-cell>
          <table:table-cell office:value-type="string">
            <text:p>http://www.vorarlberg.at/abfluss/QP_Gisingen.gif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string">
            <text:p>0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41">
            <text:p>8001041</text:p>
          </table:table-cell>
          <table:table-cell table:style-name="ce2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36];2)+(RIGHT(LEFT([.Z236];4);2)*60+RIGHT([.Z236];2))/3600" office:value-type="float" office:value="47.4633333333333">
            <text:p>47.4633333333</text:p>
          </table:table-cell>
          <table:table-cell table:formula="of:=LEFT([.AA236];2)+(RIGHT(LEFT([.AA236];4);2)*60+RIGHT([.AA236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0.90</text:p>
          </table:table-cell>
          <table:table-cell table:style-name="ce2" office:value-type="string">
            <text:p>6.65</text:p>
          </table:table-cell>
          <table:table-cell table:style-name="ce2" office:value-type="string">
            <text:p>12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Lauterach.gif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string">
            <text:p>093206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394">
            <text:p>8002394</text:p>
          </table:table-cell>
          <table:table-cell table:style-name="ce2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37];2)+(RIGHT(LEFT([.Z237];4);2)*60+RIGHT([.Z237];2))/3600" office:value-type="float" office:value="47.2911111111111">
            <text:p>47.2911111111</text:p>
          </table:table-cell>
          <table:table-cell table:formula="of:=LEFT([.AA237];2)+(RIGHT(LEFT([.AA237];4);2)*60+RIGHT([.AA237];2))/3600" office:value-type="float" office:value="9.62833333333333">
            <text:p>9.6283333333</text:p>
          </table:table-cell>
          <table:table-cell table:style-name="ce7"/>
          <table:table-cell table:number-columns-repeated="2"/>
          <table:table-cell table:style-name="ce2" office:value-type="string">
            <text:p>0.36</text:p>
          </table:table-cell>
          <table:table-cell table:style-name="ce2" office:value-type="string">
            <text:p>2.23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27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Sulz.gif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string">
            <text:p>0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8001022">
            <text:p>8001022</text:p>
          </table:table-cell>
          <table:table-cell table:style-name="ce2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Z238];2)+(RIGHT(LEFT([.Z238];4);2)*60+RIGHT([.Z238];2))/3600" office:value-type="float" office:value="47.4352777777778">
            <text:p>47.4352777778</text:p>
          </table:table-cell>
          <table:table-cell table:formula="of:=LEFT([.AA238];2)+(RIGHT(LEFT([.AA238];4);2)*60+RIGHT([.AA238];2))/3600" office:value-type="float" office:value="9.69638888888889">
            <text:p>9.6963888889</text:p>
          </table:table-cell>
          <table:table-cell table:style-name="ce7"/>
          <table:table-cell table:number-columns-repeated="2"/>
          <table:table-cell table:style-name="ce2" office:value-type="string">
            <text:p>0.71</text:p>
          </table:table-cell>
          <table:table-cell table:style-name="ce2" office:value-type="string">
            <text:p>1.9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LustenauRBK.gif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string">
            <text:p>0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417">
            <text:p>8002417</text:p>
          </table:table-cell>
          <table:table-cell table:style-name="ce2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Z239];2)+(RIGHT(LEFT([.Z239];4);2)*60+RIGHT([.Z239];2))/3600" office:value-type="float" office:value="47.4797222222222">
            <text:p>47.4797222222</text:p>
          </table:table-cell>
          <table:table-cell table:formula="of:=LEFT([.AA239];2)+(RIGHT(LEFT([.AA239];4);2)*60+RIGHT([.AA239];2))/3600" office:value-type="float" office:value="9.69666666666667">
            <text:p>9.6966666667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08</text:p>
          </table:table-cell>
          <table:table-cell table:style-name="ce2" office:value-type="string">
            <text:p>2.30</text:p>
          </table:table-cell>
          <table:table-cell/>
          <table:table-cell table:style-name="ce2" office:value-type="string">
            <text:p>4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8.50</text:p>
          </table:table-cell>
          <table:table-cell table:style-name="ce2" office:value-type="string">
            <text:p>11</text:p>
          </table:table-cell>
          <table:table-cell office:value-type="string">
            <text:p>http://www.vorarlberg.at/abfluss/QP_Hard_Lauterachbach.gif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string">
            <text:p>0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1">
            <text:p>8001021</text:p>
          </table:table-cell>
          <table:table-cell table:style-name="ce2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0];2)+(RIGHT(LEFT([.Z240];4);2)*60+RIGHT([.Z240];2))/3600" office:value-type="float" office:value="47.4483333333333">
            <text:p>47.4483333333</text:p>
          </table:table-cell>
          <table:table-cell table:formula="of:=LEFT([.AA240];2)+(RIGHT(LEFT([.AA240];4);2)*60+RIGHT([.AA240];2))/3600" office:value-type="float" office:value="9.70027777777778">
            <text:p>9.7002777778</text:p>
          </table:table-cell>
          <table:table-cell table:style-name="ce7"/>
          <table:table-cell table:number-columns-repeated="2"/>
          <table:table-cell table:style-name="ce2" office:value-type="string">
            <text:p>0.42</text:p>
          </table:table-cell>
          <table:table-cell table:style-name="ce2" office:value-type="string">
            <text:p>4.84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0</text:p>
          </table:table-cell>
          <table:table-cell office:value-type="string">
            <text:p>http://www.vorarlberg.at/abfluss/QP_Hoher_Steg.gif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string">
            <text:p>0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9">
            <text:p>8001019</text:p>
          </table:table-cell>
          <table:table-cell table:style-name="ce2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41];2)+(RIGHT(LEFT([.Z241];4);2)*60+RIGHT([.Z241];2))/3600" office:value-type="float" office:value="47.4483333333333">
            <text:p>47.4483333333</text:p>
          </table:table-cell>
          <table:table-cell table:formula="of:=LEFT([.AA241];2)+(RIGHT(LEFT([.AA241];4);2)*60+RIGHT([.AA241];2))/3600" office:value-type="float" office:value="9.65861111111111">
            <text:p>9.6586111111</text:p>
          </table:table-cell>
          <table:table-cell table:style-name="ce7"/>
          <table:table-cell table:number-columns-repeated="2"/>
          <table:table-cell table:style-name="ce2" office:value-type="string">
            <text:p>51.60</text:p>
          </table:table-cell>
          <table:table-cell table:style-name="ce2" office:value-type="string">
            <text:p>223</text:p>
          </table:table-cell>
          <table:table-cell table:style-name="ce2" office:value-type="string">
            <text:p>1180</text:p>
          </table:table-cell>
          <table:table-cell/>
          <table:table-cell table:style-name="ce2" office:value-type="string">
            <text:p>1800</text:p>
          </table:table-cell>
          <table:table-cell table:style-name="ce2" office:value-type="string">
            <text:p>2100</text:p>
          </table:table-cell>
          <table:table-cell table:style-name="ce2" office:value-type="string">
            <text:p>2600</text:p>
          </table:table-cell>
          <table:table-cell table:style-name="ce2" office:value-type="string">
            <text:p>3200</text:p>
          </table:table-cell>
          <table:table-cell table:style-name="ce2" office:value-type="string">
            <text:p>4500</text:p>
          </table:table-cell>
          <table:table-cell office:value-type="string">
            <text:p>http://www.vorarlberg.at/abfluss/QP_LustenauEisenbahnbru.gif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string">
            <text:p>0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5">
            <text:p>8001015</text:p>
          </table:table-cell>
          <table:table-cell table:style-name="ce2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42];2)+(RIGHT(LEFT([.Z242];4);2)*60+RIGHT([.Z242];2))/3600" office:value-type="float" office:value="47.2575">
            <text:p>47.2575</text:p>
          </table:table-cell>
          <table:table-cell table:formula="of:=LEFT([.AA242];2)+(RIGHT(LEFT([.AA242];4);2)*60+RIGHT([.AA242];2))/3600" office:value-type="float" office:value="9.72916666666667">
            <text:p>9.7291666667</text:p>
          </table:table-cell>
          <table:table-cell table:style-name="ce7"/>
          <table:table-cell table:number-columns-repeated="2"/>
          <table:table-cell table:style-name="ce2" office:value-type="string">
            <text:p>0.29</text:p>
          </table:table-cell>
          <table:table-cell table:style-name="ce2" office:value-type="string">
            <text:p>2.14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0</text:p>
          </table:table-cell>
          <table:table-cell office:value-type="string">
            <text:p>http://www.vorarlberg.at/abfluss/QP_Laterns.gif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string">
            <text:p>0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5">
            <text:p>8001035</text:p>
          </table:table-cell>
          <table:table-cell table:style-name="ce2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Z243];2)+(RIGHT(LEFT([.Z243];4);2)*60+RIGHT([.Z243];2))/3600" office:value-type="float" office:value="47.5377777777778">
            <text:p>47.5377777778</text:p>
          </table:table-cell>
          <table:table-cell table:formula="of:=LEFT([.AA243];2)+(RIGHT(LEFT([.AA243];4);2)*60+RIGHT([.AA243];2))/3600" office:value-type="float" office:value="9.73638888888889">
            <text:p>9.7363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6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Unterhochsteg.gif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string">
            <text:p>0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4">
            <text:p>8001034</text:p>
          </table:table-cell>
          <table:table-cell table:style-name="ce2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Z244];2)+(RIGHT(LEFT([.Z244];4);2)*60+RIGHT([.Z244];2))/3600" office:value-type="float" office:value="47.5366666666667">
            <text:p>47.5366666667</text:p>
          </table:table-cell>
          <table:table-cell table:formula="of:=LEFT([.AA244];2)+(RIGHT(LEFT([.AA244];4);2)*60+RIGHT([.AA244];2))/3600" office:value-type="float" office:value="9.74555555555556">
            <text:p>9.7455555556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10.00</text:p>
          </table:table-cell>
          <table:table-cell/>
          <table:table-cell table:style-name="ce2" office:value-type="string">
            <text:p>21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70</text:p>
          </table:table-cell>
          <table:table-cell office:value-type="string">
            <text:p>http://www.vorarlberg.at/abfluss/QP_Lochau.gif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string">
            <text:p>0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3">
            <text:p>8001033</text:p>
          </table:table-cell>
          <table:table-cell table:style-name="ce2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Z245];2)+(RIGHT(LEFT([.Z245];4);2)*60+RIGHT([.Z245];2))/3600" office:value-type="float" office:value="47.5086111111111">
            <text:p>47.5086111111</text:p>
          </table:table-cell>
          <table:table-cell table:formula="of:=LEFT([.AA245];2)+(RIGHT(LEFT([.AA245];4);2)*60+RIGHT([.AA245];2))/3600" office:value-type="float" office:value="9.7475">
            <text:p>9.7475</text:p>
          </table:table-cell>
          <table:table-cell table:style-name="ce7"/>
          <table:table-cell table:number-columns-repeated="2"/>
          <table:table-cell table:style-name="ce2" office:value-type="string">
            <text:p>275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490</text:p>
          </table:table-cell>
          <table:table-cell table:style-name="ce2" office:value-type="string">
            <text:p>512</text:p>
          </table:table-cell>
          <table:table-cell table:style-name="ce2" office:value-type="string">
            <text:p>542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string">
            <text:p>0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42">
            <text:p>8001042</text:p>
          </table:table-cell>
          <table:table-cell table:style-name="ce2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Z246];2)+(RIGHT(LEFT([.Z246];4);2)*60+RIGHT([.Z246];2))/3600" office:value-type="float" office:value="47.4480555555556">
            <text:p>47.4480555556</text:p>
          </table:table-cell>
          <table:table-cell table:formula="of:=LEFT([.AA246];2)+(RIGHT(LEFT([.AA246];4);2)*60+RIGHT([.AA246];2))/3600" office:value-type="float" office:value="9.75916666666667">
            <text:p>9.7591666667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4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warzach.gif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string">
            <text:p>0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0">
            <text:p>8001020</text:p>
          </table:table-cell>
          <table:table-cell table:style-name="ce2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7];2)+(RIGHT(LEFT([.Z247];4);2)*60+RIGHT([.Z247];2))/3600" office:value-type="float" office:value="47.3977777777778">
            <text:p>47.3977777778</text:p>
          </table:table-cell>
          <table:table-cell table:formula="of:=LEFT([.AA247];2)+(RIGHT(LEFT([.AA247];4);2)*60+RIGHT([.AA247];2))/3600" office:value-type="float" office:value="9.76194444444444">
            <text:p>9.7619444444</text:p>
          </table:table-cell>
          <table:table-cell table:style-name="ce7"/>
          <table:table-cell table:number-columns-repeated="2"/>
          <table:table-cell table:style-name="ce2" office:value-type="string">
            <text:p>0.19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280</text:p>
          </table:table-cell>
          <table:table-cell office:value-type="string">
            <text:p>http://www.vorarlberg.at/abfluss/QP_Enz.gif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string">
            <text:p>0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2">
            <text:p>8001032</text:p>
          </table:table-cell>
          <table:table-cell table:style-name="ce2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48];2)+(RIGHT(LEFT([.Z248];4);2)*60+RIGHT([.Z248];2))/3600" office:value-type="float" office:value="47.4769444444444">
            <text:p>47.4769444444</text:p>
          </table:table-cell>
          <table:table-cell table:formula="of:=LEFT([.AA248];2)+(RIGHT(LEFT([.AA248];4);2)*60+RIGHT([.AA248];2))/3600" office:value-type="float" office:value="9.77527777777778">
            <text:p>9.7752777778</text:p>
          </table:table-cell>
          <table:table-cell table:style-name="ce7"/>
          <table:table-cell table:number-columns-repeated="2"/>
          <table:table-cell table:style-name="ce2" office:value-type="string">
            <text:p>5.11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480</text:p>
          </table:table-cell>
          <table:table-cell/>
          <table:table-cell table:style-name="ce2" office:value-type="string">
            <text:p>750</text:p>
          </table:table-cell>
          <table:table-cell table:style-name="ce2" office:value-type="string">
            <text:p>94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450</text:p>
          </table:table-cell>
          <table:table-cell table:style-name="ce2" office:value-type="string">
            <text:p>1700</text:p>
          </table:table-cell>
          <table:table-cell office:value-type="string">
            <text:p>http://www.vorarlberg.at/abfluss/QP_Kennelbach.gif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string">
            <text:p>0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0">
            <text:p>8001010</text:p>
          </table:table-cell>
          <table:table-cell table:style-name="ce2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Z249];2)+(RIGHT(LEFT([.Z249];4);2)*60+RIGHT([.Z249];2))/3600" office:value-type="float" office:value="47.2272222222222">
            <text:p>47.2272222222</text:p>
          </table:table-cell>
          <table:table-cell table:formula="of:=LEFT([.AA249];2)+(RIGHT(LEFT([.AA249];4);2)*60+RIGHT([.AA249];2))/3600" office:value-type="float" office:value="9.87611111111111">
            <text:p>9.8761111111</text:p>
          </table:table-cell>
          <table:table-cell table:style-name="ce7"/>
          <table:table-cell table:number-columns-repeated="2"/>
          <table:table-cell table:style-name="ce2" office:value-type="string">
            <text:p>1.01</text:p>
          </table:table-cell>
          <table:table-cell table:style-name="ce2" office:value-type="string">
            <text:p>5.84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50</text:p>
          </table:table-cell>
          <table:table-cell office:value-type="string">
            <text:p>http://www.vorarlberg.at/abfluss/QP_Garsella.gif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string">
            <text:p>0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6">
            <text:p>8001026</text:p>
          </table:table-cell>
          <table:table-cell table:style-name="ce2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0];2)+(RIGHT(LEFT([.Z250];4);2)*60+RIGHT([.Z250];2))/3600" office:value-type="float" office:value="47.3552777777778">
            <text:p>47.3552777778</text:p>
          </table:table-cell>
          <table:table-cell table:formula="of:=LEFT([.AA250];2)+(RIGHT(LEFT([.AA250];4);2)*60+RIGHT([.AA250];2))/3600" office:value-type="float" office:value="9.88138888888889">
            <text:p>9.8813888889</text:p>
          </table:table-cell>
          <table:table-cell table:style-name="ce7"/>
          <table:table-cell table:number-columns-repeated="2"/>
          <table:table-cell table:style-name="ce2" office:value-type="string">
            <text:p>1.6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40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office:value-type="string">
            <text:p>http://www.vorarlberg.at/abfluss/QP_Mellau.gif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string">
            <text:p>0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04">
            <text:p>8001004</text:p>
          </table:table-cell>
          <table:table-cell table:style-name="ce2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Z251];2)+(RIGHT(LEFT([.Z251];4);2)*60+RIGHT([.Z251];2))/3600" office:value-type="float" office:value="47.0808333333333">
            <text:p>47.0808333333</text:p>
          </table:table-cell>
          <table:table-cell table:formula="of:=LEFT([.AA251];2)+(RIGHT(LEFT([.AA251];4);2)*60+RIGHT([.AA251];2))/3600" office:value-type="float" office:value="9.91388888888889">
            <text:p>9.9138888889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4.62</text:p>
          </table:table-cell>
          <table:table-cell table:style-name="ce2" office:value-type="string">
            <text:p>31</text:p>
          </table:table-cell>
          <table:table-cell/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5</text:p>
          </table:table-cell>
          <table:table-cell office:value-type="string">
            <text:p>http://www.vorarlberg.at/abfluss/QP_Schruns.gif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string">
            <text:p>0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25">
            <text:p>8001025</text:p>
          </table:table-cell>
          <table:table-cell table:style-name="ce2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2];2)+(RIGHT(LEFT([.Z252];4);2)*60+RIGHT([.Z252];2))/3600" office:value-type="float" office:value="47.3283333333333">
            <text:p>47.3283333333</text:p>
          </table:table-cell>
          <table:table-cell table:formula="of:=LEFT([.AA252];2)+(RIGHT(LEFT([.AA252];4);2)*60+RIGHT([.AA252];2))/3600" office:value-type="float" office:value="9.97361111111111">
            <text:p>9.9736111111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9.0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40</text:p>
          </table:table-cell>
          <table:table-cell office:value-type="string">
            <text:p>http://www.vorarlberg.at/abfluss/QP_Au.gif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string">
            <text:p>0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 table:number-rows-repeated="1048323">
          <table:table-cell table:number-columns-repeated="1011"/>
        </table:table-row>
        <table:table-row table:style-name="ro1">
          <table:table-cell table:number-columns-repeated="1011"/>
        </table:table-row>
      </table:table>
      <table:database-ranges>
        <table:database-range table:target-range-address="Sheet1.B1:Sheet1.AN252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12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31T12:00:10</dc:date>
    <meta:generator>LibreOffice/3.3$Unix LibreOffice_project/330m19$Build-202</meta:generator>
    <meta:editing-duration>PT22H34M49S</meta:editing-duration>
    <meta:editing-cycles>11</meta:editing-cycles>
    <meta:document-statistic meta:table-count="1" meta:cell-count="7801" meta:object-count="0"/>
  </office:meta>
</office:document-meta>
</file>